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5.824cm" table:align="left"/>
    </style:style>
    <style:style style:name="Tabla1.A" style:family="table-column">
      <style:table-column-properties style:column-width="9.5cm"/>
    </style:style>
    <style:style style:name="Tabla1.B" style:family="table-column">
      <style:table-column-properties style:column-width="1.496cm"/>
    </style:style>
    <style:style style:name="Tabla1.C" style:family="table-column">
      <style:table-column-properties style:column-width="1.522cm"/>
    </style:style>
    <style:style style:name="Tabla1.D" style:family="table-column">
      <style:table-column-properties style:column-width="1.909cm"/>
    </style:style>
    <style:style style:name="Tabla1.E" style:family="table-column">
      <style:table-column-properties style:column-width="1.397cm"/>
    </style:style>
    <style:style style:name="Tabla1.A1" style:family="table-cell">
      <style:table-cell-properties style:vertical-align="middle" fo:padding="0.049cm" fo:border="none"/>
    </style:style>
    <style:style style:name="Tabla2" style:family="table">
      <style:table-properties style:width="7.636cm" table:align="left"/>
    </style:style>
    <style:style style:name="Tabla2.A" style:family="table-column">
      <style:table-column-properties style:column-width="2.101cm"/>
    </style:style>
    <style:style style:name="Tabla2.B" style:family="table-column">
      <style:table-column-properties style:column-width="3.173cm"/>
    </style:style>
    <style:style style:name="Tabla2.C" style:family="table-column">
      <style:table-column-properties style:column-width="2.362cm"/>
    </style:style>
    <style:style style:name="Tabla2.A1" style:family="table-cell">
      <style:table-cell-properties style:vertical-align="middle" fo:padding="0.049cm" fo:border="none"/>
    </style:style>
    <style:style style:name="Tabla3" style:family="table">
      <style:table-properties style:width="10.583cm" table:align="left"/>
    </style:style>
    <style:style style:name="Tabla3.A" style:family="table-column">
      <style:table-column-properties style:column-width="3.817cm"/>
    </style:style>
    <style:style style:name="Tabla3.B" style:family="table-column">
      <style:table-column-properties style:column-width="3.478cm"/>
    </style:style>
    <style:style style:name="Tabla3.C" style:family="table-column">
      <style:table-column-properties style:column-width="3.288cm"/>
    </style:style>
    <style:style style:name="Tabla3.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Standard">
      <style:text-properties fo:font-style="italic" officeooo:rsid="001a9f2a" officeooo:paragraph-rsid="001a9f2a" style:font-style-asian="italic" style:font-style-complex="italic"/>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text-properties fo:font-size="2pt" style:font-size-asian="2pt" style:font-size-complex="2pt"/>
    </style:style>
    <style:style style:name="P6" style:family="paragraph" style:parent-style-name="Table_20_Heading">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paragraph-properties fo:margin-top="0cm" fo:margin-bottom="0cm" style:contextual-spacing="false"/>
    </style:style>
    <style:style style:name="P33" style:family="paragraph" style:parent-style-name="Text_20_body" style:list-style-name="L5">
      <style:paragraph-properties fo:margin-top="0cm" fo:margin-bottom="0cm" style:contextual-spacing="false"/>
    </style:style>
    <style:style style:name="P34" style:family="paragraph" style:parent-style-name="Text_20_body" style:list-style-name="L6">
      <style:paragraph-properties fo:margin-top="0cm" fo:margin-bottom="0cm" style:contextual-spacing="false"/>
    </style:style>
    <style:style style:name="P35" style:family="paragraph" style:parent-style-name="Text_20_body" style:list-style-name="L7">
      <style:paragraph-properties fo:margin-top="0cm" fo:margin-bottom="0cm" style:contextual-spacing="false"/>
    </style:style>
    <style:style style:name="P36" style:family="paragraph" style:parent-style-name="Text_20_body" style:list-style-name="L8">
      <style:paragraph-properties fo:margin-top="0cm" fo:margin-bottom="0cm" style:contextual-spacing="false"/>
    </style:style>
    <style:style style:name="P37" style:family="paragraph" style:parent-style-name="Text_20_body" style:list-style-name="L9">
      <style:paragraph-properties fo:margin-top="0cm" fo:margin-bottom="0cm" style:contextual-spacing="false"/>
    </style:style>
    <style:style style:name="P38" style:family="paragraph" style:parent-style-name="Text_20_body" style:list-style-name="L10">
      <style:paragraph-properties fo:margin-top="0cm" fo:margin-bottom="0cm" style:contextual-spacing="false"/>
    </style:style>
    <style:style style:name="P39" style:family="paragraph" style:parent-style-name="Text_20_body" style:list-style-name="L12">
      <style:paragraph-properties fo:margin-top="0cm" fo:margin-bottom="0cm" style:contextual-spacing="false"/>
    </style:style>
    <style:style style:name="P40" style:family="paragraph" style:parent-style-name="Text_20_body" style:list-style-name="L13">
      <style:paragraph-properties fo:margin-top="0cm" fo:margin-bottom="0cm" style:contextual-spacing="false"/>
    </style:style>
    <style:style style:name="P41" style:family="paragraph" style:parent-style-name="Text_20_body" style:list-style-name="L14">
      <style:paragraph-properties fo:margin-top="0cm" fo:margin-bottom="0cm" style:contextual-spacing="false"/>
    </style:style>
    <style:style style:name="P42" style:family="paragraph" style:parent-style-name="Text_20_body" style:list-style-name="L15">
      <style:paragraph-properties fo:margin-top="0cm" fo:margin-bottom="0cm" style:contextual-spacing="false"/>
    </style:style>
    <style:style style:name="P43" style:family="paragraph" style:parent-style-name="Text_20_body" style:list-style-name="L16">
      <style:paragraph-properties fo:margin-top="0cm" fo:margin-bottom="0cm" style:contextual-spacing="false"/>
    </style:style>
    <style:style style:name="P44" style:family="paragraph" style:parent-style-name="Text_20_body" style:list-style-name="L17">
      <style:paragraph-properties fo:margin-top="0cm" fo:margin-bottom="0cm" style:contextual-spacing="false"/>
    </style:style>
    <style:style style:name="P45" style:family="paragraph" style:parent-style-name="Text_20_body" style:list-style-name="L18">
      <style:paragraph-properties fo:margin-top="0cm" fo:margin-bottom="0cm" style:contextual-spacing="false"/>
    </style:style>
    <style:style style:name="P46" style:family="paragraph" style:parent-style-name="Text_20_body" style:list-style-name="L19">
      <style:paragraph-properties fo:margin-top="0cm" fo:margin-bottom="0cm" style:contextual-spacing="false"/>
    </style:style>
    <style:style style:name="P47" style:family="paragraph" style:parent-style-name="Text_20_body" style:list-style-name="L20">
      <style:paragraph-properties fo:margin-top="0cm" fo:margin-bottom="0cm" style:contextual-spacing="false"/>
    </style:style>
    <style:style style:name="P48" style:family="paragraph" style:parent-style-name="Text_20_body" style:list-style-name="L21">
      <style:paragraph-properties fo:margin-top="0cm" fo:margin-bottom="0cm" style:contextual-spacing="false"/>
    </style:style>
    <style:style style:name="P49" style:family="paragraph" style:parent-style-name="Text_20_body" style:list-style-name="L22">
      <style:paragraph-properties fo:margin-top="0cm" fo:margin-bottom="0cm" style:contextual-spacing="false"/>
    </style:style>
    <style:style style:name="P50" style:family="paragraph" style:parent-style-name="Text_20_body" style:list-style-name="L23">
      <style:paragraph-properties fo:margin-top="0cm" fo:margin-bottom="0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 de Java</text:p>
      <text:p text:style-name="P2">(de Álex García: https://github.com/alxgcrz/apuntes-java)</text:p>
      <text:p text:style-name="Standard"/>
      <text:p text:style-name="Text_20_body">Java es un <text:span text:style-name="Strong_20_Emphasis">lenguaje orientado a objetos</text:span>. En la década de los 60 nació la programación estructurada impulsada por lenguajes como Pascal o C. Con el aumento de la complejidad de los programas se adoptó un nuevo enfoque como es la programación orientada a objetos o POO.</text:p>
      <text:p text:style-name="Text_20_body">Desde un punto de vista general, un programa se puede organizar de dos formas: sobre su código (lo que sucede) y sobre sus datos (lo que se ve afectado). En la programación estructurada se organiza sobre el código pero en la programación orientada a objetos el programa se estructura alrededor de los datos, definiendo estos datos y las rutinas que permiten actuar sobre los mismos.</text:p>
      <text:p text:style-name="Text_20_body">Para complementar los principios de la programación orientada a objetos, se aplican los conceptos de <text:span text:style-name="Strong_20_Emphasis">encapsulación, herencia y polimorfismo</text:span>.</text:p>
      <text:list xml:id="list3624442618" text:style-name="L1">
        <text:list-item>
          <text:p text:style-name="P7">La <text:span text:style-name="Strong_20_Emphasis">encapsulación</text:span> es un mecanismo que combina el código con los datos que manipula, al tiempo que los protege de interferencias externas. La unidad básica de encapsulación es la <text:span text:style-name="Strong_20_Emphasis">clase</text:span>. La clase define la forma de un objeto y especifica los datos y el código que actúa sobre ellos. Los objetos son instancias de una clase.</text:p>
        </text:list-item>
        <text:list-item>
          <text:p text:style-name="P7">El <text:span text:style-name="Strong_20_Emphasis">polimorfismo</text:span> es la propiedad que permite a una interfaz acceder a una clase general de acciones. Este concepto suele expresarse como "una interfaz, múltiples métodos". El compilador en tiempo de ejecución será el encargado de seleccionar el método correcto a invocar.</text:p>
        </text:list-item>
        <text:list-item>
          <text:p text:style-name="P7">La <text:span text:style-name="Strong_20_Emphasis">herencia</text:span> es el proceso mediante el cual un objeto puede adquirir las propiedades de otro. Gracias a la herencia un objeto solo tiene que definir los atributos que lo hacen único dentro de la clase y heredar los atributos generales.</text:p>
        </text:list-item>
      </text:list>
      <text:h text:style-name="Heading_20_2" text:outline-level="2"><text:bookmark text:name="user-content-sintaxis-básica"/>Sintaxis básica</text:h>
      <text:list xml:id="list1142656308" text:style-name="L2">
        <text:list-item>
          <text:p text:style-name="P30">Compilar código Java: <text:span text:style-name="Source_20_Text">$ javac filename.java</text:span> </text:p>
        </text:list-item>
        <text:list-item>
          <text:p text:style-name="P30">Ejecutar código: <text:span text:style-name="Source_20_Text">$ java filename</text:span> </text:p>
        </text:list-item>
        <text:list-item>
          <text:p text:style-name="P8">Start a graphical console to monitor and manage Java applications: <text:span text:style-name="Source_20_Text">jconsole</text:span> </text:p>
        </text:list-item>
      </text:list>
      <text:p text:style-name="Text_20_body"><text:a xlink:type="simple" xlink:href="https://docs.oracle.com/en/java/javase/11/tools/tools-and-command-reference.html" text:style-name="Internet_20_link" text:visited-style-name="Visited_20_Internet_20_Link">Tools and Commands Reference</text:a></text:p>
      <text:p text:style-name="Horizontal_20_Line"/>
      <text:p text:style-name="Preformatted_20_Text">// Comentarios de una sóla línea</text:p>
      <text:p text:style-name="Preformatted_20_Text"/>
      <text:p text:style-name="Preformatted_20_Text">/*</text:p>
      <text:p text:style-name="Preformatted_20_Text">Comentarios multilínea</text:p>
      <text:p text:style-name="Preformatted_20_Text">*/</text:p>
      <text:p text:style-name="Preformatted_20_Text"/>
      <text:p text:style-name="Preformatted_20_Text">/**</text:p>
      <text:p text:style-name="Preformatted_20_Text">* Comentarios JavaDoc lucen así. Suelen describir la clase o varios atributos de una clase.</text:p>
      <text:p text:style-name="Preformatted_20_Text">*/</text:p>
      <text:p text:style-name="Preformatted_20_Text"/>
      <text:p text:style-name="Preformatted_20_Text">// Todos los programas importan automáticamente el paquete 'java.lang' que define la clase 'System'</text:p>
      <text:p text:style-name="Preformatted_20_Text"><text:soft-page-break/>// Importa la clase 'ArrayList' dentro del paquete 'java.util'</text:p>
      <text:p text:style-name="Preformatted_20_Text">import java.util.ArrayList;</text:p>
      <text:p text:style-name="Preformatted_20_Text">// Importa todas las clases dentro del paquete 'java.security'</text:p>
      <text:p text:style-name="Preformatted_20_Text">import java.security.*;</text:p>
      <text:p text:style-name="Preformatted_20_Text"/>
      <text:p text:style-name="Preformatted_20_Text">// Para Java un archivo es una unidad de compilación. Pueden contener una o varias clases.</text:p>
      <text:p text:style-name="Preformatted_20_Text">// Por convención, el nombre de la clase principal (declarada como public) debe coincidir con el nombre del archivo que contiene el programa.</text:p>
      <text:p text:style-name="Preformatted_20_Text">public class Sample {</text:p>
      <text:p text:style-name="Preformatted_20_Text"/>
      <text:p text:style-name="Preformatted_20_Text"><text:s text:c="4"/>// Un programa debe tener un método 'main' como punto de entrada</text:p>
      <text:p text:style-name="Preformatted_20_Text"><text:s text:c="4"/>public static void main (String[] args) {</text:p>
      <text:p text:style-name="Preformatted_20_Text"><text:s text:c="8"/>// Usa 'System.out.println' para imprimir líneas</text:p>
      <text:p text:style-name="Preformatted_20_Text"><text:s text:c="8"/>System.out.println("¡Hola mundo!");</text:p>
      <text:p text:style-name="Preformatted_20_Text"><text:s text:c="8"/>System.out.println(</text:p>
      <text:p text:style-name="Preformatted_20_Text"><text:s text:c="12"/>" Integer (int): " + 10 +</text:p>
      <text:p text:style-name="Preformatted_20_Text"><text:s text:c="12"/>" Double (double): " + 3.14 +</text:p>
      <text:p text:style-name="Preformatted_20_Text"><text:s text:c="12"/>" Boolean (boolean): " + true);</text:p>
      <text:p text:style-name="Preformatted_20_Text"/>
      <text:p text:style-name="Preformatted_20_Text"><text:s text:c="8"/>// Para imprimir sin el salto de línea, usa 'System.out.print'</text:p>
      <text:p text:style-name="Preformatted_20_Text"><text:s text:c="8"/>System.out.print("Hola ");</text:p>
      <text:p text:style-name="Preformatted_20_Text"><text:s text:c="8"/>System.out.print("Mundo");</text:p>
      <text:p text:style-name="Preformatted_20_Text"><text:s text:c="4"/>}</text:p>
      <text:p text:style-name="P1">}</text:p>
      <text:h text:style-name="Heading_20_3" text:outline-level="3"><text:bookmark text:name="user-content-tipos--variables"/>Tipos &amp; Variables</text:h>
      <text:p text:style-name="Text_20_body">Java es <text:span text:style-name="Emphasis">"case sensitive"</text:span> lo que significa que Java distingue entre mayúsculas y minúsculas.</text:p>
      <text:p text:style-name="Text_20_body">En Java se declara una variable usando <text:span text:style-name="Source_20_Text">&lt;tipo&gt; &lt;nombre&gt;</text:span>. Es necesario declarar la variable antes de poder hacer referencia a ella. A partir de que se declaran se pueden utilizar, y no antes. Por lo general, debe asignar un valor a una variable antes de poder usarla aunque en determinados casos Java puede inicializar el valor de las variables, como por ejemplo en variables de instancia.</text:p>
      <text:p text:style-name="Preformatted_20_Text">// [Tipos primitivos]</text:p>
      <text:p text:style-name="Preformatted_20_Text">// ------------------</text:p>
      <text:p text:style-name="Preformatted_20_Text">// [Byte] - Entero complemento a dos con signo de 8-bit (-128 &lt;= byte &lt;= 127)</text:p>
      <text:p text:style-name="Preformatted_20_Text">byte fooByte = 100;</text:p>
      <text:p text:style-name="Preformatted_20_Text"/>
      <text:p text:style-name="Preformatted_20_Text">// [Short] - Entero complemento a dos con signo de 16-bit (-32,768 &lt;= short &lt;= 32,767)</text:p>
      <text:p text:style-name="Preformatted_20_Text">short fooShort = 10000;</text:p>
      <text:p text:style-name="Preformatted_20_Text"/>
      <text:p text:style-name="Preformatted_20_Text">// [Integer] - Entero complemento a dos con signo de 32-bit (-2,147,483,648 &lt;= int &lt;= 2,147,483,647)</text:p>
      <text:p text:style-name="Preformatted_20_Text">int fooInt = 1;</text:p>
      <text:p text:style-name="Preformatted_20_Text"/>
      <text:p text:style-name="Preformatted_20_Text">// [Long] - Entero complemento a dos con signo de 64-bit (-9,223,372,036,854,775,808 &lt;= long &lt;= 9,223,372,036,854,775,807)</text:p>
      <text:p text:style-name="Preformatted_20_Text">long fooLong = 100000L;</text:p>
      <text:p text:style-name="Preformatted_20_Text">// 'L' es usado para denotar que el valor de esta variable es del tipo Long; cualquier cosa sin ella es tratado como un entero por defecto.</text:p>
      <text:p text:style-name="Preformatted_20_Text"/>
      <text:p text:style-name="Preformatted_20_Text">// Nota: Java no tiene tipos sin signo</text:p>
      <text:p text:style-name="Preformatted_20_Text"/>
      <text:p text:style-name="Preformatted_20_Text">// [Float] - Número de coma flotante IEEE 754 de precisión simple de 32-bit</text:p>
      <text:p text:style-name="Preformatted_20_Text">float fooFloat = 234.5f;</text:p>
      <text:p text:style-name="Preformatted_20_Text">// 'f 'es usado para denotar que el valor de esta variable es del tipo float; de otra manera es tratado como un double.</text:p>
      <text:p text:style-name="Preformatted_20_Text"/>
      <text:p text:style-name="Preformatted_20_Text">// [Double] - Número de coma flotante IEEE 754 de precisión doble de 64-bit</text:p>
      <text:p text:style-name="Preformatted_20_Text"><text:soft-page-break/>double fooDouble = 123.4;</text:p>
      <text:p text:style-name="Preformatted_20_Text"/>
      <text:p text:style-name="Preformatted_20_Text">// [Boolean] - true &amp; false</text:p>
      <text:p text:style-name="Preformatted_20_Text">boolean fooBoolean = true;</text:p>
      <text:p text:style-name="Preformatted_20_Text">boolean barBoolean = false;</text:p>
      <text:p text:style-name="Preformatted_20_Text"/>
      <text:p text:style-name="Preformatted_20_Text">// [Char] - Un simple carácter unicode de 16-bit.</text:p>
      <text:p text:style-name="Preformatted_20_Text">/* Como char es un tipo sin signo de 16 bits, se pueden realizar operaciones aritméticas. Las constantes de carácter se incluyen entre comillas simples. */</text:p>
      <text:p text:style-name="Preformatted_20_Text">char fooChar = 'A';</text:p>
      <text:p text:style-name="P1">fooChar++; // now fooChar == 'B'</text:p>
      <text:p text:style-name="Text_20_body">En Java, un literal es un valor fijo representado en formato legible para los humanos. Por ejemplo, el número 100 es un literal. Los literales también suelen denominarse constantes. De forma predeterminada, los literales enteros son de tipo <text:span text:style-name="Source_20_Text">int</text:span> y los literales de coma flotante son de tipo <text:span text:style-name="Source_20_Text">double</text:span>. Los literales de carácter se incluyen entre comillas simples. Java también admite los literales de cadena. Una cadena es un conjunto de caracteres includos entre comillas dobles.</text:p>
      <text:p text:style-name="Preformatted_20_Text">int a = 100;</text:p>
      <text:p text:style-name="Preformatted_20_Text">long b = 100L;</text:p>
      <text:p text:style-name="Preformatted_20_Text">double c = 100.5;</text:p>
      <text:p text:style-name="Preformatted_20_Text">float d = 100.5f;</text:p>
      <text:p text:style-name="Preformatted_20_Text">String str = "Literal de cadena";</text:p>
      <text:p text:style-name="Preformatted_20_Text"/>
      <text:p text:style-name="Preformatted_20_Text">int hexadecimal = 0xFF; // Formato hexadecimal que corresponde a 255 en decimal</text:p>
      <text:p text:style-name="P1">int octal = 011; // Formato octal que corresponde a 9 en decimal</text:p>
      <text:p text:style-name="Text_20_body">Secuencias de escape de caracteres:</text:p>
      <text:list xml:id="list3868888658" text:style-name="L3">
        <text:list-item>
          <text:p text:style-name="P31"><text:span text:style-name="Source_20_Text">\</text:span> - Comilla simple </text:p>
        </text:list-item>
        <text:list-item>
          <text:p text:style-name="P31"><text:span text:style-name="Source_20_Text">\"</text:span> - Comilla doble </text:p>
        </text:list-item>
        <text:list-item>
          <text:p text:style-name="P31"><text:span text:style-name="Source_20_Text">\\</text:span> - Barra invertida </text:p>
        </text:list-item>
        <text:list-item>
          <text:p text:style-name="P31"><text:span text:style-name="Source_20_Text">\r</text:span> - Retorno de carro </text:p>
        </text:list-item>
        <text:list-item>
          <text:p text:style-name="P31"><text:span text:style-name="Source_20_Text">\n</text:span> - Nueva línea </text:p>
        </text:list-item>
        <text:list-item>
          <text:p text:style-name="P31"><text:span text:style-name="Source_20_Text">\f</text:span> - Salto de formulario </text:p>
        </text:list-item>
        <text:list-item>
          <text:p text:style-name="P31"><text:span text:style-name="Source_20_Text">\t</text:span> - Tabulación horizontal </text:p>
        </text:list-item>
        <text:list-item>
          <text:p text:style-name="P31"><text:span text:style-name="Source_20_Text">\b</text:span> - Retroceso </text:p>
        </text:list-item>
        <text:list-item>
          <text:p text:style-name="P31"><text:span text:style-name="Source_20_Text">\ddd</text:span> - Constante octal (donde 'ddd' es una constante octal) </text:p>
        </text:list-item>
        <text:list-item>
          <text:p text:style-name="P9"><text:span text:style-name="Source_20_Text">\uxxxx</text:span> - Constante hexadecimal (donde 'xxxx' es una constante hexadecimal) </text:p>
        </text:list-item>
      </text:list>
      <text:p text:style-name="Text_20_body">Desde JDK 7 se pueden emplear guiones bajos para mejorar la legibilidad de literales enteros o flotantes:</text:p>
      <text:p text:style-name="Preformatted_20_Text">int x = 123_456_789;</text:p>
      <text:p text:style-name="P1">int z = 123_456_789.5;</text:p>
      <text:p text:style-name="Text_20_body">Se usa la palabra clave <text:span text:style-name="Source_20_Text">final</text:span> para hacer <text:span text:style-name="Strong_20_Emphasis">inmutable</text:span> las variables. Por convención el nombre de la variable se declara en mayúsculas:</text:p>
      <text:p text:style-name="P1">final int HORAS_QUE_TRABAJO_POR_SEMANA = 9001;</text:p>
      <text:p text:style-name="Text_20_body">Notación abreviada para declarar (e inicializar) múltiples variables:</text:p>
      <text:p text:style-name="Preformatted_20_Text">int x, y, z;</text:p>
      <text:p text:style-name="Preformatted_20_Text">int i1 = 1, i2 = 2;</text:p>
      <text:p text:style-name="P1"><text:soft-page-break/>int a = b = c = 100; // el símbolo '=' retorna el valor de su derecha y por tanto lo podemos usar para de esta forma.</text:p>
      <text:p text:style-name="Text_20_body">En Java, un <text:span text:style-name="Strong_20_Emphasis">identificador</text:span> es un nombre asignado a un método, variable u otro elemento definido por el usuario. Pueden tener uno o varios caracteres de longitud.</text:p>
      <text:p text:style-name="Text_20_body">Los nombres de variable pueden empezar por <text:span text:style-name="Strong_20_Emphasis">cualquier letra, guión bajo o $</text:span>. El siguiente carácter puede ser <text:span text:style-name="Strong_20_Emphasis">cualquier letra, dígito, guión bajo o $</text:span>. Por lo tanto no pueden empezar con un dígito ni emplear palabras clave de Java.</text:p>
      <text:p text:style-name="Text_20_body">Un bloque de código es un grupo de dos o más instrucciones definidas entre llaves (<text:span text:style-name="Source_20_Text">{}</text:span>). Tras crear un bloque de código se convierte en una unidad lógica que se puede usar como si fuera una instrucción independiente.</text:p>
      <text:p text:style-name="Text_20_body">Un bloque de código define un <text:span text:style-name="Strong_20_Emphasis">ámbito</text:span>. Las variables definidas en un ámbito o bloque de código no son accesibles fuera de ese ámbito. Cada vez que se accede a un bloque las variables contenidas en ese bloque se inicializan y cuando el bloque finaliza se destruyen. Una variable está disponible a partir de su definición. Por lo tanto si se define una variable al final de un bloque no se podrá utilizar (y tampoco tiene sentido).</text:p>
      <text:p text:style-name="Text_20_body">Los bloques se pueden anidar, de forma que un bloque de código es contenido por otro bloque de código. Desde el bloque interior se pueden acceder a las variables definidas en el bloque exterior pero el exterior no puede acceder a las variables definidas en el bloque interior.</text:p>
      <text:h text:style-name="Heading_20_3" text:outline-level="3"><text:bookmark text:name="user-content-operadores"/>Operadores</text:h>
      <text:p text:style-name="Preformatted_20_Text">// La aritmética es directa</text:p>
      <text:p text:style-name="Preformatted_20_Text">System.out.println("1 + 2 = " + (1 + 2)); // =&gt; 3</text:p>
      <text:p text:style-name="Preformatted_20_Text">System.out.println("2 - 1 = " + (2 - 1)); // =&gt; 1</text:p>
      <text:p text:style-name="Preformatted_20_Text">System.out.println("2 * 1 = " + (2 * 1)); // =&gt; 2</text:p>
      <text:p text:style-name="Preformatted_20_Text">System.out.println("1 / 2 = " + (1 / 2)); // =&gt; 0 (0.5 truncado)</text:p>
      <text:p text:style-name="Preformatted_20_Text"/>
      <text:p text:style-name="Preformatted_20_Text">// Módulo</text:p>
      <text:p text:style-name="Preformatted_20_Text">System.out.println("11%3 = " + (11 % 3)); // =&gt; 2</text:p>
      <text:p text:style-name="Preformatted_20_Text"/>
      <text:p text:style-name="Preformatted_20_Text">// Operadores de comparación</text:p>
      <text:p text:style-name="Preformatted_20_Text">System.out.println("3 == 2 " + (3 == 2)); // =&gt; false</text:p>
      <text:p text:style-name="Preformatted_20_Text">System.out.println("3 != 2 " + (3 != 2)); // =&gt; true</text:p>
      <text:p text:style-name="Preformatted_20_Text">System.out.println("3 &gt; 2 " + (3 &gt; 2)); // =&gt; true</text:p>
      <text:p text:style-name="Preformatted_20_Text">System.out.println("3 &lt; 2 " + (3 &lt; 2)); // =&gt; false</text:p>
      <text:p text:style-name="Preformatted_20_Text">System.out.println("2 &lt;= 2 " + (2 &lt;= 2)); // =&gt; true</text:p>
      <text:p text:style-name="Preformatted_20_Text">System.out.println("2 &gt;= 2 " + (2 &gt;= 2)); // =&gt; true</text:p>
      <text:p text:style-name="Preformatted_20_Text"/>
      <text:p text:style-name="Preformatted_20_Text">// Asignaciones abreviadas</text:p>
      <text:p text:style-name="Preformatted_20_Text">int x += 10; // x = x + 10;</text:p>
      <text:p text:style-name="Preformatted_20_Text">int x -= 10; // x = x - 10;</text:p>
      <text:p text:style-name="Preformatted_20_Text">int x *= 10; // x = x * 10;</text:p>
      <text:p text:style-name="Preformatted_20_Text">int x /= 10; // x = x / 10;</text:p>
      <text:p text:style-name="Preformatted_20_Text">int x %= 10; // x = x % 10;</text:p>
      <text:p text:style-name="Preformatted_20_Text">boolean bool &amp;= true; // bool = bool &amp; true;</text:p>
      <text:p text:style-name="Preformatted_20_Text">boolean bool |= true; // bool = bool | true;</text:p>
      <text:p text:style-name="Preformatted_20_Text">boolean bool ^= true; // bool = bool ^ true;</text:p>
      <text:p text:style-name="Preformatted_20_Text"/>
      <text:p text:style-name="Preformatted_20_Text">// Incrementos y decrementos</text:p>
      <text:p text:style-name="Preformatted_20_Text">int y, x = 10;</text:p>
      <text:p text:style-name="Preformatted_20_Text">y = x++; // y = 10. Primero se asigna el valor y luego se aumenta</text:p>
      <text:p text:style-name="Preformatted_20_Text">y = ++x; // y = 11. Primero se aumenta y luego se asigna</text:p>
      <text:p text:style-name="Preformatted_20_Text">y = x--; // y = 10. Primero se asigna el valor y luego se resta</text:p>
      <text:p text:style-name="P1"><text:soft-page-break/>y = --x; // y = 9. Primero se resta y luego se asigna</text:p>
      <text:h text:style-name="Heading_20_4" text:outline-level="4"><text:bookmark text:name="user-content-operadores-lógicos"/>Operadores lógicos</text:h>
      <text:p text:style-name="Text_20_body">| <text:span text:style-name="Source_20_Text">A</text:span> | <text:span text:style-name="Source_20_Text">B</text:span> | <text:span text:style-name="Source_20_Text">A|B</text:span> | <text:span text:style-name="Source_20_Text">A&amp;B</text:span> | <text:span text:style-name="Source_20_Text">A^B</text:span> | <text:span text:style-name="Source_20_Text">!A</text:span> | | :-------: | :-------: | :------: | :-------: | :-------: | :-------: | | False | False | False | False | False | True | | True | False | True | False | True | False | | False | True | True | False | True | True | | True | True | True | True | False | False |</text:p>
      <text:p text:style-name="Text_20_body">Los operadores lógicos AND y OR pueden funcionar <text:span text:style-name="Strong_20_Emphasis">en modo cortocircuito (&amp;&amp;) y (||)</text:span>. En este modo se evalúa el primer operando y si fuera necesario, se evaluaría el segundo.</text:p>
      <text:h text:style-name="Heading_20_3" text:outline-level="3"><text:bookmark text:name="user-content-cadenas"/>Cadenas</text:h>
      <text:p text:style-name="Preformatted_20_Text">String fooString = "¡Mi String está aquí!";</text:p>
      <text:p text:style-name="Preformatted_20_Text"/>
      <text:p text:style-name="Preformatted_20_Text">// \n es un carácter escapado que inicia una nueva línea</text:p>
      <text:p text:style-name="Preformatted_20_Text">String barString = "¿Imprimiendo en una nueva linea?\n¡Ningun problema!";</text:p>
      <text:p text:style-name="Preformatted_20_Text"/>
      <text:p text:style-name="Preformatted_20_Text">// \t es un carácter escapado que añade un carácter tab</text:p>
      <text:p text:style-name="P1">String bazString = "¿Quieres añadir un 'tab'?\t¡Ningun problema!";</text:p>
      <text:p text:style-name="Text_20_body">Conversión de tipos numéricos primitivos en cadenas y viceversa:</text:p>
      <text:p text:style-name="Preformatted_20_Text">Integer.parseInt("123"); // retorna una versión entera de "123"</text:p>
      <text:p text:style-name="P1">String.valueOf(123); // retorna una version string de 123</text:p>
      <text:h text:style-name="Heading_20_3" text:outline-level="3"><text:bookmark text:name="user-content-control-de-flujo"/>Control de flujo</text:h>
      <text:p text:style-name="Preformatted_20_Text">/*</text:p>
      <text:p text:style-name="Preformatted_20_Text">if (expr booleana) {</text:p>
      <text:p text:style-name="Preformatted_20_Text"><text:s text:c="4"/>bloque de intrucciones;</text:p>
      <text:p text:style-name="Preformatted_20_Text">} else if (expr booleana) {</text:p>
      <text:p text:style-name="Preformatted_20_Text"><text:s text:c="4"/>bloque instrucciones;</text:p>
      <text:p text:style-name="Preformatted_20_Text">} else {</text:p>
      <text:p text:style-name="Preformatted_20_Text"><text:s text:c="4"/>intrucciones en caso de que ninguna condición anterior se cumpla;</text:p>
      <text:p text:style-name="Preformatted_20_Text">} */</text:p>
      <text:p text:style-name="Preformatted_20_Text"/>
      <text:p text:style-name="Preformatted_20_Text"/>
      <text:p text:style-name="Preformatted_20_Text">/*</text:p>
      <text:p text:style-name="Preformatted_20_Text">while(expr booleana) {</text:p>
      <text:p text:style-name="Preformatted_20_Text"><text:s text:c="4"/>bloque de instrucciones;</text:p>
      <text:p text:style-name="Preformatted_20_Text"><text:s text:c="4"/>contador++; <text:s/>// actualizar la variable usada para evaluar la condición</text:p>
      <text:p text:style-name="Preformatted_20_Text">} */</text:p>
      <text:p text:style-name="Preformatted_20_Text"/>
      <text:p text:style-name="Preformatted_20_Text">/*</text:p>
      <text:p text:style-name="Preformatted_20_Text">do {</text:p>
      <text:p text:style-name="Preformatted_20_Text"><text:s text:c="4"/>bloque de intrucciones</text:p>
      <text:p text:style-name="Preformatted_20_Text"><text:s text:c="4"/>contador++; // actualizar la variable usada para evaluar la condición</text:p>
      <text:p text:style-name="Preformatted_20_Text">}while(expr booleana);</text:p>
      <text:p text:style-name="Preformatted_20_Text">*/</text:p>
      <text:p text:style-name="Preformatted_20_Text"/>
      <text:p text:style-name="Preformatted_20_Text">/*</text:p>
      <text:p text:style-name="Preformatted_20_Text">for(&lt;declaración_de_inicio&gt;; &lt;condicional&gt;; &lt;paso&gt;) {</text:p>
      <text:p text:style-name="Preformatted_20_Text"><text:s text:c="4"/>bloque de instrucciones;</text:p>
      <text:p text:style-name="P1">} */</text:p>
      <text:p text:style-name="Text_20_body">En Java, el cuerpo asociado a un bucle <text:span text:style-name="Source_20_Text">for</text:span> o de otro tipo puede estar vacío ya que una instrucción vacía es sintácticamente válida. Puede ser útil en algunos casos:</text:p>
      <text:p text:style-name="Preformatted_20_Text"><text:soft-page-break/>int sum = 0;</text:p>
      <text:p text:style-name="P1">for(int i = 1; i&lt;= 5; sum += i++); // Se usa el bucle for para incrementar la variable sum</text:p>
      <text:p text:style-name="Text_20_body">En JDK 5 se añadió los bucles <text:span text:style-name="Source_20_Text">for-each</text:span> que permiten iterar por matrices, clases del paquete 'Collections', etc...</text:p>
      <text:p text:style-name="Preformatted_20_Text">/*</text:p>
      <text:p text:style-name="Preformatted_20_Text">for(tipo var-iteración : <text:s/>collection) {</text:p>
      <text:p text:style-name="Preformatted_20_Text"><text:s text:c="4"/>bloque instrucciones;</text:p>
      <text:p text:style-name="P1">} */</text:p>
      <text:p text:style-name="Text_20_body">La estructura <text:span text:style-name="Source_20_Text">switch</text:span> funciona con tipos numéricos simples como <text:span text:style-name="Source_20_Text">byte</text:span>, <text:span text:style-name="Source_20_Text">short</text:span>, <text:span text:style-name="Source_20_Text">char</text:span> e <text:span text:style-name="Source_20_Text">int</text:span>. También funciona con tipos enumerados, la clase <text:span text:style-name="Source_20_Text">String</text:span> y unas pocas clases especiales que envuelven tipos primitivos: <text:span text:style-name="Source_20_Text">Character</text:span>, <text:span text:style-name="Source_20_Text">Byte</text:span>, <text:span text:style-name="Source_20_Text">Short</text:span> e <text:span text:style-name="Source_20_Text">Integer</text:span>.</text:p>
      <text:p text:style-name="Preformatted_20_Text">int mes = 3;</text:p>
      <text:p text:style-name="Preformatted_20_Text">switch (mes){</text:p>
      <text:p text:style-name="Preformatted_20_Text"><text:s text:c="4"/>case 1:</text:p>
      <text:p text:style-name="Preformatted_20_Text"><text:s text:c="8"/>System.out.println("Enero");</text:p>
      <text:p text:style-name="Preformatted_20_Text"><text:s text:c="8"/>break;</text:p>
      <text:p text:style-name="Preformatted_20_Text"><text:s text:c="4"/>case 2:</text:p>
      <text:p text:style-name="Preformatted_20_Text"><text:s text:c="8"/>System.out.println("Febrero");</text:p>
      <text:p text:style-name="Preformatted_20_Text"><text:s text:c="8"/>break;</text:p>
      <text:p text:style-name="Preformatted_20_Text"><text:s text:c="4"/>case 3:</text:p>
      <text:p text:style-name="Preformatted_20_Text"><text:s text:c="8"/>System.out.println("Marzo");</text:p>
      <text:p text:style-name="Preformatted_20_Text"><text:s text:c="8"/>break;</text:p>
      <text:p text:style-name="Preformatted_20_Text"><text:s text:c="4"/>default:</text:p>
      <text:p text:style-name="Preformatted_20_Text"><text:s text:c="8"/>break;</text:p>
      <text:p text:style-name="P1">}</text:p>
      <text:h text:style-name="Heading_20_4" text:outline-level="4"><text:bookmark text:name="user-content-break"/>Break</text:h>
      <text:p text:style-name="Text_20_body">Por medio de la instrucción <text:span text:style-name="Source_20_Text">break</text:span> se puede forzar la salida inmediata de un bucle e ignorar el código restante del cuerpo y la prueba condicional. El control del programa se pasa a la siguiente instrucción después del bucle.</text:p>
      <text:h text:style-name="Heading_20_4" text:outline-level="4"><text:bookmark text:name="user-content-continue"/>Continue</text:h>
      <text:p text:style-name="Text_20_body">Con la instrucción <text:span text:style-name="Source_20_Text">continue</text:span> se fuerza una iteración del bucle, es decir, se ignora el código comprendido entre esta instrucción y la expresión condicional que controla el bucle.</text:p>
      <text:p text:style-name="Text_20_body">Tanto <text:span text:style-name="Source_20_Text">break</text:span> como <text:span text:style-name="Source_20_Text">continue</text:span> pueden funcionar junto a una etiqueta permitiendo dirigir el control del programa al bloque de código indicado por la etiqueta. Un <text:span text:style-name="Source_20_Text">break</text:span> o <text:span text:style-name="Source_20_Text">continue</text:span> etiquetados se declaran con <text:span text:style-name="Source_20_Text">break etiqueta</text:span> y <text:span text:style-name="Source_20_Text">continue etiqueta</text:span>. El único requisito es que el bloque de código con la etiqueta debe contener la instrucción <text:span text:style-name="Source_20_Text">break</text:span> o <text:span text:style-name="Source_20_Text">continue</text:span>. Es decir, no se puede utilizar un <text:span text:style-name="Source_20_Text">break</text:span> como si fuera una instrucción <text:span text:style-name="Source_20_Text">goto</text:span>.</text:p>
      <text:p text:style-name="Preformatted_20_Text">public class Sample{</text:p>
      <text:p text:style-name="Preformatted_20_Text"><text:s text:c="4"/>public static void main(String... args){</text:p>
      <text:p text:style-name="Preformatted_20_Text"><text:s text:c="8"/>for (int i = 0; i &lt; 4; i++) {</text:p>
      <text:p text:style-name="Preformatted_20_Text"><text:s text:c="12"/>one: {</text:p>
      <text:p text:style-name="Preformatted_20_Text"><text:s text:c="16"/>two: {</text:p>
      <text:p text:style-name="Preformatted_20_Text"><text:s text:c="20"/>if(i == 1) break one;</text:p>
      <text:p text:style-name="Preformatted_20_Text"><text:s text:c="20"/>if(i == 2) break two;</text:p>
      <text:p text:style-name="Preformatted_20_Text"><text:s text:c="16"/>}</text:p>
      <text:p text:style-name="Preformatted_20_Text"><text:s text:c="16"/>System.out.println("After two");</text:p>
      <text:p text:style-name="Preformatted_20_Text"><text:soft-page-break/><text:s text:c="12"/>}</text:p>
      <text:p text:style-name="Preformatted_20_Text"><text:s text:c="12"/>System.out.println("After one");</text:p>
      <text:p text:style-name="Preformatted_20_Text"><text:s text:c="8"/>}</text:p>
      <text:p text:style-name="Preformatted_20_Text"><text:s text:c="4"/>}</text:p>
      <text:p text:style-name="P1">}</text:p>
      <text:h text:style-name="Heading_20_3" text:outline-level="3"><text:bookmark text:name="user-content-paquetes"/>Paquetes</text:h>
      <text:p text:style-name="Text_20_body"><text:span text:style-name="Strong_20_Emphasis">Todas las clases en Java pertenecen a un paquete</text:span>. Si no se especifica uno se usa el paquete predeterminado (o global).</text:p>
      <text:p text:style-name="Text_20_body">Al definir una clase en un paquete, se añade el nombre de dicho paquete a cada clase, lo que evita colisiones de nombres con otras clases. El paquete debe coincidir con la jerarquía de directorios. Los nombres de paquetes se escriben en minúsculas para evitar conflictos con los nombres de clases o interfaces.</text:p>
      <text:p text:style-name="Text_20_body">Para definir un paquete se utiliza la palabra clave <text:span text:style-name="Source_20_Text">package</text:span>:</text:p>
      <text:p text:style-name="P1">package paquete1.paquete2....paqueteN;</text:p>
      <text:h text:style-name="Heading_20_3" text:outline-level="3"><text:bookmark text:name="user-content-importación-estática"/>Importación estática</text:h>
      <text:p text:style-name="Text_20_body">Java admite la importación de campos estáticos finales (constantes) y de métodos estáticos usando la forma <text:span text:style-name="Source_20_Text">import static</text:span>. Al usar este tipo de importación, se puede hacer referencia directamente a miembros estáticos por sus nombres, sin necesidad de calificarlos con el nombre de su clase.</text:p>
      <text:p text:style-name="Preformatted_20_Text">import static java.lang.Math.sqrt;</text:p>
      <text:p text:style-name="Preformatted_20_Text">// import static java.lang.Math.pow;</text:p>
      <text:p text:style-name="Preformatted_20_Text">// import static java.lang.Math.*; // importa todos los miembros estáticos</text:p>
      <text:p text:style-name="Preformatted_20_Text"/>
      <text:p text:style-name="Preformatted_20_Text">void operation () {</text:p>
      <text:p text:style-name="Preformatted_20_Text"><text:s text:c="4"/>sqrt(9); // con importación estática</text:p>
      <text:p text:style-name="Preformatted_20_Text"><text:s text:c="4"/>Math.pow(5, 8); // sin importación estática</text:p>
      <text:p text:style-name="P1">}</text:p>
      <text:h text:style-name="Heading_20_2" text:outline-level="2"><text:bookmark text:name="user-content-arrays"/>Arrays</text:h>
      <text:p text:style-name="Text_20_body">Notación para la declaración de un array (el tamaño del array debe decidirse en la declaración):</text:p>
      <text:p text:style-name="Quotations"><text:span text:style-name="Source_20_Text">&lt;tipo_de_dato&gt; [] &lt;nombre_variable&gt; = new &lt;tipo_de_dato&gt;[&lt;tamaño&gt;];</text:span></text:p>
      <text:p text:style-name="Preformatted_20_Text">int[] sample = new int[10];</text:p>
      <text:p text:style-name="Preformatted_20_Text">int sample[] = new int[5];</text:p>
      <text:p text:style-name="Preformatted_20_Text">String[] sample = new String[1];</text:p>
      <text:p text:style-name="Preformatted_20_Text">boolean[] sample = new boolean[100];</text:p>
      <text:p text:style-name="P1">int[] sample1, sample2, sample3;</text:p>
      <text:p text:style-name="Text_20_body">Notación para la declaración e inicialización de un array:</text:p>
      <text:p text:style-name="Quotations"><text:span text:style-name="Source_20_Text">&lt;tipo_de_dato&gt; [] &lt;nombre_variable&gt; = {value, value, ...};</text:span></text:p>
      <text:p text:style-name="P1">int[] sample = {2015, 2016, 2017};</text:p>
      <text:p text:style-name="Text_20_body">Los arrays comienzan su indexación en cero y son <text:span text:style-name="Strong_20_Emphasis">mutables</text:span>:</text:p>
      <text:p text:style-name="Preformatted_20_Text"><text:soft-page-break/>sample[1] = 2018;</text:p>
      <text:p text:style-name="P1">System.out.println("Year: " + sample[1]); // =&gt; 2018</text:p>
      <text:p text:style-name="Text_20_body">Acceder un elemento dentro de un array (un intento de acceso fuera de los límites del array lanza un <text:span text:style-name="Source_20_Text">ArrayIndexOutOfBoundsException</text:span>):</text:p>
      <text:p text:style-name="P1">System.out.println("Year: " + sample[0]); // =&gt; 2015</text:p>
      <text:p text:style-name="Text_20_body">Al asignar una referencia de una matriz a otra referencia no se crea una copia de la matriz ni se copian los contenidos. Sólo se crea una referencia a la misma matriz, al igual que sucede con cualquier otro objeto. Por lo tanto, a partir de ambas referencias se accede al <text:span text:style-name="Strong_20_Emphasis">mismo array</text:span>:</text:p>
      <text:p text:style-name="Preformatted_20_Text">int[] nums = {1, 2, 3};</text:p>
      <text:p text:style-name="P1">int[] other = nums; // Ahora 'other' apunta a la misma matriz que 'nums'.</text:p>
      <text:h text:style-name="Heading_20_2" text:outline-level="2"><text:bookmark text:name="user-content-clases"/>Clases</text:h>
      <text:p text:style-name="Text_20_body">Una definición de clase crea un <text:span text:style-name="Strong_20_Emphasis">nuevo tipo de datos</text:span>:</text:p>
      <text:p text:style-name="Preformatted_20_Text">class Bicicleta {</text:p>
      <text:p text:style-name="Preformatted_20_Text"/>
      <text:p text:style-name="Preformatted_20_Text"><text:s text:c="4"/>// Campos o variables de instancia</text:p>
      <text:p text:style-name="Preformatted_20_Text"><text:s text:c="4"/>public int ritmo; // Public: Puede ser accedido desde cualquier parte</text:p>
      <text:p text:style-name="Preformatted_20_Text"><text:s text:c="4"/>private int velocidad; <text:s/>// Private: Accesible sólo desde esta clase</text:p>
      <text:p text:style-name="Preformatted_20_Text"><text:s text:c="4"/>protected int engranaje; // Protected: Accesible desde esta clases y sus subclases o desde el mismo paquete</text:p>
      <text:p text:style-name="Preformatted_20_Text"><text:s text:c="4"/>String nombre; // default: Sólo accesible desde este paquete</text:p>
      <text:p text:style-name="Preformatted_20_Text"/>
      <text:p text:style-name="Preformatted_20_Text"><text:s text:c="4"/>// Constructores son la manera de crear clases</text:p>
      <text:p text:style-name="Preformatted_20_Text"><text:s text:c="4"/>// Este es un constructor por defecto</text:p>
      <text:p text:style-name="Preformatted_20_Text"><text:s text:c="4"/>public Bicicleta() {</text:p>
      <text:p text:style-name="Preformatted_20_Text"><text:s text:c="8"/>engranaje = 1;</text:p>
      <text:p text:style-name="Preformatted_20_Text"><text:s text:c="8"/>ritmo = 50;</text:p>
      <text:p text:style-name="Preformatted_20_Text"><text:s text:c="8"/>velocidad = 5;</text:p>
      <text:p text:style-name="Preformatted_20_Text"><text:s text:c="8"/>nombre = "Bontrager";</text:p>
      <text:p text:style-name="Preformatted_20_Text"><text:s text:c="4"/>}</text:p>
      <text:p text:style-name="Preformatted_20_Text"/>
      <text:p text:style-name="Preformatted_20_Text"><text:s text:c="4"/>// Este es un constructor específico (contiene argumentos)</text:p>
      <text:p text:style-name="Preformatted_20_Text"><text:s text:c="4"/>public Bicicleta(int ritmoInicial, int velocidadInicial, int engranajeInicial, String nombre) {</text:p>
      <text:p text:style-name="Preformatted_20_Text"><text:s text:c="8"/>this(); // llamada al constructor sin parámetros 'Bicicleta()';</text:p>
      <text:p text:style-name="Preformatted_20_Text"><text:s text:c="8"/>this.engranaje = engranajeInicial;</text:p>
      <text:p text:style-name="Preformatted_20_Text"><text:s text:c="8"/>this.ritmo = ritmoInicial;</text:p>
      <text:p text:style-name="Preformatted_20_Text"><text:s text:c="8"/>this.velocidad = velocidadInicial;</text:p>
      <text:p text:style-name="Preformatted_20_Text"><text:s text:c="8"/>this.nombre = nombre;</text:p>
      <text:p text:style-name="Preformatted_20_Text"><text:s text:c="4"/>}</text:p>
      <text:p text:style-name="Preformatted_20_Text"/>
      <text:p text:style-name="Preformatted_20_Text"><text:s text:c="4"/>// Sintaxis de método:</text:p>
      <text:p text:style-name="Preformatted_20_Text"><text:s text:c="4"/>// &lt;public/private/protected&gt; &lt;tipo_de_retorno&gt; &lt;nombre_funcion&gt;(&lt;argumentos&gt;)</text:p>
      <text:p text:style-name="Preformatted_20_Text"/>
      <text:p text:style-name="Preformatted_20_Text"><text:s text:c="4"/>// Las clases de Java usualmente implementan métodos 'get' (obtener) y 'set' (establecer) para sus campos</text:p>
      <text:p text:style-name="Preformatted_20_Text"/>
      <text:p text:style-name="Preformatted_20_Text"><text:s text:c="4"/>// Sintaxis de declaración de métodos</text:p>
      <text:p text:style-name="Preformatted_20_Text"><text:s text:c="4"/>// &lt;alcance&gt; &lt;tipo_de_retorno&gt; &lt;nombre_metodo&gt;(&lt;argumentos&gt;)</text:p>
      <text:p text:style-name="Preformatted_20_Text"><text:s text:c="4"/>public int getRitmo() {</text:p>
      <text:p text:style-name="Preformatted_20_Text"><text:s text:c="8"/>return ritmo;</text:p>
      <text:p text:style-name="Preformatted_20_Text"><text:s text:c="4"/>}</text:p>
      <text:p text:style-name="Preformatted_20_Text"/>
      <text:p text:style-name="Preformatted_20_Text"><text:soft-page-break/><text:s text:c="4"/>// ....</text:p>
      <text:p text:style-name="Preformatted_20_Text"/>
      <text:p text:style-name="Preformatted_20_Text"><text:s text:c="4"/>//Método para mostrar los valores de los atributos de este objeto.</text:p>
      <text:p text:style-name="Preformatted_20_Text"><text:s text:c="4"/>@Override</text:p>
      <text:p text:style-name="Preformatted_20_Text"><text:s text:c="4"/>public String toString() {</text:p>
      <text:p text:style-name="Preformatted_20_Text"><text:s text:c="8"/>return "engranaje: " + engranaje +</text:p>
      <text:p text:style-name="Preformatted_20_Text"><text:s text:c="16"/>" ritmo: " + ritmo +</text:p>
      <text:p text:style-name="Preformatted_20_Text"><text:s text:c="16"/>" velocidad: " + velocidad +</text:p>
      <text:p text:style-name="Preformatted_20_Text"><text:s text:c="16"/>" nombre: " + nombre;</text:p>
      <text:p text:style-name="Preformatted_20_Text"><text:s text:c="4"/>}</text:p>
      <text:p text:style-name="P1">}</text:p>
      <text:p text:style-name="Text_20_body">Todas las clases tienen al menos un constructor predeterminado ya que Java ofrece automáticamente un constructor que inicializa todas las variables miembro en sus valores predeterminados que son <text:span text:style-name="Strong_20_Emphasis">cero(0), 'null' y 'false'</text:span>. Cuando se crea un constructor el predeterminado deja de usarse.</text:p>
      <text:p text:style-name="Text_20_body">Hay otra forma de <text:span text:style-name="Source_20_Text">this</text:span> que permite que un constructor invoque a otro dentro de la misma clase. Cuando se ejecuta <text:span text:style-name="Source_20_Text">this(lista-args)</text:span>, el constructor sobrecargado que encaja con la lista de parámetros especificada se ejecutará y se <text:span text:style-name="Strong_20_Emphasis">ejecutará primero</text:span>. Por tanto no se puede usar <text:span text:style-name="Source_20_Text">this()</text:span> y <text:span text:style-name="Source_20_Text">super()</text:span> al mismo tiempo ya que ambos deben ser la primera instrucción.</text:p>
      <text:p text:style-name="Text_20_body">El operador <text:span text:style-name="Source_20_Text">new</text:span> asigna dinámicamente, es decir, en tiempo de ejecución, memoria para un objeto y devuelve una referencia al mismo. Esta referencia es, ni más ni menos, que la dirección en memoria del objeto asignado por <text:span text:style-name="Source_20_Text">new</text:span>, que después se almacena en una variable para poder ser utilizada posteriormente.</text:p>
      <text:p text:style-name="Preformatted_20_Text">Bicicleta bicicleta = new Bicicleta();</text:p>
      <text:p text:style-name="P1">Bicicleta bicicleta2 = bicicleta; // Ahora ambas variables hacen referencia al mismo objeto.</text:p>
      <text:h text:style-name="Heading_20_3" text:outline-level="3"><text:bookmark text:name="user-content-clases-anidadas"/>Clases anidadas</text:h>
      <text:p text:style-name="Text_20_body"><text:a xlink:type="simple" xlink:href="https://docs.oracle.com/javase/tutorial/java/javaOO/nested.html" text:style-name="Internet_20_link" text:visited-style-name="Visited_20_Internet_20_Link">https://docs.oracle.com/javase/tutorial/java/javaOO/nested.html</text:a></text:p>
      <text:p text:style-name="Text_20_body">La clases anidadas no estáticas también se denominan <text:span text:style-name="Strong_20_Emphasis">clases internas</text:span>. Una clase interna no existe independientemente de su clase contenedora, ya que el ámbito de una clase interna lo define la clase externa. También se pueden definir clases que sean locales de un bloque.</text:p>
      <text:p text:style-name="Text_20_body">Una clase interna tiene acceso a todas las variables y métodos de su clase externa y puede hacer referencia a los mismos directamente como hacen otros miembros no estáticos de la clase externa.</text:p>
      <text:p text:style-name="Preformatted_20_Text">class Outern {</text:p>
      <text:p text:style-name="Preformatted_20_Text"><text:s text:c="4"/>int a = 5;</text:p>
      <text:p text:style-name="Preformatted_20_Text"><text:s text:c="4"/>int b = 10;</text:p>
      <text:p text:style-name="Preformatted_20_Text"/>
      <text:p text:style-name="Preformatted_20_Text"><text:s text:c="4"/>void sum() {</text:p>
      <text:p text:style-name="Preformatted_20_Text"><text:s text:c="8"/>Intern intern = new Intern();</text:p>
      <text:p text:style-name="Preformatted_20_Text"><text:s text:c="8"/>System.out.println(intern.operation());</text:p>
      <text:p text:style-name="Preformatted_20_Text"><text:s text:c="4"/>}</text:p>
      <text:p text:style-name="Preformatted_20_Text"/>
      <text:p text:style-name="Preformatted_20_Text"><text:s text:c="4"/>class Intern {</text:p>
      <text:p text:style-name="Preformatted_20_Text"><text:s text:c="8"/>int operation() {</text:p>
      <text:p text:style-name="Preformatted_20_Text"><text:s text:c="12"/>return a + b;</text:p>
      <text:p text:style-name="Preformatted_20_Text"><text:s text:c="8"/>}</text:p>
      <text:p text:style-name="Preformatted_20_Text"><text:s text:c="4"/>}</text:p>
      <text:p text:style-name="P1">}</text:p>
      <text:h text:style-name="Heading_20_2" text:outline-level="2"><text:bookmark text:name="user-content-métodos"/><text:soft-page-break/>Métodos</text:h>
      <text:p text:style-name="Text_20_body">Notación para la definición de un método:</text:p>
      <text:p text:style-name="Quotations"><text:span text:style-name="Source_20_Text">&lt;public/private/protected&gt; &lt;tipo_de_retorno&gt; &lt;nombre_funcion&gt;(&lt;argumentos&gt;)</text:span></text:p>
      <text:p text:style-name="Text_20_body">Los <text:span text:style-name="Strong_20_Emphasis">parámetros</text:span> aparecen en la definición del método. Cuando un método tiene parámetros la parte de su definición que los especifica se denomina 'lista de parámetros'.</text:p>
      <text:p text:style-name="Text_20_body">La <text:span text:style-name="Strong_20_Emphasis">firma</text:span> de un método se compone del <text:span text:style-name="Strong_20_Emphasis">nombre del método y la lista de parámetros</text:span>.</text:p>
      <text:p text:style-name="Text_20_body">Hablamos de <text:span text:style-name="Strong_20_Emphasis">argumentos</text:span> cuando usamos valores concretos para realizar la llamada al método. El valor concreto pasado a un método es el argumento. Dentro del método, la variable que recibe el argumento es el parámetro.</text:p>
      <text:p text:style-name="Preformatted_20_Text">int sum(int a, int b) { // lista de parámetros del método. Junto con el nombre forman la firma</text:p>
      <text:p text:style-name="Preformatted_20_Text"><text:s text:c="4"/>return a + b;</text:p>
      <text:p text:style-name="Preformatted_20_Text">}</text:p>
      <text:p text:style-name="Preformatted_20_Text"/>
      <text:p text:style-name="P1">sum(10, 20); // Llamada al método usando dos argumentos o valores</text:p>
      <text:p text:style-name="Text_20_body">Para la devolución de un valor en un método se utiliza la palabra clave <text:span text:style-name="Source_20_Text">return</text:span>. La sentencia <text:span text:style-name="Source_20_Text">return</text:span> tiene dos formas: una forma sirve para devolver un valor y la otra sirve para salir de un método cuando retorna <text:span text:style-name="Source_20_Text">void</text:span>:</text:p>
      <text:p text:style-name="Preformatted_20_Text">int sum(int a, int b) {</text:p>
      <text:p text:style-name="Preformatted_20_Text"><text:s text:c="2"/>return a + b;</text:p>
      <text:p text:style-name="Preformatted_20_Text">}</text:p>
      <text:p text:style-name="Preformatted_20_Text"/>
      <text:p text:style-name="Preformatted_20_Text">void isEven(int num) {</text:p>
      <text:p text:style-name="Preformatted_20_Text"><text:s text:c="2"/>if(num % 2 == 0)</text:p>
      <text:p text:style-name="Preformatted_20_Text"><text:s text:c="4"/>return;</text:p>
      <text:p text:style-name="Preformatted_20_Text"><text:s text:c="2"/>else</text:p>
      <text:p text:style-name="Preformatted_20_Text"><text:s text:c="4"/>System.out.println("Num is odd");</text:p>
      <text:p text:style-name="P1">}</text:p>
      <text:p text:style-name="Text_20_body">En Java, cuando se pasa como argumento <text:span text:style-name="Strong_20_Emphasis">un tipo primitivo se pasa por valor</text:span>, esto es, se crea una copia del argumento y los cambios que suceden dentro del método no afecta al exterior. En cambio, cuando se pasa un <text:span text:style-name="Strong_20_Emphasis">objeto se pasa implícitamente por referencia</text:span>, ya que cuando se crea una variable de un tipo de clase se crea una referencia a un objeto y es la referencia y no el objeto lo que se pasa al método. Los cambios realizados en el objeto dentro del método afectan al objeto.</text:p>
      <text:p text:style-name="Text_20_body">Podemos indicar un parámetro como <text:span text:style-name="Source_20_Text">final</text:span> lo que impedirá que podamos asignar una referencia de un nuevo objeto aunque no impedirá que se realicen cambios en los atributos del objeto:</text:p>
      <text:p text:style-name="Preformatted_20_Text">class Car {</text:p>
      <text:p text:style-name="Preformatted_20_Text"><text:s text:c="2"/>public int speed;</text:p>
      <text:p text:style-name="Preformatted_20_Text"/>
      <text:p text:style-name="Preformatted_20_Text"><text:s text:c="2"/>public Car(int speed) {</text:p>
      <text:p text:style-name="Preformatted_20_Text"><text:s text:c="4"/>this.speed = speed;</text:p>
      <text:p text:style-name="Preformatted_20_Text"><text:s text:c="2"/>}</text:p>
      <text:p text:style-name="Preformatted_20_Text">}</text:p>
      <text:p text:style-name="Preformatted_20_Text"/>
      <text:p text:style-name="Preformatted_20_Text">class Main {</text:p>
      <text:p text:style-name="Preformatted_20_Text"><text:s text:c="2"/>public static void main(String[] args) {</text:p>
      <text:p text:style-name="Preformatted_20_Text"><text:s text:c="4"/>Car car = new Car(100);</text:p>
      <text:p text:style-name="Preformatted_20_Text"><text:soft-page-break/><text:s text:c="4"/>System.out.println("Speed: " + car.speed); // Prints '100'</text:p>
      <text:p text:style-name="Preformatted_20_Text"><text:s text:c="4"/>bicycle = incrementSpeed(bicycle);</text:p>
      <text:p text:style-name="Preformatted_20_Text"><text:s text:c="4"/>System.out.println("Speed: " + car.speed); // Prints '125'</text:p>
      <text:p text:style-name="Preformatted_20_Text"/>
      <text:p text:style-name="Preformatted_20_Text"><text:s text:c="2"/>}</text:p>
      <text:p text:style-name="Preformatted_20_Text"/>
      <text:p text:style-name="Preformatted_20_Text"><text:s text:c="2"/>public static Bicycle incrementSpeed(final Bicycle bicycle) {</text:p>
      <text:p text:style-name="Preformatted_20_Text"><text:s text:c="4"/>bicycle.speed = 125; <text:s/>// Podemos asignar nuevos valores a los atributos del objeto</text:p>
      <text:p text:style-name="Preformatted_20_Text"><text:s text:c="4"/>// bicycle = new Bicycle(125); // ERROR! No podemos asignar una referencia de un nuevo objeto a la variable final 'bicycle'</text:p>
      <text:p text:style-name="Preformatted_20_Text"><text:s text:c="4"/>return bicycle;</text:p>
      <text:p text:style-name="Preformatted_20_Text"><text:s text:c="2"/>}</text:p>
      <text:p text:style-name="P1">}</text:p>
      <text:h text:style-name="Heading_20_3" text:outline-level="3"><text:bookmark text:name="user-content-sobrecarga-de-métodos"/>Sobrecarga de métodos</text:h>
      <text:p text:style-name="Text_20_body">La sobrecarga de métodos es una de las técnicas de Java para implementar el <text:span text:style-name="Strong_20_Emphasis">polimorfismo</text:span>. En Java, dos o más métodos de la misma clase pueden compartir el mismo nombre siempre y cuando su <text:span text:style-name="Strong_20_Emphasis">firma sea diferente</text:span>. Por tanto, para sobrecargar un método, basta con declarar métodos con distinta firma. En Java, la firma de un método es el <text:span text:style-name="Strong_20_Emphasis">nombre del método más su lista de parámetros</text:span>, sin incluir el tipo devuelto. Por tanto, la sobrecarga de métodos son métodos con el mismo nombre pero distinta lista de parámetros, sin tener en cuenta el tipo de devolución.</text:p>
      <text:p text:style-name="Text_20_body">Por ejemplo, en la clase <text:span text:style-name="Source_20_Text">java.lang.Math</text:span> se utiliza la sobrecarga de métodos para disponer de varios métodos que realizan la misma operación sobre tipos diferentes:</text:p>
      <text:p text:style-name="Preformatted_20_Text">public static double abs(double a)</text:p>
      <text:p text:style-name="Preformatted_20_Text">public static float abs(float a)</text:p>
      <text:p text:style-name="Preformatted_20_Text">public static long abs(long a)</text:p>
      <text:p text:style-name="P1">public static int abs(int a)</text:p>
      <text:h text:style-name="Heading_20_3" text:outline-level="3"><text:bookmark text:name="user-content-argumentos-de-longitud-variable-varargs"/>Argumentos de longitud variable: <text:span text:style-name="Source_20_Text">varargs</text:span></text:h>
      <text:p text:style-name="Text_20_body">En ocasiones será necesario métodos que acepten una número variable de argumentos. Se define con el símbolo (<text:span text:style-name="Source_20_Text">...</text:span>).</text:p>
      <text:p text:style-name="Text_20_body">La firma de un método con argumentos de longitud variable es:</text:p>
      <text:p text:style-name="Quotations"><text:span text:style-name="Source_20_Text">tipo método(tipo ... var) {}</text:span></text:p>
      <text:p text:style-name="Text_20_body">Dentro del método esta variable se utiliza como una array. Por lo tanto, para acceder a los parámetros se emplea la misma notación que se emplea en un array. Un método puede tener parámetros normales además de parámetros de longitud variable. En ese caso, <text:span text:style-name="Strong_20_Emphasis">los parámetros normales van delante y por último el parámetro de longitud variable</text:span>.</text:p>
      <text:h text:style-name="Heading_20_2" text:outline-level="2"><text:bookmark text:name="user-content-static"/><text:span text:style-name="Source_20_Text">Static</text:span></text:h>
      <text:p text:style-name="Text_20_body">Se pueden definir como <text:span text:style-name="Source_20_Text">static</text:span> tanto variables como métodos. Las variables declarados como <text:span text:style-name="Source_20_Text">static</text:span> son básicamente <text:span text:style-name="Strong_20_Emphasis">variables globales</text:span>. Todas las instancias de la clase comparten la misma variable.</text:p>
      <text:p text:style-name="Text_20_body">Los métodos <text:span text:style-name="Source_20_Text">static</text:span> tienen ciertas restricciones:</text:p>
      <text:list xml:id="list542557542" text:style-name="L4">
        <text:list-item>
          <text:p text:style-name="P32">Sólo pueden invocar directamente otros métodos <text:span text:style-name="Source_20_Text">static</text:span> </text:p>
        </text:list-item>
        <text:list-item>
          <text:p text:style-name="P32"><text:soft-page-break/>Sólo pueden acceder directamente a datos <text:span text:style-name="Source_20_Text">static</text:span> </text:p>
        </text:list-item>
        <text:list-item>
          <text:p text:style-name="P10">Carecen de una referencia <text:span text:style-name="Source_20_Text">this</text:span> </text:p>
        </text:list-item>
      </text:list>
      <text:h text:style-name="Heading_20_3" text:outline-level="3"><text:bookmark text:name="user-content-bloque-static"/>Bloque <text:span text:style-name="Source_20_Text">static</text:span></text:h>
      <text:p text:style-name="Text_20_body">Cuando una clase requiere de cierta inicialización antes de que pueda crear objetos se puede usar un bloque <text:span text:style-name="Source_20_Text">static</text:span> que se ejecuta al cargar la clase por primera vez:</text:p>
      <text:p text:style-name="Preformatted_20_Text">class staticBlock {</text:p>
      <text:p text:style-name="Preformatted_20_Text"><text:s text:c="2"/>static int a;</text:p>
      <text:p text:style-name="Preformatted_20_Text"><text:s text:c="2"/>static int b;</text:p>
      <text:p text:style-name="Preformatted_20_Text"/>
      <text:p text:style-name="Preformatted_20_Text"><text:s text:c="2"/>// Este bloque se ejecuta al cargar la clase por primera vez y antes que cualquier otro método 'static'</text:p>
      <text:p text:style-name="Preformatted_20_Text"><text:s text:c="2"/>static {</text:p>
      <text:p text:style-name="Preformatted_20_Text"><text:s text:c="4"/>a = 5;</text:p>
      <text:p text:style-name="Preformatted_20_Text"><text:s text:c="4"/>b = 10;</text:p>
      <text:p text:style-name="Preformatted_20_Text"><text:s text:c="2"/>}</text:p>
      <text:p text:style-name="P1">}</text:p>
      <text:h text:style-name="Heading_20_2" text:outline-level="2"><text:bookmark text:name="user-content-herencia"/>Herencia</text:h>
      <text:p text:style-name="Text_20_body">La <text:span text:style-name="Strong_20_Emphasis">herencia</text:span> es uno de los tres principios fundamentales de la programación orientada a objetos ya que permite crear clasificaciones jerárquicas.</text:p>
      <text:p text:style-name="Text_20_body">Se invoca al constructor de la superclase con <text:span text:style-name="Source_20_Text">super(lista-parámetros)</text:span>. Esta instrucción debe ser <text:span text:style-name="Strong_20_Emphasis">siempre la primera instrucción</text:span> ejecutada dentro del constructor de la subclase. El constructor de la superclase inicializa la parte de la superclase y el constructor de la subclase la parte de la subclase. En una jerarquía de clases, los constructores se invocan en orden de derivación, de <text:span text:style-name="Strong_20_Emphasis">superclase a subclase</text:span>.</text:p>
      <text:p text:style-name="Text_20_body">Con <text:span text:style-name="Source_20_Text">super.miembro</text:span> en donde miembro puede ser un método o una variable de instancia, podemos hacer referencia a métodos o variables de la superclase desde una subclase.</text:p>
      <text:p text:style-name="Text_20_body">Java es un lenguaje de <text:span text:style-name="Strong_20_Emphasis">tipado fuerte</text:span>. Por lo tanto una variable de tipo sólo puede hacer referencia a objetos de ese tipo. Sin embargo, existe una excepción cuando aplicamos la herencia. Se puede asignar a una variable de referencia de una superclase una referencia a un objeto de cualquier subclase derivada de dicha superclase. Es decir, una referencia de superclase puede hacer referencia a un objeto de subclase.</text:p>
      <text:p text:style-name="Text_20_body">Hay que tener en cuenta que cuando se asigna una referencia de un objeto de subclase a una variable de referencia de superclase <text:span text:style-name="Strong_20_Emphasis">sólo</text:span> se tiene acceso a las partes del objeto que defina la superclase.</text:p>
      <text:p text:style-name="Preformatted_20_Text">class Vehicle {</text:p>
      <text:p text:style-name="Preformatted_20_Text"><text:s text:c="4"/>void echo() {}</text:p>
      <text:p text:style-name="Preformatted_20_Text">}</text:p>
      <text:p text:style-name="Preformatted_20_Text"/>
      <text:p text:style-name="Preformatted_20_Text">class Car extends Vehicle {</text:p>
      <text:p text:style-name="Preformatted_20_Text"><text:s text:c="4"/>void gamma(){}</text:p>
      <text:p text:style-name="Preformatted_20_Text"/>
      <text:p text:style-name="Preformatted_20_Text"><text:s text:c="4"/>void sample() {</text:p>
      <text:p text:style-name="Preformatted_20_Text"><text:s text:c="8"/>Vehicle vehicle = new Car(); // Un variable de tipo 'Vehicle' hace referencia a un objeto de tipo 'Car', que es una subclase de 'Vehicle'</text:p>
      <text:p text:style-name="Preformatted_20_Text"><text:s text:c="8"/>vehicle.echo(); // Correcto</text:p>
      <text:p text:style-name="Preformatted_20_Text"><text:soft-page-break/><text:s text:c="8"/>// vehicle.gamma(); // Incorrecto. Sólo tenemos acceso a las partes que definen la superclase.</text:p>
      <text:p text:style-name="Preformatted_20_Text"><text:s text:c="4"/>}</text:p>
      <text:p text:style-name="P1">}</text:p>
      <text:h text:style-name="Heading_20_3" text:outline-level="3"><text:bookmark text:name="user-content-sobreescritura-de-métodos"/>Sobreescritura de métodos</text:h>
      <text:p text:style-name="Text_20_body">En una jerarquía de clases, cuando un método de una subclase tiene el mismo tipo de devolución y firma (nombre y parámetros) que un método de su superclase, el método de la subclase reemplaza o sobreescribe al de la superclase.</text:p>
      <text:p text:style-name="Text_20_body"><text:span text:style-name="Strong_20_Emphasis">Si la firma no es exacta, ya no hablamos de sobreescritura de métodos sino de sobrecarga de métodos</text:span>.</text:p>
      <text:p text:style-name="Text_20_body">La sobreescritura de métodos es importante porque es la forma de implementar el <text:span text:style-name="Strong_20_Emphasis">polimorfismo</text:span> en Java. El compilador, en tiempo de ejecución, será el encargado de invocar el método adecuado.</text:p>
      <text:p text:style-name="Text_20_body">Si usamos la anotación <text:span text:style-name="Source_20_Text">@Override</text:span> en un método le estamos indicando al compilador que es un método sobreescrito y por tanto puede realizar las comprobaciones pertinentes en tiempo de compilación, como por ejemplo que el método original sigue existiendo en la superclase o que no ha sido modificado.</text:p>
      <text:p text:style-name="Preformatted_20_Text">class Vehicle {</text:p>
      <text:p text:style-name="Preformatted_20_Text"><text:s text:c="2"/>void show() {}</text:p>
      <text:p text:style-name="Preformatted_20_Text">}</text:p>
      <text:p text:style-name="Preformatted_20_Text"/>
      <text:p text:style-name="Preformatted_20_Text">class Car extends Vehicle {</text:p>
      <text:p text:style-name="Preformatted_20_Text"><text:s text:c="4"/>@Override</text:p>
      <text:p text:style-name="Preformatted_20_Text"><text:s text:c="4"/>void show() {}</text:p>
      <text:p text:style-name="Preformatted_20_Text">}</text:p>
      <text:p text:style-name="Preformatted_20_Text"/>
      <text:p text:style-name="Preformatted_20_Text">class Motocycle extends Vehicle {</text:p>
      <text:p text:style-name="Preformatted_20_Text"><text:s text:c="2"/>@Override</text:p>
      <text:p text:style-name="Preformatted_20_Text"><text:s text:c="2"/>void show() {</text:p>
      <text:p text:style-name="Preformatted_20_Text"><text:s text:c="4"/>super.show(); // Podemos invocar al método 'show()' de la superclase</text:p>
      <text:p text:style-name="Preformatted_20_Text"><text:s text:c="2"/>}</text:p>
      <text:p text:style-name="Preformatted_20_Text">}</text:p>
      <text:p text:style-name="Preformatted_20_Text"/>
      <text:p text:style-name="Preformatted_20_Text">public class Sample {</text:p>
      <text:p text:style-name="Preformatted_20_Text"><text:s text:c="2"/>public static void main(String ... args) {</text:p>
      <text:p text:style-name="Preformatted_20_Text"><text:s text:c="4"/>Vehicle vehicle1 = new Car();</text:p>
      <text:p text:style-name="Preformatted_20_Text"><text:s text:c="4"/>Vehicle vehicle2 = new Motocycle();</text:p>
      <text:p text:style-name="Preformatted_20_Text"><text:s text:c="4"/>vehicle1.show(); // El compilador invoca el método 'show()' de 'Car'</text:p>
      <text:p text:style-name="Preformatted_20_Text"><text:s text:c="4"/>vehicle2.show(); // El compilador invoca el método 'show()' de 'Motocycle'</text:p>
      <text:p text:style-name="Preformatted_20_Text"/>
      <text:p text:style-name="Preformatted_20_Text"><text:s text:c="2"/>}</text:p>
      <text:p text:style-name="P1">}</text:p>
      <text:h text:style-name="Heading_20_3" text:outline-level="3"><text:bookmark text:name="user-content-clases-abstractas"/>Clases abstractas</text:h>
      <text:p text:style-name="Text_20_body">Una clase que defina uno o varios métodos abstractos debe definirse como <text:span text:style-name="Source_20_Text">abstract</text:span>. Un método abstracto carece de cuerpo y debe ser implementado en una subclase. Si la subclase no lo implementa, también deberá marcarse como <text:span text:style-name="Source_20_Text">abstract</text:span>. No se pueden crear objetos de una clase marcada como abstracta.</text:p>
      <text:p text:style-name="Text_20_body">El modificador <text:span text:style-name="Source_20_Text">abstract</text:span> sólo se puede usar en métodos normales, no se puede aplicar ni en métodos estáticos ni en constructores.</text:p>
      <text:p text:style-name="Text_20_body"><text:soft-page-break/>Una clase definida como <text:span text:style-name="Source_20_Text">abstract</text:span> puede tener variables y métodos normales con implementación como cualquier otra clase.</text:p>
      <text:p text:style-name="Preformatted_20_Text">abstract class Vehicle {</text:p>
      <text:p text:style-name="Preformatted_20_Text"><text:s text:c="2"/>void show();</text:p>
      <text:p text:style-name="Preformatted_20_Text">}</text:p>
      <text:p text:style-name="Preformatted_20_Text"/>
      <text:p text:style-name="Preformatted_20_Text">class Car extends Vehicle {</text:p>
      <text:p text:style-name="Preformatted_20_Text"><text:s text:c="2"/>@Override</text:p>
      <text:p text:style-name="Preformatted_20_Text"><text:s text:c="2"/>void show() {}</text:p>
      <text:p text:style-name="P1">}</text:p>
      <text:h text:style-name="Heading_20_3" text:outline-level="3"><text:bookmark text:name="user-content-modificador-final"/>Modificador <text:span text:style-name="Source_20_Text">final</text:span></text:h>
      <text:p text:style-name="Text_20_body">Para evitar que un método se reemplace, se especifica <text:span text:style-name="Source_20_Text">final</text:span> como modificador al inicio de su declaración. También se puede evitar que una clase se herede si se precede su declaración como <text:span text:style-name="Source_20_Text">final</text:span>. De esta forma, todos sus métodos son final de forma implícita.</text:p>
      <text:p text:style-name="Text_20_body">Los modificadores <text:span text:style-name="Source_20_Text">abstract</text:span> y <text:span text:style-name="Source_20_Text">final</text:span> son incompatibles ya que una clase <text:span text:style-name="Source_20_Text">abstract</text:span> debe ser heredada para proporcionar una implementación completa y el modificador <text:span text:style-name="Source_20_Text">final</text:span> no permite la herencia.</text:p>
      <text:p text:style-name="Text_20_body">Una variable miembro con el modificador <text:span text:style-name="Source_20_Text">final</text:span> es como una constante ya que el valor inicial asignado no se puede cambiar mientras dure el programa.</text:p>
      <text:p text:style-name="Preformatted_20_Text">final class Vehicle {}</text:p>
      <text:p text:style-name="Preformatted_20_Text"/>
      <text:p text:style-name="Preformatted_20_Text">class SuperCar {</text:p>
      <text:p text:style-name="Preformatted_20_Text"><text:s text:c="2"/>final int MIN_POWER = 545; // Este valor no cambia mientras dure el programa</text:p>
      <text:p text:style-name="Preformatted_20_Text"/>
      <text:p text:style-name="Preformatted_20_Text"><text:s text:c="2"/>void show() {}</text:p>
      <text:p text:style-name="Preformatted_20_Text"><text:s text:c="2"/>final void price() {}</text:p>
      <text:p text:style-name="Preformatted_20_Text">}</text:p>
      <text:p text:style-name="Preformatted_20_Text"/>
      <text:p text:style-name="Preformatted_20_Text">// class Moto extends Vehicle {} // Una clase final no puede ser heredada</text:p>
      <text:p text:style-name="Preformatted_20_Text"/>
      <text:p text:style-name="Preformatted_20_Text">class Car extends SuperCar {</text:p>
      <text:p text:style-name="Preformatted_20_Text"><text:s text:c="2"/>@Override</text:p>
      <text:p text:style-name="Preformatted_20_Text"><text:s text:c="2"/>void show() {} // Correcto</text:p>
      <text:p text:style-name="Preformatted_20_Text"/>
      <text:p text:style-name="Preformatted_20_Text"><text:s text:c="2"/>void price() {} // Incorrecto. No se puede sobreescribir un método 'final'</text:p>
      <text:p text:style-name="P1">}</text:p>
      <text:h text:style-name="Heading_20_2" text:outline-level="2"><text:bookmark text:name="user-content-visibilidad"/>Visibilidad</text:h>
      <text:h text:style-name="Heading_20_3" text:outline-level="3"><text:bookmark text:name="user-content-visibilidad-de-clases"/>Visibilidad de clases</text:h>
      <text:p text:style-name="Text_20_body">Visibilidad permitidas para las clases:</text:p>
      <text:list xml:id="list2929924628" text:style-name="L5">
        <text:list-item>
          <text:p text:style-name="P33"><text:span text:style-name="Source_20_Text">default</text:span> (sin modificador) -&gt; Una clase sin modificador sólo será visible por otras clases <text:span text:style-name="Strong_20_Emphasis">dentro del mismo paquete</text:span>. </text:p>
        </text:list-item>
        <text:list-item>
          <text:p text:style-name="P11"><text:span text:style-name="Source_20_Text">public</text:span> -&gt; Una clase pública es <text:span text:style-name="Strong_20_Emphasis">visible desde cualquier lugar</text:span>. </text:p>
        </text:list-item>
      </text:list>
      <text:p text:style-name="Text_20_body"><text:span text:style-name="Strong_20_Emphasis">NOTA</text:span>: Una clase declarada como <text:span text:style-name="Source_20_Text">public</text:span> debe encontrarse en un archivo con el mismo nombre.</text:p>
      <text:p text:style-name="Preformatted_20_Text">class Vehicle {} // clase 'default' (sin modificador)</text:p>
      <text:p text:style-name="P1">public class Car {} // clase 'public' y en un fichero con el nombre 'Car.java'</text:p>
      <text:h text:style-name="Heading_20_3" text:outline-level="3"><text:bookmark text:name="user-content-visibilidad-de-una-interfaz"/><text:soft-page-break/>Visibilidad de una interfaz</text:h>
      <text:p text:style-name="Text_20_body">Visibilidad permitida para las interfaces:</text:p>
      <text:list xml:id="list3184458166" text:style-name="L6">
        <text:list-item>
          <text:p text:style-name="P34"><text:span text:style-name="Source_20_Text">default</text:span> (sin modificador) -&gt; Una interfaz sin modificador sólo será visible por otras clases o interfaces <text:span text:style-name="Strong_20_Emphasis">dentro del mismo paquete</text:span>. </text:p>
        </text:list-item>
        <text:list-item>
          <text:p text:style-name="P12"><text:span text:style-name="Source_20_Text">public</text:span> -&gt; Una interfaz pública es visible <text:span text:style-name="Strong_20_Emphasis">desde cualquier lugar</text:span>. </text:p>
        </text:list-item>
      </text:list>
      <text:p text:style-name="Text_20_body"><text:span text:style-name="Emphasis">NOTA</text:span>: Una interfaz declarada como <text:span text:style-name="Source_20_Text">public</text:span> debe encontrarse en un archivo con el mismo nombre.</text:p>
      <text:p text:style-name="Preformatted_20_Text">interface Vehicle {} // interfaz 'default' (sin modificador)</text:p>
      <text:p text:style-name="P1">public interface Car {} // <text:s/>interfaz 'public' y en un fichero con el nombre 'Car.java'</text:p>
      <text:h text:style-name="Heading_20_3" text:outline-level="3"><text:bookmark text:name="user-content-visibilidad-de-variables-y-miembros-de-instancia"/>Visibilidad de variables y miembros de instancia</text:h>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style-name="TableLine2182869000032">
            <table:table-cell table:style-name="Tabla1.A1" office:value-type="string">
              <text:p text:style-name="P5"/>
            </table:table-cell>
            <table:table-cell table:style-name="Tabla1.A1" office:value-type="string">
              <text:p text:style-name="P6">Private</text:p>
            </table:table-cell>
            <table:table-cell table:style-name="Tabla1.A1" office:value-type="string">
              <text:p text:style-name="P6">Default</text:p>
            </table:table-cell>
            <table:table-cell table:style-name="Tabla1.A1" office:value-type="string">
              <text:p text:style-name="P6">Protected</text:p>
            </table:table-cell>
            <table:table-cell table:style-name="Tabla1.A1" office:value-type="string">
              <text:p text:style-name="P6">Public</text:p>
            </table:table-cell>
          </table:table-row>
        </table:table-header-rows>
        <table:table-row table:style-name="TableLine2182869000032">
          <table:table-cell table:style-name="Tabla1.A1" office:value-type="string">
            <text:p text:style-name="P3">Visible desde la misma clase</text:p>
          </table:table-cell>
          <table:table-cell table:style-name="Tabla1.A1" office:value-type="string">
            <text:p text:style-name="P4">Sí</text:p>
          </table:table-cell>
          <table:table-cell table:style-name="Tabla1.A1" office:value-type="string">
            <text:p text:style-name="P4">Sí</text:p>
          </table:table-cell>
          <table:table-cell table:style-name="Tabla1.A1" office:value-type="string">
            <text:p text:style-name="P4">Sí</text:p>
          </table:table-cell>
          <table:table-cell table:style-name="Tabla1.A1" office:value-type="string">
            <text:p text:style-name="P4">Sí</text:p>
          </table:table-cell>
        </table:table-row>
        <table:table-row table:style-name="TableLine2182869000032">
          <table:table-cell table:style-name="Tabla1.A1" office:value-type="string">
            <text:p text:style-name="P3">Visible desde el mismo paquete por una subclase</text:p>
          </table:table-cell>
          <table:table-cell table:style-name="Tabla1.A1" office:value-type="string">
            <text:p text:style-name="P4">No</text:p>
          </table:table-cell>
          <table:table-cell table:style-name="Tabla1.A1" office:value-type="string">
            <text:p text:style-name="P4">Sí</text:p>
          </table:table-cell>
          <table:table-cell table:style-name="Tabla1.A1" office:value-type="string">
            <text:p text:style-name="P4">Sí</text:p>
          </table:table-cell>
          <table:table-cell table:style-name="Tabla1.A1" office:value-type="string">
            <text:p text:style-name="P4">Sí</text:p>
          </table:table-cell>
        </table:table-row>
        <table:table-row table:style-name="TableLine2182869000032">
          <table:table-cell table:style-name="Tabla1.A1" office:value-type="string">
            <text:p text:style-name="P3">Visible desde el mismo paquete por una no subclase</text:p>
          </table:table-cell>
          <table:table-cell table:style-name="Tabla1.A1" office:value-type="string">
            <text:p text:style-name="P4">No</text:p>
          </table:table-cell>
          <table:table-cell table:style-name="Tabla1.A1" office:value-type="string">
            <text:p text:style-name="P4">Sí</text:p>
          </table:table-cell>
          <table:table-cell table:style-name="Tabla1.A1" office:value-type="string">
            <text:p text:style-name="P4">Sí</text:p>
          </table:table-cell>
          <table:table-cell table:style-name="Tabla1.A1" office:value-type="string">
            <text:p text:style-name="P4">Sí</text:p>
          </table:table-cell>
        </table:table-row>
        <table:table-row table:style-name="TableLine2182869000032">
          <table:table-cell table:style-name="Tabla1.A1" office:value-type="string">
            <text:p text:style-name="P3">Visible desde un paquete diferente por una subclase</text:p>
          </table:table-cell>
          <table:table-cell table:style-name="Tabla1.A1" office:value-type="string">
            <text:p text:style-name="P4">No</text:p>
          </table:table-cell>
          <table:table-cell table:style-name="Tabla1.A1" office:value-type="string">
            <text:p text:style-name="P4">No</text:p>
          </table:table-cell>
          <table:table-cell table:style-name="Tabla1.A1" office:value-type="string">
            <text:p text:style-name="P4">Sí</text:p>
          </table:table-cell>
          <table:table-cell table:style-name="Tabla1.A1" office:value-type="string">
            <text:p text:style-name="P4">Sí</text:p>
          </table:table-cell>
        </table:table-row>
        <table:table-row table:style-name="TableLine2182869000032">
          <table:table-cell table:style-name="Tabla1.A1" office:value-type="string">
            <text:p text:style-name="P3">Visible desde un paquete diferente por una no subclase</text:p>
          </table:table-cell>
          <table:table-cell table:style-name="Tabla1.A1" office:value-type="string">
            <text:p text:style-name="P4">No</text:p>
          </table:table-cell>
          <table:table-cell table:style-name="Tabla1.A1" office:value-type="string">
            <text:p text:style-name="P4">No</text:p>
          </table:table-cell>
          <table:table-cell table:style-name="Tabla1.A1" office:value-type="string">
            <text:p text:style-name="P4">No</text:p>
          </table:table-cell>
          <table:table-cell table:style-name="Tabla1.A1" office:value-type="string">
            <text:p text:style-name="P4">Sí</text:p>
          </table:table-cell>
        </table:table-row>
      </table:table>
      <text:h text:style-name="Heading_20_2" text:outline-level="2"><text:bookmark text:name="user-content-interfaces"/>Interfaces</text:h>
      <text:p text:style-name="Text_20_body">Las interfaces son sintácticamente similares a las clases abstractas con la diferencia que <text:span text:style-name="Strong_20_Emphasis">en una interfaz todos los métodos carecen de cuerpo</text:span>. Una clase puede implementar todas las interfaces que desee pero tiene que implementar todos los métodos descritos en la interfaz. Por tanto, el código que conozca la interfaz puede usar objetos de cualquier clase que implemente dicha interfaz. Si una clase no implementa todos los métodos de una interfaz deberá declarase como <text:span text:style-name="Source_20_Text">abstract</text:span>.</text:p>
      <text:p text:style-name="Text_20_body">Antes de JDK 8 una interfaz no podía definir ninguna implementación pero a partir de JDK 8 se puede añadir una implementación predeterminada a un método de interfaz. La clase o clases que implementen la interfaz podrán <text:span text:style-name="Strong_20_Emphasis">definir su propia implementación o usar la predeterminada</text:span>. Un método predeterminado se precede con la palabra clave <text:span text:style-name="Source_20_Text">default</text:span>. Ahora también admite métodos estáticos y, a partir de JDK 9, una interfaz puede incluir métodos <text:span text:style-name="Source_20_Text">private</text:span>.</text:p>
      <text:p text:style-name="Text_20_body">Una interfaz puede ser <text:span text:style-name="Source_20_Text">public</text:span> (y en un fichero del mismo nombre) o <text:span text:style-name="Source_20_Text">default</text:span> (sin modificador). Los métodos son implícitamente <text:span text:style-name="Source_20_Text">public</text:span> y las variables declaradas en un interfaz no son variables de instancia, sino que son <text:span text:style-name="Source_20_Text">public</text:span>, <text:span text:style-name="Source_20_Text">final</text:span> y <text:span text:style-name="Source_20_Text">static</text:span> y deben inicializarse. Por tanto son constantes.</text:p>
      <text:p text:style-name="Text_20_body">Cuando una clase implementa varias interfaces, éstas se separan mediante comas. En caso de que una clase implemente una interfaz y que herede de una clase primero se coloca <text:span text:style-name="Source_20_Text">extends</text:span> y luego <text:span text:style-name="Source_20_Text">implements</text:span>.</text:p>
      <text:p text:style-name="Text_20_body"><text:span text:style-name="Strong_20_Emphasis">Importante</text:span>: como hemos dicho en una interfaz los métodos son implícitamente <text:span text:style-name="Source_20_Text">public</text:span>. Cuando una clase implementa dicha interfaz y codifica los métodos de la interfaz, si no indica visibilidad los miembros de la clase son <text:span text:style-name="Source_20_Text">default</text:span> de forma implícita, lo cual genera un error ya que <text:span text:style-name="Source_20_Text">default</text:span> es <text:soft-page-break/>más restrictivo que <text:span text:style-name="Source_20_Text">public</text:span>. Por tanto, <text:span text:style-name="Strong_20_Emphasis">tenemos que indicar explícitamente como </text:span><text:span text:style-name="Strong_20_Emphasis"><text:span text:style-name="Source_20_Text">public</text:span></text:span><text:span text:style-name="Strong_20_Emphasis"> los métodos implementados en la clase</text:span>.</text:p>
      <text:p text:style-name="Preformatted_20_Text">(public) interface Vehicle {</text:p>
      <text:p text:style-name="Preformatted_20_Text"><text:s text:c="2"/>public static final String UNITS = "Km/h";</text:p>
      <text:p text:style-name="Preformatted_20_Text"/>
      <text:p text:style-name="Preformatted_20_Text"><text:s text:c="2"/>// Método implícitamente 'public' que será codificado por la clase o clases que implementan la interfaz</text:p>
      <text:p text:style-name="Preformatted_20_Text"><text:s text:c="2"/>void getWheels();</text:p>
      <text:p text:style-name="Preformatted_20_Text"/>
      <text:p text:style-name="Preformatted_20_Text"><text:s text:c="2"/>// Método con una implementación por defecto.</text:p>
      <text:p text:style-name="Preformatted_20_Text"><text:s text:c="2"/>(public) default boolean start() {</text:p>
      <text:p text:style-name="Preformatted_20_Text"><text:s text:c="4"/>return true;</text:p>
      <text:p text:style-name="Preformatted_20_Text"><text:s text:c="2"/>}</text:p>
      <text:p text:style-name="Preformatted_20_Text">}</text:p>
      <text:p text:style-name="Preformatted_20_Text"/>
      <text:p text:style-name="Preformatted_20_Text">// Si una clase implementa varias interfaces, estas se separan mediante comas.</text:p>
      <text:p text:style-name="Preformatted_20_Text">class Car extends Superclass implements Vehicle {</text:p>
      <text:p text:style-name="Preformatted_20_Text"><text:s text:c="4"/>public void getWheels() {} // Es necesario indicar 'public' o se genera un error.</text:p>
      <text:p text:style-name="Preformatted_20_Text">}</text:p>
      <text:p text:style-name="Preformatted_20_Text"/>
      <text:p text:style-name="Preformatted_20_Text">class Sample {</text:p>
      <text:p text:style-name="Preformatted_20_Text"><text:s text:c="4"/>public static void main (String ... args) {</text:p>
      <text:p text:style-name="Preformatted_20_Text"><text:s text:c="8"/>Vehicle car = new Car(); // Al igual que con la herencia, podemos declarar una variable de referencia de un tipo de interfaz.</text:p>
      <text:p text:style-name="Preformatted_20_Text"><text:s text:c="8"/>car.getWheels(); // Se ejecutará la versión implementada por el objeto. Sólo se tiene acceso a los métodos definidos en la interfaz y no a otros métodos que puedan estar definidos en la clase.</text:p>
      <text:p text:style-name="Preformatted_20_Text"><text:s text:c="4"/>}</text:p>
      <text:p text:style-name="P1">}</text:p>
      <text:p text:style-name="Text_20_body">Una interfaz puede heredar a otra interfaz por medio de la palabra reservada <text:span text:style-name="Source_20_Text">extends</text:span>. Cuando una clase implementa una interfaz que hereda de otra interfaz debe proporcionar implementaciones de todos los métodos definidos en la cadena de herencia.</text:p>
      <text:p text:style-name="Preformatted_20_Text">interface Vehicle {</text:p>
      <text:p text:style-name="Preformatted_20_Text"><text:s text:c="2"/>int getWheels();</text:p>
      <text:p text:style-name="Preformatted_20_Text">}</text:p>
      <text:p text:style-name="Preformatted_20_Text"/>
      <text:p text:style-name="Preformatted_20_Text">interface Car extends Vehicle {</text:p>
      <text:p text:style-name="Preformatted_20_Text"><text:s text:c="2"/>int getPassengers();</text:p>
      <text:p text:style-name="Preformatted_20_Text">}</text:p>
      <text:p text:style-name="Preformatted_20_Text"/>
      <text:p text:style-name="Preformatted_20_Text">class MyCar implements Car {</text:p>
      <text:p text:style-name="Preformatted_20_Text"><text:s text:c="2"/>public int getWheels() { return 4; } // se implementan los métodos de ambas interfaces</text:p>
      <text:p text:style-name="Preformatted_20_Text"><text:s text:c="2"/>public int getPassengers() { return 5; }</text:p>
      <text:p text:style-name="P1">}</text:p>
      <text:p text:style-name="Text_20_body">La inclusión de los métodos predeterminados no varia un aspecto clave de los interfaces, y es que no admiten variables de instancia. Por tanto sigue habiendo una diferencia entre interfaces y una clase normal o abstracta. <text:span text:style-name="Strong_20_Emphasis">Una clase puede mantener información de estado mediante sus variables de instancia mientras que una interfaz no puede</text:span>. Por tanto una interfaz sigue siendo útil para definir lo que debe hacer una clase y no como lo debe hacer.</text:p>
      <text:p text:style-name="Text_20_body">Si una clase hereda de dos interfaces que implementan un método predeterminado con el mismo nombre, la clase está <text:span text:style-name="Strong_20_Emphasis">obligada</text:span> a implementar dicho método ya que si no lo hace el compilador <text:soft-page-break/>genera un error. La versión implementada en la clase tiene preferencia sobre las versiones implementadas en las interfaces.</text:p>
      <text:p text:style-name="Text_20_body">JDK 8 añade a las interfaces la capacidad de tener uno o varios métodos estáticos. Como sucede con una clase, un método estático definido por una interfaz se puede invocar de forma independiente a cualquier objeto.</text:p>
      <text:p text:style-name="Preformatted_20_Text">interface Vehicle {</text:p>
      <text:p text:style-name="Preformatted_20_Text"><text:s text:c="2"/>static void start() { System.out.println("Starting..."); }</text:p>
      <text:p text:style-name="Preformatted_20_Text">}</text:p>
      <text:p text:style-name="Preformatted_20_Text"/>
      <text:p text:style-name="Preformatted_20_Text">public class Sample {</text:p>
      <text:p text:style-name="Preformatted_20_Text"><text:s text:c="2"/>public static void main (String ... args) {</text:p>
      <text:p text:style-name="Preformatted_20_Text"><text:s text:c="4"/>Vehicle.start();</text:p>
      <text:p text:style-name="Preformatted_20_Text"><text:s text:c="2"/>}</text:p>
      <text:p text:style-name="P1">}</text:p>
      <text:p text:style-name="Text_20_body">A partir de JDK 9 una interfaz puede incluir un método <text:span text:style-name="Source_20_Text">private</text:span> que solo puede invocarse mediante un método predeterminado u otro método <text:span text:style-name="Source_20_Text">private</text:span> definido por la misma interfaz. Dado que es <text:span text:style-name="Source_20_Text">private</text:span> este código no puede usarse fuera de la interfaz en la que esté definido.</text:p>
      <text:h text:style-name="Heading_20_2" text:outline-level="2"><text:bookmark text:name="user-content-excepciones"/>Excepciones</text:h>
      <text:p text:style-name="Text_20_body">Una excepción es <text:span text:style-name="Strong_20_Emphasis">un error producido en tiempo de ejecución</text:span>. En Java, todas las excepciones se representan por medio de clases. Todas las clases de excepción se derivan de <text:span text:style-name="Source_20_Text">Throwable</text:span>. Esta clase tiene dos subclases directas: <text:span text:style-name="Source_20_Text">Exception</text:span> y <text:span text:style-name="Source_20_Text">Error</text:span>.</text:p>
      <text:p text:style-name="Text_20_body">Las excepciones tipo <text:span text:style-name="Source_20_Text">Error</text:span> son errores producidos en la propia máquina virtual y no se deben controlar. Los programas sólo deben controlar aquellas excepciones de tipo <text:span text:style-name="Source_20_Text">Exception</text:span>.</text:p>
      <text:p text:style-name="Text_20_body">Mediante la palabra reservada <text:span text:style-name="Source_20_Text">throw</text:span> se pueden lanzar manualmente una excepción.</text:p>
      <text:p text:style-name="Text_20_body">Las excepciones se tratan en un bloque <text:span text:style-name="Source_20_Text">try-catch-finally</text:span> (<text:span text:style-name="Source_20_Text">finally</text:span> es opcional):</text:p>
      <text:p text:style-name="Preformatted_20_Text">try {</text:p>
      <text:p text:style-name="Preformatted_20_Text"><text:s text:c="2"/>// bloque de código que puede lanzar la excepción</text:p>
      <text:p text:style-name="Preformatted_20_Text">}</text:p>
      <text:p text:style-name="Preformatted_20_Text">catch (TipoException exception) {</text:p>
      <text:p text:style-name="Preformatted_20_Text"><text:s text:c="2"/>// controlador para TipoException</text:p>
      <text:p text:style-name="Preformatted_20_Text">}</text:p>
      <text:p text:style-name="Preformatted_20_Text">catch (Tipo2Exception exception) {</text:p>
      <text:p text:style-name="Preformatted_20_Text"><text:s text:c="2"/>// controlador para Tipo2Exception</text:p>
      <text:p text:style-name="Preformatted_20_Text">}</text:p>
      <text:p text:style-name="Preformatted_20_Text">catch (Exception exception) { // Captura del resto de excepciones no capturadas anteriormente</text:p>
      <text:p text:style-name="Preformatted_20_Text"><text:s text:c="2"/>// controlador para el resto de excepciones</text:p>
      <text:p text:style-name="Preformatted_20_Text">}</text:p>
      <text:p text:style-name="Preformatted_20_Text">finally {</text:p>
      <text:p text:style-name="Preformatted_20_Text"><text:s text:c="2"/>// Código que se ejecutará siempre, tanto si se produce una excepción como si no se produce.</text:p>
      <text:p text:style-name="P1">}</text:p>
      <text:p text:style-name="Text_20_body">Si un método genera una excepción que no se va a controlar, debemos declarar dicha excepción en una cláusula <text:span text:style-name="Source_20_Text">throws</text:span>. Con esta cláusula podemos 'relanzar' tanto excepciones de Java como excepciones personalizadas. Una vez lanzada esta excepción deberá ser capturada en un bloque <text:span text:style-name="Source_20_Text">try-catch</text:span> superior o por la JVM:</text:p>
      <text:p text:style-name="Preformatted_20_Text"><text:soft-page-break/>int divide(int a, int b) throws ArithmeticException, MyException {</text:p>
      <text:p text:style-name="Preformatted_20_Text"><text:s text:c="2"/>if(b == 0) {</text:p>
      <text:p text:style-name="Preformatted_20_Text"><text:s text:c="4"/>throw new ArithmeticException();</text:p>
      <text:p text:style-name="Preformatted_20_Text"><text:s text:c="2"/>} else {</text:p>
      <text:p text:style-name="Preformatted_20_Text"><text:s text:c="4"/>throw new MyExcpetion("Message");</text:p>
      <text:p text:style-name="Preformatted_20_Text"><text:s text:c="2"/>}</text:p>
      <text:p text:style-name="Preformatted_20_Text">}</text:p>
      <text:p text:style-name="Preformatted_20_Text"/>
      <text:p text:style-name="P1">class MyException extends Exception { }</text:p>
      <text:p text:style-name="Text_20_body">En JDK 7 se amplió el mecanismo de excepciones al permite la <text:span text:style-name="Strong_20_Emphasis">captura múltiple</text:span>. Con la captura múltiple se permite la captura de dos o más excepciones dentro de la misma cláusula <text:span text:style-name="Source_20_Text">catch</text:span>. Cada tipo de excepción de la lista se separa con el operador <text:span text:style-name="Source_20_Text">OR</text:span>. Cada parámetro es <text:span text:style-name="Source_20_Text">final</text:span> de forma implícita.</text:p>
      <text:p text:style-name="Preformatted_20_Text">try {</text:p>
      <text:p text:style-name="Preformatted_20_Text"><text:s text:c="2"/>// código</text:p>
      <text:p text:style-name="Preformatted_20_Text">}</text:p>
      <text:p text:style-name="Preformatted_20_Text">catch (final ArithmeticException | ArrayIndexOutOfBoundsException e) {</text:p>
      <text:p text:style-name="Preformatted_20_Text"><text:s text:c="2"/>// Controlador</text:p>
      <text:p text:style-name="P1">}</text:p>
      <text:p text:style-name="Text_20_body">En JDK 7 se añadió otro mecanismo denominado <text:span text:style-name="Emphasis"><text:span text:style-name="Strong_20_Emphasis">'try-with-resources'</text:span></text:span> o <text:span text:style-name="Strong_20_Emphasis"><text:span text:style-name="Source_20_Text">try</text:span></text:span><text:span text:style-name="Strong_20_Emphasis"> con administración automática de recursos</text:span>. Es un tipo de <text:span text:style-name="Source_20_Text">try</text:span> que evita situaciones en que un archivo (u otro recurso como bases de datos, etc..) no se libera después de ser utilizado. Un <text:span text:style-name="Emphasis"><text:span text:style-name="Strong_20_Emphasis">'try-with-resources'</text:span></text:span> de este tipo también puede incluir cláusulas <text:span text:style-name="Source_20_Text">catch</text:span> o <text:span text:style-name="Source_20_Text">finally</text:span>.</text:p>
      <text:p text:style-name="Text_20_body">Los recursos que se pueden emplear con este tipo de <text:span text:style-name="Emphasis"><text:span text:style-name="Strong_20_Emphasis">'try-with-resources'</text:span></text:span> son recursos que implementen la interfaz <text:span text:style-name="Source_20_Text">AutoCloseable</text:span> que a su vez hereda de <text:span text:style-name="Source_20_Text">Closeable</text:span>. La interfaz <text:span text:style-name="Source_20_Text">AutoCloseable</text:span> define el método <text:span text:style-name="Source_20_Text">close()</text:span>. Además, el recurso declarado en la instrucción <text:span text:style-name="Source_20_Text">try</text:span> es <text:span text:style-name="Strong_20_Emphasis">'final'</text:span> de forma implícita, de forma que no puede ser asignado ni modificado una vez creado y su ámbito se limita al propio <text:span text:style-name="Source_20_Text">try</text:span>.</text:p>
      <text:p text:style-name="Preformatted_20_Text">/* El siguiente código usa un 'try con recursos' para abrir un archivo y después cerrarlo automáticamente al salir del bloque 'try' (ya no es necesario invocar a 'close()') */</text:p>
      <text:p text:style-name="Preformatted_20_Text">try(FileInputStream fin = New FileInputStream(args[0])) {</text:p>
      <text:p text:style-name="Preformatted_20_Text"><text:s text:c="2"/>// código</text:p>
      <text:p text:style-name="Preformatted_20_Text">}</text:p>
      <text:p text:style-name="Preformatted_20_Text">catch (IOException e) {</text:p>
      <text:p text:style-name="Preformatted_20_Text"><text:s text:c="2"/>// Controlador</text:p>
      <text:p text:style-name="P1">}</text:p>
      <text:p text:style-name="Text_20_body">Se pueden gestionar más de un recurso que estarán separados por un punto y coma ';':</text:p>
      <text:p text:style-name="Preformatted_20_Text">/* El siguiente código usa un 'try-with-resources' para abrir un archivo y después cerrarlo automáticamente al salir del bloque 'try' (ya no es necesario invocar a 'close()') */</text:p>
      <text:p text:style-name="Preformatted_20_Text">try(FileInputStream fin = New FileInputStream(args[0]); FileOutputStream fout = New FileOutputStream(args[1])) {</text:p>
      <text:p text:style-name="Preformatted_20_Text"><text:s text:c="2"/>// código</text:p>
      <text:p text:style-name="Preformatted_20_Text">}</text:p>
      <text:p text:style-name="Preformatted_20_Text">catch (IOException e) {</text:p>
      <text:p text:style-name="Preformatted_20_Text"><text:s text:c="2"/>// Controlador</text:p>
      <text:p text:style-name="P1">}</text:p>
      <text:h text:style-name="Heading_20_2" text:outline-level="2"><text:bookmark text:name="user-content-entradasalida-es"/><text:soft-page-break/>Entrada/Salida (E/S)</text:h>
      <text:p text:style-name="Text_20_body">En Java el sistema E/S se define en dos sistemas completos: uno para <text:span text:style-name="Strong_20_Emphasis">E/S de bytes</text:span> y otro para <text:span text:style-name="Strong_20_Emphasis">E/S de caracteres</text:span>. En el nivel inferior toda la E/S sigue orientada a bytes. La E/S de caracteres es una especialización y una forma más cómoda de trabajar con caracteres.</text:p>
      <text:p text:style-name="Text_20_body">Los programas en Java realizan la E/S a través de <text:span text:style-name="Strong_20_Emphasis">flujos</text:span> (<text:span text:style-name="Emphasis">'streams'</text:span>).</text:p>
      <text:p text:style-name="Text_20_body">Todos los programas de Java importan automáticamente el paquete <text:span text:style-name="Source_20_Text">java.lang</text:span> que define la clase <text:span text:style-name="Source_20_Text">System</text:span>. Esta clase contiene, entre otros elementos, tres variables de flujo predefinidos:</text:p>
      <text:list xml:id="list1667445740" text:style-name="L7">
        <text:list-item>
          <text:p text:style-name="P35"><text:span text:style-name="Source_20_Text">System.in</text:span> - hace referencia al flujo estándar de entrada, que es el teclado. </text:p>
        </text:list-item>
        <text:list-item>
          <text:p text:style-name="P35"><text:span text:style-name="Source_20_Text">System.out</text:span> - hace referencia al flujo estándar de salida, que es la consola. </text:p>
        </text:list-item>
        <text:list-item>
          <text:p text:style-name="P13"><text:span text:style-name="Source_20_Text">System.err</text:span> - hace referencia al flujo de error estándar que también es la consola de forma predeterminada. </text:p>
        </text:list-item>
      </text:list>
      <text:h text:style-name="Heading_20_3" text:outline-level="3"><text:bookmark text:name="user-content-flujos-de-bytes"/>Flujos de bytes</text:h>
      <text:p text:style-name="Text_20_body">Los flujos de bytes se definen en dos jerarquías de clases. En la parte superior hay dos clases abstractas que definen las características comunes: <text:span text:style-name="Source_20_Text">InputStream</text:span> y <text:span text:style-name="Source_20_Text">OutputStream</text:span>.</text:p>
      <text:p text:style-name="Text_20_body">A partir de estas clases se crean subclases concretas con distinta funcionalidad:</text:p>
      <text:list xml:id="list3870532082" text:style-name="L8">
        <text:list-item>
          <text:p text:style-name="P14">InputStream:</text:p>
          <text:list>
            <text:list-item>
              <text:p text:style-name="P36"><text:span text:style-name="Source_20_Text">BufferedInputStream</text:span> - Flujo de entrada en búfer </text:p>
            </text:list-item>
            <text:list-item>
              <text:p text:style-name="P36"><text:span text:style-name="Source_20_Text">ByteArrayInputStream</text:span> - Flujo de entrada desde una matriz de bytes </text:p>
            </text:list-item>
            <text:list-item>
              <text:p text:style-name="P36"><text:span text:style-name="Source_20_Text">DataInputStream</text:span> - Flujo de entrada que contiene métodos para leer los tipos de datos estándar de Java </text:p>
            </text:list-item>
            <text:list-item>
              <text:p text:style-name="P36"><text:span text:style-name="Source_20_Text">FileInputStream</text:span> - Flujo de entrada que lee desde un archivo </text:p>
            </text:list-item>
            <text:list-item>
              <text:p text:style-name="P36"><text:span text:style-name="Source_20_Text">FilterInputStream</text:span> - Implementa 'InputStream' </text:p>
            </text:list-item>
            <text:list-item>
              <text:p text:style-name="P36"><text:span text:style-name="Source_20_Text">ObjectInputStream</text:span> - Flujo de entrada de objetos </text:p>
            </text:list-item>
            <text:list-item>
              <text:p text:style-name="P36"><text:span text:style-name="Source_20_Text">PipedInputStream</text:span> - Conducción de entrada </text:p>
            </text:list-item>
            <text:list-item>
              <text:p text:style-name="P36"><text:span text:style-name="Source_20_Text">PushbackInputStream</text:span> - Flujo de entrada que permite devolver bytes al flujo </text:p>
            </text:list-item>
            <text:list-item>
              <text:p text:style-name="P36"><text:span text:style-name="Source_20_Text">SequenceInputStream</text:span> - Flujo de entrada que combina dos o más flujos de entrada que se leen secuencialmente, uno tras otro </text:p>
            </text:list-item>
          </text:list>
        </text:list-item>
        <text:list-item>
          <text:p text:style-name="P14">OutputStream:</text:p>
          <text:list>
            <text:list-item>
              <text:p text:style-name="P36"><text:span text:style-name="Source_20_Text">BufferedOutputStream</text:span> - Flujo de salida en búfer </text:p>
            </text:list-item>
            <text:list-item>
              <text:p text:style-name="P36"><text:span text:style-name="Source_20_Text">ByteArrayOutputStream</text:span> - Flujo de salida que escribe en una matriz de bytes </text:p>
            </text:list-item>
            <text:list-item>
              <text:p text:style-name="P36"><text:span text:style-name="Source_20_Text">DataOutputStream</text:span> - Flujo de salida que contiene métodos para escribir los tipos de datos estándar de Java </text:p>
            </text:list-item>
            <text:list-item>
              <text:p text:style-name="P36"><text:span text:style-name="Source_20_Text">FileOutputStream</text:span> - Flujo de salida que escribe en un archivo </text:p>
            </text:list-item>
            <text:list-item>
              <text:p text:style-name="P36"><text:span text:style-name="Source_20_Text">FilterOutputStream</text:span> - Implementa 'OutputStream' </text:p>
            </text:list-item>
            <text:list-item>
              <text:p text:style-name="P36"><text:span text:style-name="Source_20_Text">ObjectOutputStream</text:span> - Flujo de salida para objetos </text:p>
            </text:list-item>
            <text:list-item>
              <text:p text:style-name="P36"><text:span text:style-name="Source_20_Text">PipedOutputStream</text:span> - Conducción de salida </text:p>
            </text:list-item>
            <text:list-item>
              <text:p text:style-name="P14"><text:span text:style-name="Source_20_Text">PrintStream</text:span> - Flujo de salida que contiene <text:span text:style-name="Source_20_Text">print()</text:span> y <text:span text:style-name="Source_20_Text">println()</text:span> </text:p>
            </text:list-item>
          </text:list>
        </text:list-item>
      </text:list>
      <text:h text:style-name="Heading_20_4" text:outline-level="4"><text:bookmark text:name="user-content-leer-entradas-de-consola"/><text:soft-page-break/>Leer entradas de consola</text:h>
      <text:p text:style-name="Text_20_body">Aunque usar el flujo de caracteres para leer de consola es preferible debido a la internacionalización y al mantenimiento de programas, la lectura de flujo de bytes sigue siendo usado:</text:p>
      <text:p text:style-name="Preformatted_20_Text">// Leer una matriz de bytes desde el teclado</text:p>
      <text:p text:style-name="Preformatted_20_Text">import java.io.*;</text:p>
      <text:p text:style-name="Preformatted_20_Text"/>
      <text:p text:style-name="Preformatted_20_Text">class ReadBytes {</text:p>
      <text:p text:style-name="Preformatted_20_Text"><text:s text:c="4"/>public static void main(String args[]) throws IOException {</text:p>
      <text:p text:style-name="Preformatted_20_Text"><text:s text:c="8"/>byte[] data = new byte[10];</text:p>
      <text:p text:style-name="Preformatted_20_Text"><text:s text:c="8"/>System.out.println("Enter some characters:");</text:p>
      <text:p text:style-name="Preformatted_20_Text"><text:s text:c="8"/>System.in.read(data); // leer una matriz de bytes desde el teclado</text:p>
      <text:p text:style-name="Preformatted_20_Text"><text:s text:c="8"/>System.out.print("You entered: ");</text:p>
      <text:p text:style-name="Preformatted_20_Text"><text:s text:c="8"/>for(int i = 0; i &lt; data.length; i++) {</text:p>
      <text:p text:style-name="Preformatted_20_Text"><text:s text:c="12"/>System.out.print((char)data[i]);</text:p>
      <text:p text:style-name="Preformatted_20_Text"><text:s text:c="8"/>}</text:p>
      <text:p text:style-name="Preformatted_20_Text"><text:s text:c="4"/>}</text:p>
      <text:p text:style-name="P1">}</text:p>
      <text:h text:style-name="Heading_20_4" text:outline-level="4"><text:bookmark text:name="user-content-escribir-la-salida-en-la-consola-con-printstream"/>Escribir la salida en la consola con <text:span text:style-name="Source_20_Text">PrintStream</text:span></text:h>
      <text:p text:style-name="Text_20_body">Para escribir en consola se utiliza <text:span text:style-name="Source_20_Text">print()</text:span> o <text:span text:style-name="Source_20_Text">println()</text:span> que se definen en <text:span text:style-name="Source_20_Text">PrintStream</text:span> aunque también tiene métodos como <text:span text:style-name="Source_20_Text">write()</text:span></text:p>
      <text:p text:style-name="Preformatted_20_Text">class WriteDemo {</text:p>
      <text:p text:style-name="Preformatted_20_Text"><text:s text:c="4"/>public static void main(String args[]) {</text:p>
      <text:p text:style-name="Preformatted_20_Text"><text:s text:c="8"/>int b = 'X';</text:p>
      <text:p text:style-name="Preformatted_20_Text"><text:s text:c="8"/>System.out.write(b); // Escribir un byte en la pantalla</text:p>
      <text:p text:style-name="Preformatted_20_Text"><text:s text:c="8"/>System.out.write('\n');</text:p>
      <text:p text:style-name="Preformatted_20_Text"><text:s text:c="4"/>}</text:p>
      <text:p text:style-name="P1">}</text:p>
      <text:h text:style-name="Heading_20_4" text:outline-level="4"><text:bookmark text:name="user-content-leer-archivos-con-fileinputstream"/>Leer archivos con <text:span text:style-name="Source_20_Text">FileInputStream</text:span></text:h>
      <text:p text:style-name="Preformatted_20_Text">/* Display a text file.</text:p>
      <text:p text:style-name="Preformatted_20_Text"><text:s/>To use this program, specify the name</text:p>
      <text:p text:style-name="Preformatted_20_Text"><text:s/>of the file that you want to see.</text:p>
      <text:p text:style-name="Preformatted_20_Text"><text:s/>For example, to see a file called TEST.TXT,</text:p>
      <text:p text:style-name="Preformatted_20_Text"><text:s/>use the following command line.</text:p>
      <text:p text:style-name="Preformatted_20_Text"><text:s/>java ShowFile TEST.TXT</text:p>
      <text:p text:style-name="Preformatted_20_Text">*/</text:p>
      <text:p text:style-name="Preformatted_20_Text">import java.io.*;</text:p>
      <text:p text:style-name="Preformatted_20_Text"/>
      <text:p text:style-name="Preformatted_20_Text">class ShowFile {</text:p>
      <text:p text:style-name="Preformatted_20_Text"><text:s text:c="4"/>public static void main(String args[]) {</text:p>
      <text:p text:style-name="Preformatted_20_Text"><text:s text:c="8"/>int i;</text:p>
      <text:p text:style-name="Preformatted_20_Text"><text:s text:c="8"/>FileInputStream fin = null;</text:p>
      <text:p text:style-name="Preformatted_20_Text"><text:s text:c="8"/>try {</text:p>
      <text:p text:style-name="Preformatted_20_Text"><text:s text:c="12"/>fin = new FileInputStream(args[0]);</text:p>
      <text:p text:style-name="Preformatted_20_Text"><text:s text:c="12"/>do {</text:p>
      <text:p text:style-name="Preformatted_20_Text"><text:s text:c="16"/>i = fin.read();</text:p>
      <text:p text:style-name="Preformatted_20_Text"><text:s text:c="16"/>if (i != -1)</text:p>
      <text:p text:style-name="Preformatted_20_Text"><text:s text:c="20"/>System.out.print((char) i);</text:p>
      <text:p text:style-name="Preformatted_20_Text"><text:s text:c="12"/>} while (i != -1);</text:p>
      <text:p text:style-name="Preformatted_20_Text"><text:s text:c="8"/>} catch (IOException e) {</text:p>
      <text:p text:style-name="Preformatted_20_Text"><text:s text:c="12"/>System.out.println("I/O Error: " + e);</text:p>
      <text:p text:style-name="Preformatted_20_Text"><text:s text:c="8"/>} finally {</text:p>
      <text:p text:style-name="Preformatted_20_Text"><text:s text:c="12"/>// Close file in all cases.</text:p>
      <text:p text:style-name="Preformatted_20_Text"><text:s text:c="12"/>try {</text:p>
      <text:p text:style-name="Preformatted_20_Text"><text:s text:c="16"/>if (fin != null)</text:p>
      <text:p text:style-name="Preformatted_20_Text"><text:s text:c="20"/>fin.close();</text:p>
      <text:p text:style-name="Preformatted_20_Text"><text:soft-page-break/><text:s text:c="12"/>} catch (IOException e) {</text:p>
      <text:p text:style-name="Preformatted_20_Text"><text:s text:c="16"/>System.out.println("Error Closing File");</text:p>
      <text:p text:style-name="Preformatted_20_Text"><text:s text:c="12"/>}</text:p>
      <text:p text:style-name="Preformatted_20_Text"><text:s text:c="8"/>}</text:p>
      <text:p text:style-name="Preformatted_20_Text"><text:s text:c="4"/>}</text:p>
      <text:p text:style-name="P1">}</text:p>
      <text:h text:style-name="Heading_20_4" text:outline-level="4"><text:bookmark text:name="user-content-escribir-archivos-con-fileoutputstream"/>Escribir archivos con <text:span text:style-name="Source_20_Text">FileOutputStream</text:span></text:h>
      <text:p text:style-name="Preformatted_20_Text">/* Copy a file.</text:p>
      <text:p text:style-name="Preformatted_20_Text"><text:s/>To use this program, specify the name</text:p>
      <text:p text:style-name="Preformatted_20_Text"><text:s/>of the source file and the destination file.</text:p>
      <text:p text:style-name="Preformatted_20_Text"><text:s/>For example, to copy a file called FIRST.TXT</text:p>
      <text:p text:style-name="Preformatted_20_Text"><text:s/>to a file called SECOND.TXT, use the following</text:p>
      <text:p text:style-name="Preformatted_20_Text"><text:s/>command line.</text:p>
      <text:p text:style-name="Preformatted_20_Text"><text:s/>java CopyFile FIRST.TXT SECOND.TXT</text:p>
      <text:p text:style-name="Preformatted_20_Text">*/</text:p>
      <text:p text:style-name="Preformatted_20_Text">import java.io.*;</text:p>
      <text:p text:style-name="Preformatted_20_Text"/>
      <text:p text:style-name="Preformatted_20_Text">class CopyFile {</text:p>
      <text:p text:style-name="Preformatted_20_Text"><text:s text:c="4"/>public static void main(String args[]) throws IOException {</text:p>
      <text:p text:style-name="Preformatted_20_Text"><text:s text:c="8"/>int i;</text:p>
      <text:p text:style-name="Preformatted_20_Text"><text:s text:c="8"/>FileInputStream fin = null;</text:p>
      <text:p text:style-name="Preformatted_20_Text"><text:s text:c="8"/>FileOutputStream fout = null;</text:p>
      <text:p text:style-name="Preformatted_20_Text"><text:s text:c="8"/>// First, confirm that both files have been specified.</text:p>
      <text:p text:style-name="Preformatted_20_Text"><text:s text:c="8"/>if (args.length != 2) {</text:p>
      <text:p text:style-name="Preformatted_20_Text"><text:s text:c="12"/>System.out.println("Usage: CopyFile from to");</text:p>
      <text:p text:style-name="Preformatted_20_Text"><text:s text:c="12"/>return;</text:p>
      <text:p text:style-name="Preformatted_20_Text"><text:s text:c="8"/>}</text:p>
      <text:p text:style-name="Preformatted_20_Text"><text:s text:c="8"/>// Copy a File.</text:p>
      <text:p text:style-name="Preformatted_20_Text"><text:s text:c="8"/>try {</text:p>
      <text:p text:style-name="Preformatted_20_Text"><text:s text:c="12"/>// Attempt to open the files.</text:p>
      <text:p text:style-name="Preformatted_20_Text"><text:s text:c="12"/>fin = new FileInputStream(args[0]);</text:p>
      <text:p text:style-name="Preformatted_20_Text"><text:s text:c="12"/>fout = new FileOutputStream(args[1]);</text:p>
      <text:p text:style-name="Preformatted_20_Text"><text:s text:c="12"/>do {</text:p>
      <text:p text:style-name="Preformatted_20_Text"><text:s text:c="16"/>i = fin.read();</text:p>
      <text:p text:style-name="Preformatted_20_Text"><text:s text:c="16"/>if (i != -1)</text:p>
      <text:p text:style-name="Preformatted_20_Text"><text:s text:c="20"/>fout.write(i);</text:p>
      <text:p text:style-name="Preformatted_20_Text"><text:s text:c="12"/>} while (i != -1);</text:p>
      <text:p text:style-name="Preformatted_20_Text"><text:s text:c="8"/>} catch (IOException e) {</text:p>
      <text:p text:style-name="Preformatted_20_Text"><text:s text:c="12"/>System.out.println("I/O Error: " + e);</text:p>
      <text:p text:style-name="Preformatted_20_Text"><text:s text:c="8"/>} finally {</text:p>
      <text:p text:style-name="Preformatted_20_Text"><text:s text:c="12"/>try {</text:p>
      <text:p text:style-name="Preformatted_20_Text"><text:s text:c="16"/>if (fin != null)</text:p>
      <text:p text:style-name="Preformatted_20_Text"><text:s text:c="20"/>fin.close();</text:p>
      <text:p text:style-name="Preformatted_20_Text"><text:s text:c="12"/>} catch (IOException e2) {</text:p>
      <text:p text:style-name="Preformatted_20_Text"><text:s text:c="16"/>System.out.println("Error Closing Input File");</text:p>
      <text:p text:style-name="Preformatted_20_Text"><text:s text:c="12"/>}</text:p>
      <text:p text:style-name="Preformatted_20_Text"><text:s text:c="12"/>try {</text:p>
      <text:p text:style-name="Preformatted_20_Text"><text:s text:c="16"/>if (fout != null)</text:p>
      <text:p text:style-name="Preformatted_20_Text"><text:s text:c="20"/>fout.close();</text:p>
      <text:p text:style-name="Preformatted_20_Text"><text:s text:c="12"/>} catch (IOException e2) {</text:p>
      <text:p text:style-name="Preformatted_20_Text"><text:s text:c="16"/>System.out.println("Error Closing Output File");</text:p>
      <text:p text:style-name="Preformatted_20_Text"><text:s text:c="12"/>}</text:p>
      <text:p text:style-name="Preformatted_20_Text"><text:s text:c="8"/>}</text:p>
      <text:p text:style-name="Preformatted_20_Text"><text:s text:c="4"/>}</text:p>
      <text:p text:style-name="P1">}</text:p>
      <text:h text:style-name="Heading_20_3" text:outline-level="3"><text:bookmark text:name="user-content-flujos-de-caracteres"/><text:soft-page-break/>Flujos de caracteres</text:h>
      <text:p text:style-name="Text_20_body">Los flujos de caracteres se definen en dos jerarquías de clases. En la parte superior hay dos clases abstractas que definen las características comunes: <text:span text:style-name="Source_20_Text">Reader</text:span> y <text:span text:style-name="Source_20_Text">Writer</text:span>. Las clases concretas derivadas de estas clases operan en flujos de caracteres <text:span text:style-name="Emphasis">Unicode</text:span>.</text:p>
      <text:p text:style-name="Text_20_body">A partir de estas clases se crean subclases concretas con distinta funcionalidad:</text:p>
      <text:list xml:id="list2679407572" text:style-name="L9">
        <text:list-item>
          <text:p text:style-name="P15">Reader:</text:p>
          <text:list>
            <text:list-item>
              <text:p text:style-name="P37"><text:span text:style-name="Source_20_Text">BufferedReader</text:span> - Flujo de caracteres entrada en búfer </text:p>
            </text:list-item>
            <text:list-item>
              <text:p text:style-name="P37"><text:span text:style-name="Source_20_Text">CharArrayReader</text:span> - Flujo de entrada que lee desde una matriz de caracteres </text:p>
            </text:list-item>
            <text:list-item>
              <text:p text:style-name="P37"><text:span text:style-name="Source_20_Text">FileReader</text:span> - Flujo de entrada que lee desde un archivo </text:p>
            </text:list-item>
            <text:list-item>
              <text:p text:style-name="P37"><text:span text:style-name="Source_20_Text">FilterReader</text:span> - Lector filtrado </text:p>
            </text:list-item>
            <text:list-item>
              <text:p text:style-name="P37"><text:span text:style-name="Source_20_Text">InputStreamReader</text:span> - Flujo de entrada que traduce bytes en caracteres </text:p>
            </text:list-item>
            <text:list-item>
              <text:p text:style-name="P37"><text:span text:style-name="Source_20_Text">LineNumberReader</text:span> - Flujo de entrada que cuenta líneas </text:p>
            </text:list-item>
            <text:list-item>
              <text:p text:style-name="P37"><text:span text:style-name="Source_20_Text">PipedReader</text:span> - Conducción de entrada </text:p>
            </text:list-item>
            <text:list-item>
              <text:p text:style-name="P37"><text:span text:style-name="Source_20_Text">PushbackReader</text:span> - Flujo de caracteres que permite devolver caracteres al flujo de entrada </text:p>
            </text:list-item>
            <text:list-item>
              <text:p text:style-name="P37"><text:span text:style-name="Source_20_Text">StringReader</text:span> - Flujo de entrada que lee desde una cadena </text:p>
            </text:list-item>
          </text:list>
        </text:list-item>
        <text:list-item>
          <text:p text:style-name="P15">Writer:</text:p>
          <text:list>
            <text:list-item>
              <text:p text:style-name="P37"><text:span text:style-name="Source_20_Text">BufferedWriter</text:span> - Flujo de caracteres de salida en búfer </text:p>
            </text:list-item>
            <text:list-item>
              <text:p text:style-name="P37"><text:span text:style-name="Source_20_Text">CharArrayWriter</text:span> - Flujo de salida que escribe en una matriz de caracteres </text:p>
            </text:list-item>
            <text:list-item>
              <text:p text:style-name="P37"><text:span text:style-name="Source_20_Text">FileWriter</text:span> - Flujo de salida que escribe en un archivo </text:p>
            </text:list-item>
            <text:list-item>
              <text:p text:style-name="P37"><text:span text:style-name="Source_20_Text">FilterWriter</text:span> - Escritor filtrado </text:p>
            </text:list-item>
            <text:list-item>
              <text:p text:style-name="P37"><text:span text:style-name="Source_20_Text">OutputStreamWriter</text:span> - Flujo de salida que traduce caracteres en bytes </text:p>
            </text:list-item>
            <text:list-item>
              <text:p text:style-name="P37"><text:span text:style-name="Source_20_Text">PipedWriter</text:span> - Conducción de salida </text:p>
            </text:list-item>
            <text:list-item>
              <text:p text:style-name="P37"><text:span text:style-name="Source_20_Text">PrintWriter</text:span> - Flujo de salida que contiene <text:span text:style-name="Source_20_Text">print()</text:span> y <text:span text:style-name="Source_20_Text">println()</text:span> </text:p>
            </text:list-item>
            <text:list-item>
              <text:p text:style-name="P15"><text:span text:style-name="Source_20_Text">StringWriter</text:span> - Flujo de salida que escribe en una cadena </text:p>
            </text:list-item>
          </text:list>
        </text:list-item>
      </text:list>
      <text:h text:style-name="Heading_20_4" text:outline-level="4"><text:bookmark text:name="user-content-leer-caracteres-desde-la-consola-con-bufferedreader"/>Leer caracteres desde la consola con <text:span text:style-name="Source_20_Text">BufferedReader</text:span></text:h>
      <text:p text:style-name="Text_20_body">Como <text:span text:style-name="Source_20_Text">System.in</text:span> es un flujo de bytes, se convierte en flujo de caracteres mediante un <text:span text:style-name="Source_20_Text">InputStreamReader</text:span>. Este <text:span text:style-name="Source_20_Text">InputStreamReader</text:span> se pasa a <text:span text:style-name="Source_20_Text">BufferedReader</text:span>, que es una clase óptima que admite un flujo de entrada en búfer.</text:p>
      <text:p text:style-name="Preformatted_20_Text">// Use a 'BufferedReader' to read characters from the console.</text:p>
      <text:p text:style-name="Preformatted_20_Text">import java.io.*;</text:p>
      <text:p text:style-name="Preformatted_20_Text"/>
      <text:p text:style-name="Preformatted_20_Text">class BRRead {</text:p>
      <text:p text:style-name="Preformatted_20_Text"><text:s text:c="4"/>public static void main(String args[]) throws IOException {</text:p>
      <text:p text:style-name="Preformatted_20_Text"><text:s text:c="8"/>char c;</text:p>
      <text:p text:style-name="Preformatted_20_Text"><text:s text:c="8"/>BufferedReader br = new BufferedReader(new InputStreamReader(System.in));</text:p>
      <text:p text:style-name="Preformatted_20_Text"><text:s text:c="8"/>System.out.println("Enter characters, 'q' to quit.");</text:p>
      <text:p text:style-name="Preformatted_20_Text"><text:s text:c="8"/>// read characters</text:p>
      <text:p text:style-name="Preformatted_20_Text"><text:s text:c="8"/>do {</text:p>
      <text:p text:style-name="Preformatted_20_Text"><text:s text:c="12"/>c = (char) br.read();</text:p>
      <text:p text:style-name="Preformatted_20_Text"><text:s text:c="12"/>System.out.println(c);</text:p>
      <text:p text:style-name="Preformatted_20_Text"><text:s text:c="8"/>} while (c != 'q');</text:p>
      <text:p text:style-name="Preformatted_20_Text"><text:s text:c="4"/>}</text:p>
      <text:p text:style-name="P1">}</text:p>
      <text:h text:style-name="Heading_20_4" text:outline-level="4"><text:bookmark text:name="user-content-leer-cadenas-desde-la-consola-con-bufferedreader"/><text:soft-page-break/>Leer cadenas desde la consola con <text:span text:style-name="Source_20_Text">BufferedReader</text:span></text:h>
      <text:p text:style-name="Preformatted_20_Text">// Read a string from console using a 'BufferedReader'.</text:p>
      <text:p text:style-name="Preformatted_20_Text">import java.io.*;</text:p>
      <text:p text:style-name="Preformatted_20_Text"/>
      <text:p text:style-name="Preformatted_20_Text">class BRReadLines {</text:p>
      <text:p text:style-name="Preformatted_20_Text"><text:s text:c="4"/>public static void main(String args[]) throws IOException {</text:p>
      <text:p text:style-name="Preformatted_20_Text"><text:s text:c="8"/>// create a 'BufferedReader' using 'System.in'</text:p>
      <text:p text:style-name="Preformatted_20_Text"><text:s text:c="8"/>BufferedReader br = new BufferedReader(new InputStreamReader(System.in));</text:p>
      <text:p text:style-name="Preformatted_20_Text"><text:s text:c="8"/>String str;</text:p>
      <text:p text:style-name="Preformatted_20_Text"><text:s text:c="8"/>System.out.println("Enter lines of text.");</text:p>
      <text:p text:style-name="Preformatted_20_Text"><text:s text:c="8"/>System.out.println("Enter 'stop' to quit.");</text:p>
      <text:p text:style-name="Preformatted_20_Text"><text:s text:c="8"/>do {</text:p>
      <text:p text:style-name="Preformatted_20_Text"><text:s text:c="12"/>str = br.readLine();</text:p>
      <text:p text:style-name="Preformatted_20_Text"><text:s text:c="12"/>System.out.println(str);</text:p>
      <text:p text:style-name="Preformatted_20_Text"><text:s text:c="8"/>} while (!str.equals("stop"));</text:p>
      <text:p text:style-name="Preformatted_20_Text"><text:s text:c="4"/>}</text:p>
      <text:p text:style-name="P1">}</text:p>
      <text:h text:style-name="Heading_20_4" text:outline-level="4"><text:bookmark text:name="user-content-salida-en-consola-con-printwriter"/>Salida en consola con <text:span text:style-name="Source_20_Text">PrintWriter</text:span></text:h>
      <text:p text:style-name="Text_20_body">Aunque para programas pequeños y tareas de depuración se puede utilizar <text:span text:style-name="Source_20_Text">System.out</text:span>, en programas reales es recomendable usar un flujo <text:span text:style-name="Source_20_Text">PrintWriter</text:span>:</text:p>
      <text:p text:style-name="Preformatted_20_Text">// Demonstrate 'PrintWriter'</text:p>
      <text:p text:style-name="Preformatted_20_Text">import java.io.*;</text:p>
      <text:p text:style-name="Preformatted_20_Text"/>
      <text:p text:style-name="Preformatted_20_Text">public class PrintWriterDemo {</text:p>
      <text:p text:style-name="Preformatted_20_Text"><text:s text:c="4"/>public static void main(String args[]) {</text:p>
      <text:p text:style-name="Preformatted_20_Text"><text:s text:c="8"/>PrintWriter pw = new PrintWriter(System.out, true);</text:p>
      <text:p text:style-name="Preformatted_20_Text"><text:s text:c="8"/>pw.println("This is a string");</text:p>
      <text:p text:style-name="Preformatted_20_Text"><text:s text:c="8"/>int i = -7;</text:p>
      <text:p text:style-name="Preformatted_20_Text"><text:s text:c="8"/>pw.println(i);</text:p>
      <text:p text:style-name="Preformatted_20_Text"><text:s text:c="8"/>double d = 4.5e-7;</text:p>
      <text:p text:style-name="Preformatted_20_Text"><text:s text:c="8"/>pw.println(d);</text:p>
      <text:p text:style-name="Preformatted_20_Text"><text:s text:c="4"/>}</text:p>
      <text:p text:style-name="P1">}</text:p>
      <text:h text:style-name="Heading_20_4" text:outline-level="4"><text:bookmark text:name="user-content-escribir-en-un-fichero-con-filewriter"/>Escribir en un fichero con <text:span text:style-name="Source_20_Text">FileWriter</text:span></text:h>
      <text:p text:style-name="Preformatted_20_Text">// Demonstrate 'FileWriter'.</text:p>
      <text:p text:style-name="Preformatted_20_Text">// This program uses 'try-with-resources'. It requires JDK 7 or later.</text:p>
      <text:p text:style-name="Preformatted_20_Text">import java.io.*;</text:p>
      <text:p text:style-name="Preformatted_20_Text"/>
      <text:p text:style-name="Preformatted_20_Text">class FileWriterDemo {</text:p>
      <text:p text:style-name="Preformatted_20_Text"><text:s text:c="4"/>public static void main(String args[]) throws IOException {</text:p>
      <text:p text:style-name="Preformatted_20_Text"><text:s text:c="8"/>String source = "Now is the time for all good men\n" + " to come to the aid of their country\n"</text:p>
      <text:p text:style-name="Preformatted_20_Text"><text:s text:c="16"/>+ " and pay their due taxes.";</text:p>
      <text:p text:style-name="Preformatted_20_Text"><text:s text:c="8"/>char buffer[] = new char[source.length()];</text:p>
      <text:p text:style-name="Preformatted_20_Text"><text:s text:c="8"/>source.getChars(0, source.length(), buffer, 0);</text:p>
      <text:p text:style-name="Preformatted_20_Text"><text:s text:c="8"/>try (FileWriter f0 = new FileWriter("file1.txt");</text:p>
      <text:p text:style-name="Preformatted_20_Text"><text:s text:c="16"/>FileWriter f1 = new FileWriter("file2.txt");</text:p>
      <text:p text:style-name="Preformatted_20_Text"><text:s text:c="16"/>FileWriter f2 = new FileWriter("file3.txt")) {</text:p>
      <text:p text:style-name="Preformatted_20_Text"><text:s text:c="12"/>// write to first file</text:p>
      <text:p text:style-name="Preformatted_20_Text"><text:s text:c="12"/>for (int i = 0; i &lt; buffer.length; i += 2) {</text:p>
      <text:p text:style-name="Preformatted_20_Text"><text:s text:c="16"/>f0.write(buffer[i]);</text:p>
      <text:p text:style-name="Preformatted_20_Text"><text:s text:c="12"/>}</text:p>
      <text:p text:style-name="Preformatted_20_Text"><text:s text:c="12"/>// write to second file</text:p>
      <text:p text:style-name="Preformatted_20_Text"><text:s text:c="12"/>f1.write(buffer);</text:p>
      <text:p text:style-name="Preformatted_20_Text"><text:s text:c="12"/>// write to third file</text:p>
      <text:p text:style-name="Preformatted_20_Text"><text:soft-page-break/><text:s text:c="12"/>f2.write(buffer, buffer.length - buffer.length / 4, buffer.length / 4);</text:p>
      <text:p text:style-name="Preformatted_20_Text"><text:s text:c="8"/>} catch (IOException e) {</text:p>
      <text:p text:style-name="Preformatted_20_Text"><text:s text:c="12"/>System.out.println("An I/O Error Occurred");</text:p>
      <text:p text:style-name="Preformatted_20_Text"><text:s text:c="8"/>}</text:p>
      <text:p text:style-name="Preformatted_20_Text"><text:s text:c="4"/>}</text:p>
      <text:p text:style-name="P1">}</text:p>
      <text:h text:style-name="Heading_20_4" text:outline-level="4"><text:bookmark text:name="user-content-leer-de-un-fichero-con-filereader"/>Leer de un fichero con <text:span text:style-name="Source_20_Text">FileReader</text:span></text:h>
      <text:p text:style-name="Preformatted_20_Text">// Demonstrate 'FileReader'.</text:p>
      <text:p text:style-name="Preformatted_20_Text">// This program uses 'try-with-resources'. It requires JDK 7 or later.</text:p>
      <text:p text:style-name="Preformatted_20_Text">import java.io.*;</text:p>
      <text:p text:style-name="Preformatted_20_Text"/>
      <text:p text:style-name="Preformatted_20_Text">class FileReaderDemo {</text:p>
      <text:p text:style-name="Preformatted_20_Text"><text:s text:c="4"/>public static void main(String args[]) {</text:p>
      <text:p text:style-name="Preformatted_20_Text"><text:s text:c="8"/>try (FileReader fr = new FileReader("FileReaderDemo.java")) {</text:p>
      <text:p text:style-name="Preformatted_20_Text"><text:s text:c="12"/>int c;</text:p>
      <text:p text:style-name="Preformatted_20_Text"><text:s text:c="12"/>// Read and display the file.</text:p>
      <text:p text:style-name="Preformatted_20_Text"><text:s text:c="12"/>while ((c = fr.read()) != -1)</text:p>
      <text:p text:style-name="Preformatted_20_Text"><text:s text:c="16"/>System.out.print((char) c);</text:p>
      <text:p text:style-name="Preformatted_20_Text"><text:s text:c="8"/>} catch (IOException e) {</text:p>
      <text:p text:style-name="Preformatted_20_Text"><text:s text:c="12"/>System.out.println("I/O Error: " + e);</text:p>
      <text:p text:style-name="Preformatted_20_Text"><text:s text:c="8"/>}</text:p>
      <text:p text:style-name="Preformatted_20_Text"><text:s text:c="4"/>}</text:p>
      <text:p text:style-name="P1">}</text:p>
      <text:h text:style-name="Heading_20_2" text:outline-level="2"><text:bookmark text:name="user-content-programación-de-subprocesamiento-múltiple"/>Programación de subprocesamiento múltiple</text:h>
      <text:p text:style-name="Text_20_body">Existen dos tipos de multitarea: la basada en <text:span text:style-name="Strong_20_Emphasis">procesos</text:span> y la basada en <text:span text:style-name="Strong_20_Emphasis">subprocesos</text:span>.</text:p>
      <text:p text:style-name="Text_20_body">Un proceso es básicamente un programa que se ejecuta. Por tanto la multitarea basada en procesos permite al equipo ejecutar dos o más programas a la vez. En un entorno multitarea basado en subprocesos, el subproceso es la unidad de código menor que se entrega, lo que significa que un mismo programa puede realizar dos o más tareas al mismo tiempo.</text:p>
      <text:p text:style-name="Text_20_body">Java no controla la multitarea basada en procesos pero <text:span text:style-name="Emphasis">sí controla la basada en subprocesos</text:span>.</text:p>
      <text:p text:style-name="Text_20_body">Una ventaja del subprocesamiento múltiple es que permite programas más eficaces ya que se utiliza el tiempo de inactividad en la mayoría de programas. En sistemas de un sólo núcleo, los subprocesos de ejecución simultánea comparten la CPU y cada subproceso recibe una porción de tiempo de CPU. En sistemas multinúcleo, dos o más subprocesos se pueden ejecutar simultáneamente.</text:p>
      <text:p text:style-name="Text_20_body">Un subproceso puede estar en varios estados, como por ejemplo en ejecución o puede estar bloqueado a la espera de un recurso, etc...</text:p>
      <text:p text:style-name="Text_20_body">Junto a la multitarea basada en subprocesos surge la necesidad de una función especial denominada <text:span text:style-name="Strong_20_Emphasis">sincronización</text:span>, que permite coordinar la ejecución de subprocesos de determinadas formas.</text:p>
      <text:p text:style-name="Text_20_body">El sistema de subprocesamiento múltiple de Java se base en la clase <text:span text:style-name="Source_20_Text">Thread</text:span> y en su interfaz <text:span text:style-name="Source_20_Text">Runnable</text:span>, ambas de <text:span text:style-name="Source_20_Text">java.lang</text:span>. Para crear un nuevo subproceso, su programa debe ampliar <text:span text:style-name="Source_20_Text">Thread</text:span> o implemetar la interfaz <text:span text:style-name="Source_20_Text">Runnable</text:span>.</text:p>
      <text:p text:style-name="Preformatted_20_Text">// Create a second thread.</text:p>
      <text:p text:style-name="Preformatted_20_Text">class NewThread implements Runnable {</text:p>
      <text:p text:style-name="Preformatted_20_Text"><text:s text:c="4"/>Thread thread;</text:p>
      <text:p text:style-name="Preformatted_20_Text"><text:soft-page-break/></text:p>
      <text:p text:style-name="Preformatted_20_Text"><text:s text:c="4"/>NewThread() {</text:p>
      <text:p text:style-name="Preformatted_20_Text"><text:s text:c="8"/>// Create a new, second thread</text:p>
      <text:p text:style-name="Preformatted_20_Text"><text:s text:c="8"/>thread = new Thread(this, "Demo Thread");</text:p>
      <text:p text:style-name="Preformatted_20_Text"><text:s text:c="8"/>System.out.println("Child thread: " + thread);</text:p>
      <text:p text:style-name="Preformatted_20_Text"><text:s text:c="8"/>thread.start(); // Start the thread</text:p>
      <text:p text:style-name="Preformatted_20_Text"><text:s text:c="4"/>}</text:p>
      <text:p text:style-name="Preformatted_20_Text"/>
      <text:p text:style-name="Preformatted_20_Text"><text:s text:c="4"/>// This is the entry point for the second thread.</text:p>
      <text:p text:style-name="Preformatted_20_Text"><text:s text:c="4"/>public void run() {</text:p>
      <text:p text:style-name="Preformatted_20_Text"><text:s text:c="8"/>try {</text:p>
      <text:p text:style-name="Preformatted_20_Text"><text:s text:c="12"/>for (int i = 5; i &gt; 0; i--) {</text:p>
      <text:p text:style-name="Preformatted_20_Text"><text:s text:c="16"/>System.out.println("Child Thread: " + i);</text:p>
      <text:p text:style-name="Preformatted_20_Text"><text:s text:c="16"/>Thread.sleep(500);</text:p>
      <text:p text:style-name="Preformatted_20_Text"><text:s text:c="12"/>}</text:p>
      <text:p text:style-name="Preformatted_20_Text"><text:s text:c="8"/>} catch (InterruptedException e) {</text:p>
      <text:p text:style-name="Preformatted_20_Text"><text:s text:c="12"/>System.out.println("Child interrupted.");</text:p>
      <text:p text:style-name="Preformatted_20_Text"><text:s text:c="8"/>}</text:p>
      <text:p text:style-name="Preformatted_20_Text"><text:s text:c="8"/>System.out.println("Exiting child thread.");</text:p>
      <text:p text:style-name="Preformatted_20_Text"><text:s text:c="4"/>}</text:p>
      <text:p text:style-name="Preformatted_20_Text">}</text:p>
      <text:p text:style-name="Preformatted_20_Text"/>
      <text:p text:style-name="Preformatted_20_Text">class ThreadDemo {</text:p>
      <text:p text:style-name="Preformatted_20_Text"><text:s text:c="4"/>public static void main(String args[]) {</text:p>
      <text:p text:style-name="Preformatted_20_Text"><text:s text:c="8"/>new NewThread(); // create a new thread</text:p>
      <text:p text:style-name="Preformatted_20_Text"><text:s text:c="8"/>try {</text:p>
      <text:p text:style-name="Preformatted_20_Text"><text:s text:c="12"/>for (int i = 5; i &gt; 0; i--) {</text:p>
      <text:p text:style-name="Preformatted_20_Text"><text:s text:c="16"/>System.out.println("Main Thread: " + i);</text:p>
      <text:p text:style-name="Preformatted_20_Text"><text:s text:c="16"/>Thread.sleep(1000);</text:p>
      <text:p text:style-name="Preformatted_20_Text"><text:s text:c="12"/>}</text:p>
      <text:p text:style-name="Preformatted_20_Text"><text:s text:c="8"/>} catch (InterruptedException e) {</text:p>
      <text:p text:style-name="Preformatted_20_Text"><text:s text:c="12"/>System.out.println("Main thread interrupted.");</text:p>
      <text:p text:style-name="Preformatted_20_Text"><text:s text:c="8"/>}</text:p>
      <text:p text:style-name="Preformatted_20_Text"><text:s text:c="8"/>System.out.println("Main thread exiting.");</text:p>
      <text:p text:style-name="Preformatted_20_Text"><text:s text:c="4"/>}</text:p>
      <text:p text:style-name="P1">}</text:p>
      <text:p text:style-name="Preformatted_20_Text">// Controlling the main Thread.</text:p>
      <text:p text:style-name="Preformatted_20_Text">class CurrentThreadDemo {</text:p>
      <text:p text:style-name="Preformatted_20_Text"><text:s text:c="4"/>public static void main(String args[]) {</text:p>
      <text:p text:style-name="Preformatted_20_Text"><text:s text:c="8"/>Thread t = Thread.currentThread();</text:p>
      <text:p text:style-name="Preformatted_20_Text"><text:s text:c="8"/>System.out.println("Current thread: " + t);</text:p>
      <text:p text:style-name="Preformatted_20_Text"><text:s text:c="8"/>// change the name of the thread</text:p>
      <text:p text:style-name="Preformatted_20_Text"><text:s text:c="8"/>t.setName("My Thread");</text:p>
      <text:p text:style-name="Preformatted_20_Text"><text:s text:c="8"/>System.out.println("After name change: " + t);</text:p>
      <text:p text:style-name="Preformatted_20_Text"><text:s text:c="8"/>try {</text:p>
      <text:p text:style-name="Preformatted_20_Text"><text:s text:c="12"/>for (int n = 5; n &gt; 0; n--) {</text:p>
      <text:p text:style-name="Preformatted_20_Text"><text:s text:c="16"/>System.out.println(n);</text:p>
      <text:p text:style-name="Preformatted_20_Text"><text:s text:c="16"/>Thread.sleep(1000);</text:p>
      <text:p text:style-name="Preformatted_20_Text"><text:s text:c="12"/>}</text:p>
      <text:p text:style-name="Preformatted_20_Text"><text:s text:c="8"/>} catch (InterruptedException e) {</text:p>
      <text:p text:style-name="Preformatted_20_Text"><text:s text:c="12"/>System.out.println("Main thread interrupted");</text:p>
      <text:p text:style-name="Preformatted_20_Text"><text:s text:c="8"/>}</text:p>
      <text:p text:style-name="Preformatted_20_Text"><text:s text:c="4"/>}</text:p>
      <text:p text:style-name="P1">}</text:p>
      <text:p text:style-name="Text_20_body"><text:span text:style-name="Source_20_Text">Thread</text:span> ofrece dos formas para saber si un subproceso ha finalizado. Por un lado se puede invocar <text:span text:style-name="Source_20_Text">isAlive()</text:span> en el subproceso, que devolverá 'true' si el subproceso en el que se invoca sigue en ejecución.</text:p>
      <text:p text:style-name="Preformatted_20_Text">do {</text:p>
      <text:p text:style-name="Preformatted_20_Text"><text:s text:c="4"/>// code</text:p>
      <text:p text:style-name="P1"><text:soft-page-break/>} while (thread.isAlive())</text:p>
      <text:p text:style-name="Text_20_body">Otra forma de esperar a que un subproceso termine consiste en invocar <text:span text:style-name="Source_20_Text">join()</text:span>. Este método espera a que termine el subproceso en el que se invoca. Su nombre proviene del concepto del subproceso invocador esperando a que se le una el subproceso especificado.</text:p>
      <text:h text:style-name="Heading_20_3" text:outline-level="3"><text:bookmark text:name="user-content-métodos-sincronizados"/>Métodos sincronizados</text:h>
      <text:p text:style-name="Text_20_body">Al usar varios subprocesos en ocasiones será necesario sincronizar las actividades de los subprocesos para que no accedan a la vez a un mismo recurso. Esto se consigue con la palabra clave <text:span text:style-name="Source_20_Text">synchronized</text:span>.</text:p>
      <text:p text:style-name="Text_20_body">Al invocar un método sincronizado, el subproceso invocador accede al monitor del objeto, que lo bloquea. Mientras está bloqueado, ningún otro subproceso puede acceder al método ni a otro método sincronizado definido por la clase del objeto.</text:p>
      <text:p text:style-name="Preformatted_20_Text">class SumArray {</text:p>
      <text:p text:style-name="Preformatted_20_Text"><text:s text:c="4"/>private int sum;</text:p>
      <text:p text:style-name="Preformatted_20_Text"/>
      <text:p text:style-name="Preformatted_20_Text"><text:s text:c="4"/>synchronized int sumArray(int nums[]) { // este método está sincronizado. Cuando sea invocado por un subproceso quedará bloqueado al resto de subprocesos, que deberán esperar a que sea desbloqueado. No podrán acceder ni a éste ni a ningún otro método sincronizado de esta clase</text:p>
      <text:p text:style-name="Preformatted_20_Text"><text:s text:c="8"/>// code....</text:p>
      <text:p text:style-name="Preformatted_20_Text"><text:s text:c="4"/>}</text:p>
      <text:p text:style-name="P1">}</text:p>
      <text:h text:style-name="Heading_20_3" text:outline-level="3"><text:bookmark text:name="user-content-bloque-sincronizado"/>Bloque sincronizado</text:h>
      <text:p text:style-name="Text_20_body">No sólo se puede sincronizar métodos si no que Java proporciona un <text:span text:style-name="Strong_20_Emphasis">bloque sincronizado</text:span>. Tras entrar en un bloque <text:span text:style-name="Source_20_Text">synchronized</text:span>, ningún otro subproceso puede invocar un método sincronizado en el objeto al que hace referencia la variable pasada como parámetro hasta que se salga del bloque.</text:p>
      <text:p text:style-name="Preformatted_20_Text">synchronized(refObj) { // 'refObj' es una referencia al objeto sincronizado</text:p>
      <text:p text:style-name="Preformatted_20_Text"><text:s text:c="4"/>// instrucciones que sincronizar</text:p>
      <text:p text:style-name="P1">}</text:p>
      <text:p text:style-name="Preformatted_20_Text">// This program uses a synchronized block.</text:p>
      <text:p text:style-name="Preformatted_20_Text">class Callme {</text:p>
      <text:p text:style-name="Preformatted_20_Text"><text:s text:c="4"/>void call(String msg) {</text:p>
      <text:p text:style-name="Preformatted_20_Text"/>
      <text:p text:style-name="Preformatted_20_Text"><text:s text:c="8"/>System.out.print("[" + msg);</text:p>
      <text:p text:style-name="Preformatted_20_Text"><text:s text:c="8"/>try {</text:p>
      <text:p text:style-name="Preformatted_20_Text"><text:s text:c="12"/>Thread.sleep(1000);</text:p>
      <text:p text:style-name="Preformatted_20_Text"><text:s text:c="8"/>} catch (InterruptedException e) {</text:p>
      <text:p text:style-name="Preformatted_20_Text"><text:s text:c="12"/>System.out.println("Interrupted");</text:p>
      <text:p text:style-name="Preformatted_20_Text"><text:s text:c="8"/>}</text:p>
      <text:p text:style-name="Preformatted_20_Text"><text:s text:c="8"/>System.out.println("]");</text:p>
      <text:p text:style-name="Preformatted_20_Text"><text:s text:c="4"/>}</text:p>
      <text:p text:style-name="Preformatted_20_Text">}</text:p>
      <text:p text:style-name="Preformatted_20_Text"/>
      <text:p text:style-name="Preformatted_20_Text">class Caller implements Runnable {</text:p>
      <text:p text:style-name="Preformatted_20_Text"><text:s text:c="4"/>String msg;</text:p>
      <text:p text:style-name="Preformatted_20_Text"><text:s text:c="4"/>Callme target;</text:p>
      <text:p text:style-name="Preformatted_20_Text"><text:s text:c="4"/>Thread t;</text:p>
      <text:p text:style-name="Preformatted_20_Text"/>
      <text:p text:style-name="Preformatted_20_Text"><text:s text:c="4"/>public Caller(Callme targ, String s) {</text:p>
      <text:p text:style-name="Preformatted_20_Text"><text:soft-page-break/><text:s text:c="8"/>target = targ;</text:p>
      <text:p text:style-name="Preformatted_20_Text"><text:s text:c="8"/>msg = s;</text:p>
      <text:p text:style-name="Preformatted_20_Text"><text:s text:c="8"/>t = new Thread(this);</text:p>
      <text:p text:style-name="Preformatted_20_Text"><text:s text:c="8"/>t.start();</text:p>
      <text:p text:style-name="Preformatted_20_Text"><text:s text:c="4"/>}</text:p>
      <text:p text:style-name="Preformatted_20_Text"/>
      <text:p text:style-name="Preformatted_20_Text"><text:s text:c="4"/>// synchronize calls to call()</text:p>
      <text:p text:style-name="Preformatted_20_Text"><text:s text:c="4"/>public void run() {</text:p>
      <text:p text:style-name="Preformatted_20_Text"><text:s text:c="8"/>synchronized (target) { // synchronized block</text:p>
      <text:p text:style-name="Preformatted_20_Text"><text:s text:c="12"/>target.call(msg);</text:p>
      <text:p text:style-name="Preformatted_20_Text"><text:s text:c="8"/>}</text:p>
      <text:p text:style-name="Preformatted_20_Text"><text:s text:c="4"/>}</text:p>
      <text:p text:style-name="Preformatted_20_Text">}</text:p>
      <text:p text:style-name="Preformatted_20_Text"/>
      <text:p text:style-name="Preformatted_20_Text">class Sample {</text:p>
      <text:p text:style-name="Preformatted_20_Text"><text:s text:c="4"/>public static void main(String args[]) {</text:p>
      <text:p text:style-name="Preformatted_20_Text"><text:s text:c="8"/>Callme target = new Callme();</text:p>
      <text:p text:style-name="Preformatted_20_Text"><text:s text:c="8"/>Caller ob1 = new Caller(target, "Hello");</text:p>
      <text:p text:style-name="Preformatted_20_Text"><text:s text:c="8"/>Caller ob2 = new Caller(target, "Synchronized");</text:p>
      <text:p text:style-name="Preformatted_20_Text"><text:s text:c="8"/>Caller ob3 = new Caller(target, "World");</text:p>
      <text:p text:style-name="Preformatted_20_Text"><text:s text:c="8"/>// wait for threads to end</text:p>
      <text:p text:style-name="Preformatted_20_Text"><text:s text:c="8"/>try {</text:p>
      <text:p text:style-name="Preformatted_20_Text"><text:s text:c="12"/>ob1.t.join();</text:p>
      <text:p text:style-name="Preformatted_20_Text"><text:s text:c="12"/>ob2.t.join();</text:p>
      <text:p text:style-name="Preformatted_20_Text"><text:s text:c="12"/>ob3.t.join();</text:p>
      <text:p text:style-name="Preformatted_20_Text"><text:s text:c="8"/>} catch (InterruptedException e) {</text:p>
      <text:p text:style-name="Preformatted_20_Text"><text:s text:c="12"/>System.out.println("Interrupted");</text:p>
      <text:p text:style-name="Preformatted_20_Text"><text:s text:c="8"/>}</text:p>
      <text:p text:style-name="Preformatted_20_Text"><text:s text:c="4"/>}</text:p>
      <text:p text:style-name="P1">}</text:p>
      <text:h text:style-name="Heading_20_2" text:outline-level="2"><text:bookmark text:name="user-content-enumeraciones"/>Enumeraciones</text:h>
      <text:p text:style-name="Text_20_body">Básicamente, una enumeración es una <text:span text:style-name="Strong_20_Emphasis">lista de constantes con nombre</text:span> que definen un nuevo tipo de datos. Un objeto de un tipo de enumeración solo puede albergar los valores definidos por la lista. Por tanto, una enumeración le permite definir con precisión un nuevo tipo de datos con un número fijo de valores.</text:p>
      <text:p text:style-name="Text_20_body">Desde una perspectiva de programación, las enumeraciones son muy útiles cuando hay que definir un grupo de valores que representan una colección de elementos. Es importante entender que una constante de enumeración es un objeto de su tipo de enumeración. Una enumeración se crea con la palabra clave <text:span text:style-name="Source_20_Text">enum</text:span>.</text:p>
      <text:p text:style-name="Text_20_body">Las constantes de la enumeración son <text:span text:style-name="Source_20_Text">public</text:span> y <text:span text:style-name="Source_20_Text">static</text:span> de forma implícita.</text:p>
      <text:p text:style-name="Preformatted_20_Text">enum Transport {</text:p>
      <text:p text:style-name="Preformatted_20_Text"><text:s text:c="4"/>CAR, TRUCK, AIRPLANE, TRAIN, BOAT // constantes de enumeración</text:p>
      <text:p text:style-name="P1">}</text:p>
      <text:p text:style-name="Text_20_body">Estas constantes tienen el tipo de la enumeración que las contiene. Una vez definida la enumeración para crear una variable de este tipo no usamos <text:span text:style-name="Source_20_Text">new</text:span> como una clase sino que se declaran y usan las enumeraciones como si fueran tipos primitivos.</text:p>
      <text:p text:style-name="Text_20_body">Sin embargo <text:span text:style-name="Strong_20_Emphasis">Java implementa las enumeraciones como si fueran clases</text:span>, permitiendo que tengan constructores, métodos, etc.. aunque con dos limitaciones que las diferencia del resto de clases en Java:</text:p>
      <text:list xml:id="list1648652769" text:style-name="L10">
        <text:list-item>
          <text:p text:style-name="P38"><text:soft-page-break/>Una enumeración no puede heredar de otra clase. </text:p>
        </text:list-item>
        <text:list-item>
          <text:p text:style-name="P16">Ni puede actuar como superclase de otra clase. </text:p>
        </text:list-item>
      </text:list>
      <text:p text:style-name="Preformatted_20_Text">Transport transport = Transport.TRUCK; // las constantes, al ser 'static' se invocan de esta forma: 'Enumeration.constante'</text:p>
      <text:p text:style-name="Preformatted_20_Text"/>
      <text:p text:style-name="Preformatted_20_Text">if(transport == Transport.TRUCK) { // Comparar la igualdad de dos constantes de enumeración</text:p>
      <text:p text:style-name="Preformatted_20_Text"><text:s text:c="4"/>System.out.println(transport) // =&gt; TRUCK</text:p>
      <text:p text:style-name="Preformatted_20_Text">}</text:p>
      <text:p text:style-name="Preformatted_20_Text"/>
      <text:p text:style-name="Preformatted_20_Text">switch(transport) { //Podemos usar una enumeración para controlar una instrucción 'switch'</text:p>
      <text:p text:style-name="Preformatted_20_Text"><text:s text:c="4"/>case CAR:</text:p>
      <text:p text:style-name="Preformatted_20_Text"><text:s text:c="4"/>// code ....</text:p>
      <text:p text:style-name="Preformatted_20_Text"><text:s text:c="4"/>break;</text:p>
      <text:p text:style-name="Preformatted_20_Text"><text:s text:c="4"/>case TRUCK: // No es necesario usar Transport.TRUCK cuando usamos una enumeración ya que implícitamente ya se especifica</text:p>
      <text:p text:style-name="Preformatted_20_Text"><text:s text:c="4"/>// code ....</text:p>
      <text:p text:style-name="Preformatted_20_Text"><text:s text:c="4"/>break;</text:p>
      <text:p text:style-name="Preformatted_20_Text"><text:s text:c="4"/>default:</text:p>
      <text:p text:style-name="Preformatted_20_Text"><text:s text:c="4"/>// code...</text:p>
      <text:p text:style-name="Preformatted_20_Text"><text:s text:c="4"/>break;</text:p>
      <text:p text:style-name="P1">}</text:p>
      <text:p text:style-name="Text_20_body">Las enumeraciones cuentan con dos métodos predefinidos <text:span text:style-name="Source_20_Text">values()</text:span> y <text:span text:style-name="Source_20_Text">valueOf()</text:span> cuyo formato es:</text:p>
      <text:list xml:id="list2373867186" text:style-name="L11">
        <text:list-item>
          <text:p text:style-name="P17"><text:span text:style-name="Source_20_Text">public static tipo-enum[] values()</text:span> =&gt; devuelve un array que contiene una lista de las constantes de enumeración</text:p>
        </text:list-item>
        <text:list-item>
          <text:p text:style-name="P17"><text:span text:style-name="Source_20_Text">public static tipo-enum valueOf(String cadena)</text:span> =&gt; devuelve las constantes de enumeración cuyo valor se corresponde a la cadena pasada como argumento.</text:p>
        </text:list-item>
      </text:list>
      <text:p text:style-name="Preformatted_20_Text">// Uso de values() en un for-each</text:p>
      <text:p text:style-name="Preformatted_20_Text">for(Transport transport : Transport.values()) {</text:p>
      <text:p text:style-name="Preformatted_20_Text"><text:s text:c="4"/>System.out.println(transport);</text:p>
      <text:p text:style-name="P1">}</text:p>
      <text:p text:style-name="Text_20_body">Al definir un constructor en una enumeración, el constructor se invoca al crear cada una de las constantes de enumeración. Cada constante puede invocar todos los métodos definidos por la enumeración. Cada constante dispone de su propia copia de las variables de instancia definidas por la enumeración.</text:p>
      <text:p text:style-name="Preformatted_20_Text">enum Transport {</text:p>
      <text:p text:style-name="Preformatted_20_Text"><text:s text:c="4"/>CAR(66), TRUCK(12), AIRPLANE(600), BOAT(12); // valores de inicialización. A destacar el ';' necesario cuando se definen variables, constructores, etc..</text:p>
      <text:p text:style-name="Preformatted_20_Text"/>
      <text:p text:style-name="Preformatted_20_Text"><text:s text:c="4"/>private int speed; // variable de instancia. Cada constante dispone de su propia copia</text:p>
      <text:p text:style-name="Preformatted_20_Text"/>
      <text:p text:style-name="Preformatted_20_Text"><text:s text:c="4"/>Transport(int s) { // constructor. Es invocado por cada constante</text:p>
      <text:p text:style-name="Preformatted_20_Text"><text:s text:c="8"/>speed = s;</text:p>
      <text:p text:style-name="Preformatted_20_Text"><text:s text:c="4"/>}</text:p>
      <text:p text:style-name="Preformatted_20_Text"/>
      <text:p text:style-name="Preformatted_20_Text"><text:s text:c="4"/>int getSpeed() { // método de instancia. Se invocaría con Transport.CAR.getSpeed();</text:p>
      <text:p text:style-name="Preformatted_20_Text"><text:s text:c="8"/>return speed;</text:p>
      <text:p text:style-name="Preformatted_20_Text"><text:s text:c="4"/>}</text:p>
      <text:p text:style-name="P1">}</text:p>
      <text:p text:style-name="Text_20_body"><text:soft-page-break/>Las enumeraciones tienen un método llamado <text:span text:style-name="Source_20_Text">ordinal()</text:span> que devuelve un valor que indica la posición de la constante dentro de la enumeración. Los valores ordinales empiezan en 0:</text:p>
      <text:p text:style-name="Preformatted_20_Text">enum Transport {</text:p>
      <text:p text:style-name="Preformatted_20_Text"><text:s text:c="4"/>CAR, AIRPLANE, TRUCK, BOAT</text:p>
      <text:p text:style-name="Preformatted_20_Text">}</text:p>
      <text:p text:style-name="Preformatted_20_Text"/>
      <text:p text:style-name="P1">System.out.println(Transport.TRUCK.ordinal()); // =&gt; 3</text:p>
      <text:h text:style-name="Heading_20_3" text:outline-level="3"><text:bookmark text:name="user-content-autoboxing-y-unboxing"/>Autoboxing y unboxing</text:h>
      <text:p text:style-name="Text_20_body">En Java los tipos primitivos no forman parte de la jerarquía de objetos por motivos de eficiencia. Sin embargo existen clases que actuan como envoltorios (<text:span text:style-name="Emphasis">'wrapper'</text:span>) para tipos primitivos como <text:span text:style-name="Source_20_Text">Float</text:span>, <text:span text:style-name="Source_20_Text">Double</text:span>, <text:span text:style-name="Source_20_Text">Byte</text:span>, <text:span text:style-name="Source_20_Text">Short</text:span>, <text:span text:style-name="Source_20_Text">Integer</text:span>, <text:span text:style-name="Source_20_Text">Long</text:span>, <text:span text:style-name="Source_20_Text">Character</text:span> y <text:span text:style-name="Source_20_Text">Boolean</text:span>. Todos los envoltorios de tipos numéricos heredan de la clase abstracta <text:span text:style-name="Source_20_Text">Number</text:span>.</text:p>
      <text:p text:style-name="Text_20_body">Encapsular un tipo primitivo en su envoltorio se denomina <text:span text:style-name="Strong_20_Emphasis">'boxing'</text:span>. Por tanto <text:span text:style-name="Strong_20_Emphasis">'autoboxing'</text:span> es el proceso de encapsular automáticamente un tipo primitivo en su clase envoltorio y <text:span text:style-name="Strong_20_Emphasis">'auto-unboxing'</text:span> es el proceso inverso.</text:p>
      <text:p text:style-name="Preformatted_20_Text">Integer num = Integer.valueOf(100) // sin 'autoboxing'</text:p>
      <text:p text:style-name="Preformatted_20_Text"/>
      <text:p text:style-name="Preformatted_20_Text">Integer iOb = 100; // 'autobox' de int</text:p>
      <text:p text:style-name="Preformatted_20_Text"/>
      <text:p text:style-name="P1">int i = iOb; // unbox</text:p>
      <text:h text:style-name="Heading_20_2" text:outline-level="2"><text:bookmark text:name="user-content-genéricos"/>Genéricos</text:h>
      <text:p text:style-name="Text_20_body">El término <text:span text:style-name="Strong_20_Emphasis">"genérico"</text:span> significa tipo con parámetros. Los tipos con parámetros permiten crear clases, interfaces y métodos en los que los tipos de datos se especifican como parámetros. Cuando una clase utiliza genéricos se denomina <text:span text:style-name="Strong_20_Emphasis">"clase genérica"</text:span>.</text:p>
      <text:p text:style-name="Preformatted_20_Text">// Uso de genéricos en una clase. 'T' es un parámetro de tipo que se sustituye por un tipo real al crear un objeto de la clase</text:p>
      <text:p text:style-name="Preformatted_20_Text">class Gen&lt;T&gt; {</text:p>
      <text:p text:style-name="Preformatted_20_Text"><text:s text:c="4"/>T ob; // Declarar un objeto de tipo 'T'.</text:p>
      <text:p text:style-name="Preformatted_20_Text"/>
      <text:p text:style-name="Preformatted_20_Text"><text:s text:c="4"/>Gen(T o) { // Pasar al constructor una referencia a un objeto de tipo 'T'</text:p>
      <text:p text:style-name="Preformatted_20_Text"><text:s text:c="8"/>ob = o;</text:p>
      <text:p text:style-name="Preformatted_20_Text"><text:s text:c="4"/>}</text:p>
      <text:p text:style-name="Preformatted_20_Text"/>
      <text:p text:style-name="Preformatted_20_Text"><text:s text:c="4"/>T getOb() { // retorna 'ob' de tipo 'T'</text:p>
      <text:p text:style-name="Preformatted_20_Text"><text:s text:c="8"/>return ob;</text:p>
      <text:p text:style-name="Preformatted_20_Text"><text:s text:c="4"/>}</text:p>
      <text:p text:style-name="Preformatted_20_Text"/>
      <text:p text:style-name="Preformatted_20_Text"><text:s text:c="4"/>void showType() {</text:p>
      <text:p text:style-name="Preformatted_20_Text"><text:s text:c="8"/>System.out.println("Type of T is " + ob.getClass().getName());</text:p>
      <text:p text:style-name="Preformatted_20_Text"><text:s text:c="4"/>}</text:p>
      <text:p text:style-name="Preformatted_20_Text">}</text:p>
      <text:p text:style-name="Preformatted_20_Text"/>
      <text:p text:style-name="Preformatted_20_Text">class GenDemo {</text:p>
      <text:p text:style-name="Preformatted_20_Text"><text:s text:c="4"/>public static void main(String ... args) {</text:p>
      <text:p text:style-name="Preformatted_20_Text"><text:s text:c="8"/>Gen&lt;Integer&gt; iOb; // Crear una referencia</text:p>
      <text:p text:style-name="Preformatted_20_Text"/>
      <text:p text:style-name="Preformatted_20_Text"><text:s text:c="8"/>// Crear un objeto Gen&lt;Integer&gt; y asignar la referencia a 'iOb'.</text:p>
      <text:p text:style-name="Preformatted_20_Text"><text:s text:c="8"/>// Uso de autoboxing para encapsular el valor entero en un objeto 'Integer'</text:p>
      <text:p text:style-name="Preformatted_20_Text"><text:s text:c="8"/>iOb = new Gen&lt;Integer&gt;(80);</text:p>
      <text:p text:style-name="Preformatted_20_Text"><text:soft-page-break/><text:s text:c="8"/>iOb.showType();</text:p>
      <text:p text:style-name="Preformatted_20_Text"/>
      <text:p text:style-name="Preformatted_20_Text"><text:s text:c="8"/>// iOB = new Gen&lt;Double&gt;(88.0) // Esta asignación generaría un error en tiempo de compilación. Es una de la ventajas del uso de genéricos</text:p>
      <text:p text:style-name="Preformatted_20_Text"/>
      <text:p text:style-name="Preformatted_20_Text"><text:s text:c="8"/>Gen&lt;String&gt; strOb = new Gen&lt;String&gt;("Generic");</text:p>
      <text:p text:style-name="Preformatted_20_Text"><text:s text:c="8"/>strOb.showType();</text:p>
      <text:p text:style-name="Preformatted_20_Text"><text:s text:c="4"/>}</text:p>
      <text:p text:style-name="P1">}</text:p>
      <text:p text:style-name="Text_20_body">El compilador no crea diferentes versiones de la clase genérica en función del tipo pasado sino que usa la misma versión. Lo que hace es sustituir el genérico por el tipo real y realiza las conversiones necesarias para que el código se comporte como si hubiera sido escrito con ese tipo.</text:p>
      <text:p text:style-name="Text_20_body">Al declarar una instancia de un tipo genérico, el argumento de tipo pasado al parámetro de tipo debe ser un tipo de referencia. No se puede usar un tipo primitivo como <text:span text:style-name="Source_20_Text">int</text:span> o <text:span text:style-name="Source_20_Text">char</text:span>.</text:p>
      <text:p text:style-name="Text_20_body">Destacar sobre los tipos genéricos es que una referencia a una versión concreta de un tipo genérico no es compatible en cuanto a tipo se refiere con otra versión del mismo tipo genérico.</text:p>
      <text:p text:style-name="P1">iOb = strOb; // Error, no se puede asignar una referencia de Gen&lt;String&gt; a una referencia Gen&lt;Integer&gt; aunque ambas usen la misma clase genérica Get&lt;T&gt;</text:p>
      <text:p text:style-name="Text_20_body">Se puede declarar más de un parámetro de tipo en un tipo genérico. Basta con usar una lista separada por comas:</text:p>
      <text:p text:style-name="Preformatted_20_Text">class Gen&lt;T, V&gt; {</text:p>
      <text:p text:style-name="Preformatted_20_Text"><text:s text:c="4"/>T ob1;</text:p>
      <text:p text:style-name="Preformatted_20_Text"><text:s text:c="4"/>V ob2;</text:p>
      <text:p text:style-name="Preformatted_20_Text"/>
      <text:p text:style-name="Preformatted_20_Text"><text:s text:c="4"/>Gen(T o1, V o2) {</text:p>
      <text:p text:style-name="Preformatted_20_Text"><text:s text:c="8"/>ob1 = o1;</text:p>
      <text:p text:style-name="Preformatted_20_Text"><text:s text:c="8"/>ob2 = o2;</text:p>
      <text:p text:style-name="Preformatted_20_Text"><text:s text:c="4"/>}</text:p>
      <text:p text:style-name="Preformatted_20_Text">}</text:p>
      <text:p text:style-name="Preformatted_20_Text"/>
      <text:p text:style-name="Preformatted_20_Text">// Podemos usar tipos diferentes (&lt;Integer, String&gt;) o tipos iguales (&lt;Integer, Integer&gt;)</text:p>
      <text:p text:style-name="Preformatted_20_Text">Gen&lt;Integer, String&gt; sample = new Gen&lt;Integer, String&gt;(0, "");</text:p>
      <text:p text:style-name="P1">Gen&lt;Integer, Integer&gt; sample1 = new Gen&lt;Integer, Integer&gt;(0, 0);</text:p>
      <text:h text:style-name="Heading_20_3" text:outline-level="3"><text:bookmark text:name="user-content-tipos-vinculados-o-limitados"/>Tipos vinculados (o limitados)</text:h>
      <text:p text:style-name="Text_20_body">Java ofrece los <text:span text:style-name="Strong_20_Emphasis">'tipos vinculados'</text:span> que permite, al especificar un parámetro de tipo, crear un vínculo superior que declare la superclase de la que deben derivarse todos los argumentos de tipo. Por ejemplo, podemos limitar los parámetros de tipo a únicamente tipos numéricos, evitando que pasemos parámetros de tipo <text:span text:style-name="Source_20_Text">String</text:span>.</text:p>
      <text:p text:style-name="Text_20_body">Para ello usamos la cláusula <text:span text:style-name="Source_20_Text">extends</text:span> al especificar los parámetros de tipo:</text:p>
      <text:p text:style-name="Quotations"><text:span text:style-name="Source_20_Text">&lt;T extends superclass&gt;</text:span></text:p>
      <text:p text:style-name="Text_20_body">Esto especifica que 'T' solo se puede reemplazar por <text:span text:style-name="Emphasis">'superclass'</text:span> o subclases de <text:span text:style-name="Emphasis">'superclass'</text:span>. Por tanto <text:span text:style-name="Emphasis">'superclass'</text:span> define un <text:span text:style-name="Strong_20_Emphasis">límite superior e inclusivo</text:span>.</text:p>
      <text:p text:style-name="Text_20_body">Nota: todos los tipos numéricos heredan de la clase abstracta <text:span text:style-name="Source_20_Text">Number</text:span>.</text:p>
      <text:p text:style-name="Preformatted_20_Text"><text:soft-page-break/>class GenNumeric&lt;T extends Number&gt; { // De esta forma limitamos 'T' a tipos numéricos</text:p>
      <text:p text:style-name="Preformatted_20_Text"><text:s text:c="4"/>T num;</text:p>
      <text:p text:style-name="Preformatted_20_Text"/>
      <text:p text:style-name="Preformatted_20_Text"><text:s text:c="4"/>GenNumeric(T n) {</text:p>
      <text:p text:style-name="Preformatted_20_Text"><text:s text:c="8"/>num = n;</text:p>
      <text:p text:style-name="Preformatted_20_Text"><text:s text:c="4"/>}</text:p>
      <text:p text:style-name="Preformatted_20_Text"/>
      <text:p text:style-name="Preformatted_20_Text"><text:s text:c="4"/>double fraction() {</text:p>
      <text:p text:style-name="Preformatted_20_Text"><text:s text:c="8"/>return num.doubleValue() - num.intValue(); // Como hemos limitado el tipo a tipos numéricos podemos emplear métodos de la clase 'Number'</text:p>
      <text:p text:style-name="Preformatted_20_Text"><text:s text:c="4"/>}</text:p>
      <text:p text:style-name="P1">}</text:p>
      <text:p text:style-name="Text_20_body">Los tipos vinculados resultan especialmente útiles para garantizar que un parámetro sea compatible con otro:</text:p>
      <text:p text:style-name="Preformatted_20_Text">class Pair&lt;T, V extends T&gt; { // 'V' debe tener el mismo tipo que 'T' o ser una subclase de 'T'</text:p>
      <text:p text:style-name="Preformatted_20_Text"><text:s text:c="4"/>// code ....</text:p>
      <text:p text:style-name="Preformatted_20_Text">}</text:p>
      <text:p text:style-name="Preformatted_20_Text"/>
      <text:p text:style-name="Preformatted_20_Text">Pair&lt;Integer, Integer&gt; x = new Pair&lt;Integer, Integer&gt;(); // Correcto</text:p>
      <text:p text:style-name="Preformatted_20_Text">Pair&lt;Number, Integer&gt; y = new Pair&lt;Number, Integer&gt;(); // Correcto, Integer es una subclase de Number</text:p>
      <text:p text:style-name="P1">Pair&lt;Integer, String&gt; z = new Pair&lt;Integer, String&gt;(); // ¡¡INCORRECTO!!, String no es una subclase de Integer</text:p>
      <text:h text:style-name="Heading_20_3" text:outline-level="3"><text:bookmark text:name="user-content-argumentos-comodín"/>Argumentos comodín</text:h>
      <text:p text:style-name="Text_20_body">Un argumento comodín se representa mediante '?' y representa un tipo desconocido. Destacar que el comodín '?' no afecta al tipo de parámetros. La limitación se crea con la cláusula <text:span text:style-name="Source_20_Text">extends</text:span>. El comodín simplemente equivale a cualquier tipo válido. Por ejemplo, <text:span text:style-name="Source_20_Text">&lt;T extends Number&gt;</text:span> limita a tipos numéricos y por tanto el comodín equivale a utilizar cualquier tipo numérico válido. La limitación a tipos numéricos se ha creado con la cláusula <text:span text:style-name="Source_20_Text">extends</text:span>.</text:p>
      <text:p text:style-name="Preformatted_20_Text">class Gen&lt;T extends Number&gt; {</text:p>
      <text:p text:style-name="Preformatted_20_Text"><text:s text:c="4"/>T num;</text:p>
      <text:p text:style-name="Preformatted_20_Text"><text:s text:c="4"/>// code...</text:p>
      <text:p text:style-name="Preformatted_20_Text">}</text:p>
      <text:p text:style-name="Preformatted_20_Text"/>
      <text:p text:style-name="Preformatted_20_Text">class Sample {</text:p>
      <text:p text:style-name="Preformatted_20_Text"><text:s text:c="4"/>boolean absEqual(Gen&lt;?&gt; a, Gen&lt;?&gt; b) {</text:p>
      <text:p text:style-name="Preformatted_20_Text"><text:s text:c="8"/>return Math.abs(a.num.doubleValue()) == Math.abs(b.num.intValue());</text:p>
      <text:p text:style-name="Preformatted_20_Text"><text:s text:c="4"/>}</text:p>
      <text:p text:style-name="P1">}</text:p>
      <text:p text:style-name="Text_20_body">Los argumentos comodín se pueden vincular con cualquier parámetro de tipo. Un comodín vinculado es especialmente importante para crear un método que solo deba operar en objetos que sean subclases de una superclase concreta. Se especifica con la forma:</text:p>
      <text:p text:style-name="Quotations"><text:span text:style-name="Source_20_Text">&lt;? extends superclase&gt;</text:span></text:p>
      <text:p text:style-name="Preformatted_20_Text">void sample(Gen&lt;? extends Number&gt; a) { <text:s/>// Tipos que sean 'Number' o subclases de 'Number'</text:p>
      <text:p text:style-name="Preformatted_20_Text"><text:s text:c="4"/>// code...</text:p>
      <text:p text:style-name="P1">}</text:p>
      <text:p text:style-name="Text_20_body"><text:soft-page-break/>Se puede especificar un límite inferior con la forma <text:span text:style-name="Source_20_Text">&lt;? super subclase&gt;</text:span>. En este caso es un <text:span text:style-name="Strong_20_Emphasis">límite no inclusivo</text:span>. Por tanto '?' equivale a superclases de subclase pero no incluye a la propia subclase.</text:p>
      <text:h text:style-name="Heading_20_3" text:outline-level="3"><text:bookmark text:name="user-content-métodos-genéricos"/>Métodos genéricos</text:h>
      <text:p text:style-name="Text_20_body">Los métodos de una clase genérica pueden usar el parámetro del tipo de una clase y por tanto son genéricos de forma automática. Sin embargo también podemos declarar métodos genéricos dentro de clases no genéricas.</text:p>
      <text:p text:style-name="Text_20_body">Los parámetros de tipo en un método se declaran antes que el tipo devuelto del método. Los métodos genéricos puede ser estáticos o no estáticos.</text:p>
      <text:p text:style-name="Preformatted_20_Text">class Sample {</text:p>
      <text:p text:style-name="Preformatted_20_Text"><text:s text:c="4"/>static &lt;T&gt; void sample(T x) { /* code... */ }</text:p>
      <text:p text:style-name="Preformatted_20_Text"><text:s text:c="4"/>&lt;T, V&gt; boolean sample(T x, V y) { /* code... */ }</text:p>
      <text:p text:style-name="Preformatted_20_Text"><text:s text:c="4"/>&lt;T, V extends T&gt; int sample(T x, V y) { /* code... */ }</text:p>
      <text:p text:style-name="Preformatted_20_Text"><text:s text:c="4"/>static &lt;T extends Comparable&lt;T&gt;, V extends T&gt; boolean sample(T x, V y) { /* code... */ }</text:p>
      <text:p text:style-name="P1">}</text:p>
      <text:p text:style-name="Text_20_body">Un constructor puede ser genérico aunque su clase no lo sea:</text:p>
      <text:p text:style-name="Preformatted_20_Text">class Sample {</text:p>
      <text:p text:style-name="Preformatted_20_Text"><text:s text:c="4"/>// variables de instancia</text:p>
      <text:p text:style-name="Preformatted_20_Text"/>
      <text:p text:style-name="Preformatted_20_Text"><text:s text:c="4"/>&lt;T extends Number&gt; Sample(T arg) { // Constructor genérico</text:p>
      <text:p text:style-name="Preformatted_20_Text"><text:s text:c="8"/>// code...</text:p>
      <text:p text:style-name="Preformatted_20_Text"><text:s text:c="4"/>}</text:p>
      <text:p text:style-name="P1">}</text:p>
      <text:h text:style-name="Heading_20_3" text:outline-level="3"><text:bookmark text:name="user-content-interfaces-genéricas"/>Interfaces genéricas</text:h>
      <text:p text:style-name="Text_20_body">Las interfaces genéricas se especifican como una clase genérica. Cualquier clase que implemente una interfaz genérica también debe ser una clase genérica. Si se especifica el tipo entonces no es necesario que sea genérica.</text:p>
      <text:p text:style-name="Text_20_body">Los parámetros de tipo especificado en una interfaz también se pueden vincular (limitar) con los tipos vinculados. Las clases que implementen dicha interfaz deberán pasarle un argumento de tipo que tenga la misma vinculación.</text:p>
      <text:p text:style-name="Preformatted_20_Text">interface ISample&lt;T&gt; { // interfaz genérica</text:p>
      <text:p text:style-name="Preformatted_20_Text"><text:s text:c="4"/>boolean contains(T arg);</text:p>
      <text:p text:style-name="Preformatted_20_Text">}</text:p>
      <text:p text:style-name="Preformatted_20_Text"/>
      <text:p text:style-name="Preformatted_20_Text">interface ISample2&lt;T extends Number&gt; { // interfaz genérica con tipos vinculados (limitados) por la superclase 'Number'</text:p>
      <text:p text:style-name="Preformatted_20_Text"><text:s text:c="4"/>// ...</text:p>
      <text:p text:style-name="Preformatted_20_Text">}</text:p>
      <text:p text:style-name="Preformatted_20_Text"/>
      <text:p text:style-name="Preformatted_20_Text">class Sample&lt;T&gt; implements ISample&lt;T&gt; { // clase genérica obligada que implementa una interfaz genérica</text:p>
      <text:p text:style-name="Preformatted_20_Text"><text:s text:c="4"/>// ...</text:p>
      <text:p text:style-name="Preformatted_20_Text">}</text:p>
      <text:p text:style-name="Preformatted_20_Text"/>
      <text:p text:style-name="Preformatted_20_Text">class Sample implements ISample&lt;Double&gt; { // clase no necesariamente genérica que implementa una interfaz con un tipo concreto</text:p>
      <text:p text:style-name="Preformatted_20_Text"><text:s text:c="4"/>// ...</text:p>
      <text:p text:style-name="Preformatted_20_Text"><text:soft-page-break/>}</text:p>
      <text:p text:style-name="Preformatted_20_Text"/>
      <text:p text:style-name="Preformatted_20_Text">class Sample2&lt;T extends Number&gt; implements ISample2&lt;T&gt; { // clase con parámetros de tipo vinculados</text:p>
      <text:p text:style-name="Preformatted_20_Text"><text:s text:c="4"/>// ....</text:p>
      <text:p text:style-name="Preformatted_20_Text">}</text:p>
      <text:p text:style-name="Preformatted_20_Text"/>
      <text:p text:style-name="P1">// class Sample2&lt;T extends Number&gt; implements ISample2&lt;T extends Number&gt; {} // ¡¡INCORRECTO!!. No es necesario volver a indicarla en ISample2</text:p>
      <text:h text:style-name="Heading_20_3" text:outline-level="3"><text:bookmark text:name="user-content-genéricos-y-código-legado"/>Genéricos y código legado</text:h>
      <text:p text:style-name="Text_20_body">Antes de la JDK 5 no existían los genéricos. Por tanto, para asegurar la compatibilidad con código legado Java permite usar una clase génerica sin argumetos de tipo. En estos casos se convierte en un tipo sin procesar.</text:p>
      <text:p text:style-name="Preformatted_20_Text">class Gen&lt;T&gt; {</text:p>
      <text:p text:style-name="Preformatted_20_Text"><text:s text:c="4"/>// ...</text:p>
      <text:p text:style-name="Preformatted_20_Text">}</text:p>
      <text:p text:style-name="Preformatted_20_Text"/>
      <text:p text:style-name="Preformatted_20_Text">Gen&lt;Integer&gt; iOb = new Gen&lt;Integer&gt;(0); // Objeto 'Gen' para enteros</text:p>
      <text:p text:style-name="Preformatted_20_Text">Gen&lt;String&gt; strOb = new Gen&lt;String&gt;(""); // Objeto 'Gen' para Strings</text:p>
      <text:p text:style-name="Preformatted_20_Text">Gen legacyOb = new Gen(new Double(0.0)); // Objeto 'legacy' con tipo sin procesar</text:p>
      <text:p text:style-name="Preformatted_20_Text"/>
      <text:p text:style-name="Preformatted_20_Text">// Dado que el compilador desconoce el tipo sin procesar se producen situaciones potencialmente erróneas</text:p>
      <text:p text:style-name="Preformatted_20_Text">strOb = legacyOb; // Asignación que no produce error de compilación pero insegura</text:p>
      <text:p text:style-name="P1">//iOb = strOb; // Asignación errónea que detecta el compilador</text:p>
      <text:h text:style-name="Heading_20_3" text:outline-level="3"><text:bookmark text:name="user-content-inferencia-de-tipos"/>Inferencia de tipos</text:h>
      <text:p text:style-name="Text_20_body">A partir de la JDK 7 es posible reducir la sintaxis a la hora de crear una instancia de un tipo genérico. Para la creación de una instancia se emplea una lista vacía de argumentos (<text:span text:style-name="Source_20_Text">&lt;&gt;</text:span>) que indica al compilador que infiera los argumentos de tipo que necesita el constructor. En caso de que sea necesario mantener la compatibilidad con código legado se puede emplear la forma completa:</text:p>
      <text:p text:style-name="Preformatted_20_Text">class Gent&lt;T, V&gt; {</text:p>
      <text:p text:style-name="Preformatted_20_Text"><text:s text:c="4"/>// code...</text:p>
      <text:p text:style-name="Preformatted_20_Text">}</text:p>
      <text:p text:style-name="Preformatted_20_Text"/>
      <text:p text:style-name="Preformatted_20_Text">Gen&lt;Integer, Integer&gt; iOb = new Gen&lt;Integer, Integer&gt;(); // Forma completa</text:p>
      <text:p text:style-name="P1">Gen&lt;Integer, Integer&gt; iOb = new Gent&lt;&gt;(); // Sintaxis reducida para la JDK 7 y posteriores</text:p>
      <text:h text:style-name="Heading_20_3" text:outline-level="3"><text:bookmark text:name="user-content-restricciones-y-ambigüedad"/>Restricciones y ambigüedad</text:h>
      <text:p text:style-name="Text_20_body">El uso de genéricos puede crear situaciones de ambigüedad, sobretodo en casos de sobrecarga de métodos:</text:p>
      <text:p text:style-name="Preformatted_20_Text">class Gen&lt;T, V&gt; {</text:p>
      <text:p text:style-name="Preformatted_20_Text"><text:s text:c="4"/>// Estos dos métodos se sobrecargan pero dado que T y V pueden ser del mismo tipo, se generarían dos métodos iguales por lo que el compilador genera un error y este código no compila.</text:p>
      <text:p text:style-name="Preformatted_20_Text"><text:s text:c="4"/>void get(T ob) {}</text:p>
      <text:p text:style-name="Preformatted_20_Text"/>
      <text:p text:style-name="Preformatted_20_Text"><text:s text:c="4"/>void get(V ob) {}</text:p>
      <text:p text:style-name="P1">}</text:p>
      <text:p text:style-name="Text_20_body"><text:soft-page-break/>Una restricción importante es que los parámetros de tipo no se pueden utilizar como si fueran tipos normales ni tampoco declarar variables estáticas de parámetros de tipo:</text:p>
      <text:p text:style-name="Preformatted_20_Text">class Gen&lt;T, V&gt; {</text:p>
      <text:p text:style-name="Preformatted_20_Text"><text:s text:c="4"/>T ob;</text:p>
      <text:p text:style-name="Preformatted_20_Text"><text:s text:c="4"/>static V ob; // ¡¡INCORRECTO!!, no hay variables estáticas de 'T'</text:p>
      <text:p text:style-name="Preformatted_20_Text"/>
      <text:p text:style-name="Preformatted_20_Text"><text:s text:c="4"/>void sample() {</text:p>
      <text:p text:style-name="Preformatted_20_Text"><text:s text:c="8"/>ob = new T(); // ¡¡INCORRECTO!!, no se puede crear instancias de un parámetro de tipo</text:p>
      <text:p text:style-name="Preformatted_20_Text"><text:s text:c="4"/>}</text:p>
      <text:p text:style-name="Preformatted_20_Text"/>
      <text:p text:style-name="Preformatted_20_Text"><text:s text:c="4"/>static T sample () {} // ¡¡INCORRECTO!!, no se puede usar un tipo 'T' como tipo de devolución</text:p>
      <text:p text:style-name="Preformatted_20_Text"/>
      <text:p text:style-name="Preformatted_20_Text"><text:s text:c="4"/>static &lt;T&gt; boolean sample () // Correcto</text:p>
      <text:p text:style-name="P1">}</text:p>
      <text:h text:style-name="Heading_20_2" text:outline-level="2"><text:bookmark text:name="user-content-expresiones-lambda"/>Expresiones lambda</text:h>
      <text:p text:style-name="Text_20_body">Básicamente <text:span text:style-name="Strong_20_Emphasis">una expresión lambda es un método anónimo</text:span>. Sin embargo, este método no se ejecuta por sí solo, sino que se usa para implementar un método definido por una <text:span text:style-name="Strong_20_Emphasis">interfaz funcional</text:span>. Las expresiones lambda también suele denominarse <text:span text:style-name="Emphasis">'closure'</text:span>.</text:p>
      <text:p text:style-name="Text_20_body"><text:span text:style-name="Strong_20_Emphasis">Una interfaz funcional es una interfaz que únicamente contiene un método abstracto</text:span>. Por lo tanto, una interfaz funcional suele representar una única acción. Una interfaz funcional puede incluir métodos predeterminados y/o métodos estáticos pero en todos los casos solo puede haber <text:span text:style-name="Strong_20_Emphasis">un solo método abstracto</text:span> para que la interfaz sea considerada interfaz funcional. Como los métodos de interfaz no predeterminados y no estáticos son implícitamente abstractos, no es necesario utilizar la palabra clave <text:span text:style-name="Source_20_Text">abstract</text:span>.</text:p>
      <text:p text:style-name="Preformatted_20_Text">interface Sample { // interfaz funcional</text:p>
      <text:p text:style-name="Preformatted_20_Text"><text:s text:c="2"/>double getValue(); // método ímplícitamente abstracto</text:p>
      <text:p text:style-name="P1">}</text:p>
      <text:h text:style-name="Heading_20_3" text:outline-level="3"><text:bookmark text:name="user-content-fundamentos"/>Fundamentos</text:h>
      <text:p text:style-name="Text_20_body">El nuevo operador para las expresiones lambda se denomina <text:span text:style-name="Strong_20_Emphasis">operador lambda</text:span> y tiene la forma de flecha <text:span text:style-name="Source_20_Text">-&gt;</text:span>. Divide la expresión lambda en dos partes: la parte izquierda especifica los parámetros necesarios y la parte derecha contiene el cuerpo de la expresión. Este cuerpo puede estar compuesto por una única expresión o puede ser un bloque de código. Cuando es una única expresión se denomina <text:span text:style-name="Strong_20_Emphasis">lambda de expresión</text:span> y cuando es un bloque de código se denomina <text:span text:style-name="Strong_20_Emphasis">lambda de bloque</text:span>.</text:p>
      <text:p text:style-name="Preformatted_20_Text">() -&gt; 98.6; <text:s/>// Expresión lambda sin parámetros que evalúa un valor constante</text:p>
      <text:p text:style-name="Preformatted_20_Text"/>
      <text:p text:style-name="Preformatted_20_Text">(int n) -&gt; 100 * n: // Expresión lambda con un parámetro</text:p>
      <text:p text:style-name="Preformatted_20_Text"/>
      <text:p text:style-name="Preformatted_20_Text">(n) -&gt; 100 * n; // Expresión lambda con un parámetro cuyo tipo es inferido</text:p>
      <text:p text:style-name="Preformatted_20_Text"/>
      <text:p text:style-name="P1">n -&gt; 100 * n; // Cuando sólo hay un parámetro los paréntesis son opcionales</text:p>
      <text:p text:style-name="Text_20_body">Una expresión lambda no se ejecuta por sí misma, sino que forma la <text:span text:style-name="Strong_20_Emphasis">implementación del método abstracto</text:span> definido por la interfaz funcional que especifica su tipo de destino. Como resultado, una expresión lambda solo se puede especificar en un contexto en el que se haya definido un tipo de destino. Uno de estos contextos se crea al asignar una expresión lambda a una referencia de interfaz <text:soft-page-break/>funcional. Otros contextos de tipo de destino son la inicialización de variables, las instrucciones <text:span text:style-name="Source_20_Text">return</text:span> y los argumentos de métodos por ejemplo.</text:p>
      <text:p text:style-name="Preformatted_20_Text">interface IFuncional { // interfaz funcional</text:p>
      <text:p text:style-name="Preformatted_20_Text"><text:s text:c="2"/>double getValue(); // método abstracto</text:p>
      <text:p text:style-name="Preformatted_20_Text">}</text:p>
      <text:p text:style-name="Preformatted_20_Text"/>
      <text:p text:style-name="Preformatted_20_Text">// Referencia a una interfaz funcional</text:p>
      <text:p text:style-name="Preformatted_20_Text">IFuncional sample;</text:p>
      <text:p text:style-name="Preformatted_20_Text"/>
      <text:p text:style-name="Preformatted_20_Text">// Usar una expresión lambda en un contexto de asignación a una referencia de interfaz funcional</text:p>
      <text:p text:style-name="P1">sample = () -&gt; 98.6;</text:p>
      <text:p text:style-name="Text_20_body">Al invocar el método de la interfaz funcional se ejecuta la implementación de la expresión lambda.</text:p>
      <text:p text:style-name="P1">sample.getValue(); <text:s/>// Usamos la referencia para invocar el método de la interfaz y que ha sido implementado por la expresión lambda.</text:p>
      <text:p text:style-name="Text_20_body">Por lo general, el tipo del método abstracto definido por la interfaz funcional y el tipo de la expresión lambda deben ser compatibles. Esto es, <text:span text:style-name="Strong_20_Emphasis">el tipo de devolución y la firma del método de la interfaz funcional deben ser iguales o compatibles con la expresión lambda</text:span></text:p>
      <text:p text:style-name="Preformatted_20_Text">// Interfaz funcional con un método que acepta dos parámetros y devuelve un booleano</text:p>
      <text:p text:style-name="Preformatted_20_Text">interface IFuncional {</text:p>
      <text:p text:style-name="Preformatted_20_Text"><text:s text:c="4"/>boolean areEquals(int a, int b);</text:p>
      <text:p text:style-name="Preformatted_20_Text">}</text:p>
      <text:p text:style-name="Preformatted_20_Text"/>
      <text:p text:style-name="Preformatted_20_Text">IFuncional sample = (n, m) -&gt; n == m;</text:p>
      <text:p text:style-name="Preformatted_20_Text">// IFuncional sample = (int n, int m) -&gt; n == m; // Forma opcional porque el compilador puede inferir los tipos de n y m por el contexto</text:p>
      <text:p text:style-name="Preformatted_20_Text"/>
      <text:p text:style-name="P1">sample.areEquals(10, 15); // Invocar el método.</text:p>
      <text:h text:style-name="Heading_20_3" text:outline-level="3"><text:bookmark text:name="user-content-bloques-de-expresión-lambda"/>Bloques de expresión lambda</text:h>
      <text:p text:style-name="Text_20_body">Para crear una lambda de bloque basta encerrar las instrucciones entre llaves. La lambda de bloque funciona igual que las lambda de expresión con la salvedad que hay que incluir en una lambda de bloque una instrucción <text:span text:style-name="Source_20_Text">return</text:span> para devolver un valor.</text:p>
      <text:p text:style-name="Text_20_body">En una lambda de bloque podemos declarar variables, utilizar bucles, instrucciones <text:span text:style-name="Source_20_Text">switch</text:span>, etc.. Una lambda de bloque funciona como un método.</text:p>
      <text:h text:style-name="Heading_20_3" text:outline-level="3"><text:bookmark text:name="user-content-interfaces-funcionales-genéricas"/>Interfaces funcionales genéricas</text:h>
      <text:p text:style-name="Text_20_body">La interfaz funcional asociada a una expresión (o bloque) lambda puede ser genérica. En este caso, el tipo de destino de la expresión lambda se determina, en parte, por el tipo de argumento o argumentos especificados al declarar la interfaz funcional.</text:p>
      <text:p text:style-name="Preformatted_20_Text">// Interfaz funcional usando genéricos</text:p>
      <text:p text:style-name="Preformatted_20_Text">interface IFuncional&lt;T, V extends T&gt; {</text:p>
      <text:p text:style-name="Preformatted_20_Text"><text:s text:c="4"/>boolean areEquals(T a, V b);</text:p>
      <text:p text:style-name="Preformatted_20_Text">}</text:p>
      <text:p text:style-name="Preformatted_20_Text"/>
      <text:p text:style-name="Preformatted_20_Text">IFuncional iSample = (int n, int m) -&gt; n == m; // Expresión lambda usando enteros</text:p>
      <text:p text:style-name="Preformatted_20_Text">iSample.areEquals(10, 20);</text:p>
      <text:p text:style-name="Preformatted_20_Text"><text:soft-page-break/></text:p>
      <text:p text:style-name="Preformatted_20_Text">IFuncional strSample = (String n, String m) -&gt; n.equals(m); // Expresión lambda usando Strings</text:p>
      <text:p text:style-name="P1">strSample.areEquals("cad", "cad");</text:p>
      <text:h text:style-name="Heading_20_3" text:outline-level="3"><text:bookmark text:name="user-content-expresiones-lambda-como-argumento-de-función"/>Expresiones lambda como argumento de función</text:h>
      <text:p text:style-name="Text_20_body">Una operación muy habitual es usar las expresiones lambda como argumento de una función.</text:p>
      <text:p text:style-name="Preformatted_20_Text">// Interfaz funcional</text:p>
      <text:p text:style-name="Preformatted_20_Text">interface IFuncional { <text:s/></text:p>
      <text:p text:style-name="Preformatted_20_Text"><text:s text:c="4"/>boolean areEquals(int a, int b);</text:p>
      <text:p text:style-name="Preformatted_20_Text">}</text:p>
      <text:p text:style-name="Preformatted_20_Text"/>
      <text:p text:style-name="Preformatted_20_Text">class LambdaArgumentDemo {</text:p>
      <text:p text:style-name="Preformatted_20_Text"><text:s text:c="4"/>// Método estático que acepta una interfaz funcional de tipo IFuncional como primer parámetro.</text:p>
      <text:p text:style-name="Preformatted_20_Text"><text:s text:c="4"/>static boolean operation(IFuncional sample, int a, int b) {</text:p>
      <text:p text:style-name="Preformatted_20_Text"><text:s text:c="8"/>return sample.areEquals(a, b);</text:p>
      <text:p text:style-name="Preformatted_20_Text"><text:s text:c="4"/>}</text:p>
      <text:p text:style-name="Preformatted_20_Text"/>
      <text:p text:style-name="Preformatted_20_Text"><text:s text:c="4"/>public static void main(String...args) {</text:p>
      <text:p text:style-name="Preformatted_20_Text"><text:s text:c="8"/>IFuncional sample = (int n, int m) -&gt; n == m;</text:p>
      <text:p text:style-name="Preformatted_20_Text"/>
      <text:p text:style-name="Preformatted_20_Text"><text:s text:c="8"/>// Se pasa un referencia una instancia de la interfaz IFuncional creada con una expresión lambda.</text:p>
      <text:p text:style-name="Preformatted_20_Text"><text:s text:c="8"/>LambdaArgumentDemo.operation(sample, 10, 15);</text:p>
      <text:p text:style-name="Preformatted_20_Text"/>
      <text:p text:style-name="Preformatted_20_Text"><text:s text:c="8"/>// También es posible pasar la expresión lambda directamente a la función</text:p>
      <text:p text:style-name="Preformatted_20_Text"><text:s text:c="8"/>LambdaArgumentDemo.operation((n, m) -&gt; n == m, 10, 15);</text:p>
      <text:p text:style-name="Preformatted_20_Text"><text:s text:c="4"/>}</text:p>
      <text:p text:style-name="P1">}</text:p>
      <text:h text:style-name="Heading_20_3" text:outline-level="3"><text:bookmark text:name="user-content-expresiones-lambda-y-captura-de-variables"/>Expresiones lambda y captura de variables</text:h>
      <text:p text:style-name="Text_20_body">Las variables definidas por el ámbito contenedor de una expresión lambda son accesibles desde la propia expresión lambda, como por ejemplo variables de instancia o una variable <text:span text:style-name="Source_20_Text">static</text:span> definida por su clase contenedora. Una expresión lambda también tiene acceso a <text:span text:style-name="Source_20_Text">this</text:span>, lo que hace referencia a la instancia de invocación de la clase contenedora de la expresión lambda.</text:p>
      <text:p text:style-name="Text_20_body">Sin embargo, cuando una expresión lambda usa una variable local desde su ámbito contenedor, se crea una situación especial denominada <text:span text:style-name="Strong_20_Emphasis">captura de variables</text:span>. En ese caso, la expresión lambda puede usar únicamente variables locales que sean <text:span text:style-name="Strong_20_Emphasis">eficazmente finales</text:span>.</text:p>
      <text:p text:style-name="Text_20_body"><text:span text:style-name="Strong_20_Emphasis">Una variable eficazmente final es aquella cuyo valor no cambia una vez asignada</text:span>. No es necesario declararla explícitamente como final.</text:p>
      <text:p text:style-name="Preformatted_20_Text">// Interfaz funcional</text:p>
      <text:p text:style-name="Preformatted_20_Text">interface IFuncional {</text:p>
      <text:p text:style-name="Preformatted_20_Text"><text:s text:c="4"/>int func(int a);</text:p>
      <text:p text:style-name="Preformatted_20_Text">}</text:p>
      <text:p text:style-name="Preformatted_20_Text"/>
      <text:p text:style-name="Preformatted_20_Text">class VarCapture {</text:p>
      <text:p text:style-name="Preformatted_20_Text"><text:s text:c="4"/>public static void main(String...args) {</text:p>
      <text:p text:style-name="Preformatted_20_Text"><text:s text:c="8"/>int num = 10; // variable local a capturar en la expresión lambda</text:p>
      <text:p text:style-name="Preformatted_20_Text"/>
      <text:p text:style-name="Preformatted_20_Text"><text:s text:c="8"/>IFuncional sample = (n) -&gt; {</text:p>
      <text:p text:style-name="Preformatted_20_Text"><text:s text:c="12"/>int v = n + num; // Uso correcto. La variable 'num' no se modifica</text:p>
      <text:p text:style-name="Preformatted_20_Text"><text:soft-page-break/></text:p>
      <text:p text:style-name="Preformatted_20_Text"><text:s text:c="12"/>// num++ // Uso incorrecto ya que la variable 'num' se modifica dentro de la expresión y por tanto ya no es una variable eficazmente final</text:p>
      <text:p text:style-name="Preformatted_20_Text"/>
      <text:p text:style-name="Preformatted_20_Text"><text:s text:c="12"/>return v;</text:p>
      <text:p text:style-name="Preformatted_20_Text"><text:s text:c="8"/>};</text:p>
      <text:p text:style-name="Preformatted_20_Text"/>
      <text:p text:style-name="Preformatted_20_Text"><text:s text:c="8"/>sample.func(100); <text:s/>// Uso de la expresión lambda.</text:p>
      <text:p text:style-name="Preformatted_20_Text"><text:s text:c="4"/>}</text:p>
      <text:p text:style-name="P1">}</text:p>
      <text:h text:style-name="Heading_20_3" text:outline-level="3"><text:bookmark text:name="user-content-generar-una-excepción-desde-una-expresión-lambda"/>Generar una excepción desde una expresión lambda</text:h>
      <text:p text:style-name="Text_20_body">Una expresión lambda puede generar una excepción. No obstante, si genera una excepción comprobada, esta tendrá que ser compatible con la excepción (o excepciones) indicadas en la cláusula <text:span text:style-name="Source_20_Text">throws</text:span> del método abstracto de la interfaz funcional.</text:p>
      <text:p text:style-name="Preformatted_20_Text">interface IFuncional {</text:p>
      <text:p text:style-name="Preformatted_20_Text"><text:s text:c="4"/>boolean ioAction(Reader rdr) throws IOException;</text:p>
      <text:p text:style-name="Preformatted_20_Text">}</text:p>
      <text:p text:style-name="Preformatted_20_Text"/>
      <text:p text:style-name="Preformatted_20_Text">class LambdaExceptionDemo {</text:p>
      <text:p text:style-name="Preformatted_20_Text"><text:s text:c="4"/>public static void main(String...args){</text:p>
      <text:p text:style-name="Preformatted_20_Text"><text:s text:c="8"/>IFuncional sample = (rdr) -&gt; {</text:p>
      <text:p text:style-name="Preformatted_20_Text"><text:s text:c="12"/>// Como la invocación a 'read()' generaría una IOException, el método 'ioAction()' de la interfaz funcional debe incluir IOException en una cláusula 'throws'</text:p>
      <text:p text:style-name="Preformatted_20_Text"><text:s text:c="12"/>int ch = rdr.read();</text:p>
      <text:p text:style-name="Preformatted_20_Text"/>
      <text:p text:style-name="Preformatted_20_Text"><text:s text:c="12"/>return true;</text:p>
      <text:p text:style-name="Preformatted_20_Text"><text:s text:c="8"/>};</text:p>
      <text:p text:style-name="Preformatted_20_Text"><text:s text:c="4"/>}</text:p>
      <text:p text:style-name="P1">}</text:p>
      <text:h text:style-name="Heading_20_3" text:outline-level="3"><text:bookmark text:name="user-content-referencias-de-métodos-static-y-métodos-de-instancia"/>Referencias de métodos 'static' y métodos de instancia</text:h>
      <text:p text:style-name="Text_20_body">Una referencia de método permite hacer referencia a un método sin ejecutarlo. Al evaluar una referencia de método también se crea una instancia de una interfaz funcional.</text:p>
      <text:p text:style-name="Text_20_body">El nombre de la clase se separa del método mediante un par de puntos <text:span text:style-name="Source_20_Text">::</text:span>, un nuevo separador añadido a Java en la JDK 8:</text:p>
      <text:list xml:id="list2738151466" text:style-name="L12">
        <text:list-item>
          <text:p text:style-name="P39">Sintaxis para métodos estáticos: <text:span text:style-name="Source_20_Text">NombreClase::nombreMétodo</text:span> </text:p>
        </text:list-item>
        <text:list-item>
          <text:p text:style-name="P18">Sintaxis para métodos de instancia: <text:span text:style-name="Source_20_Text">refObj::nombreMétodo</text:span> </text:p>
        </text:list-item>
      </text:list>
      <text:p text:style-name="Text_20_body">Si es un método genérico la sintaxis es <text:span text:style-name="Source_20_Text">NombreClase::&lt;T&gt;nombreMétodo</text:span> o <text:span text:style-name="Source_20_Text">refObj::&lt;T&gt;nombreMétodo</text:span></text:p>
      <text:p text:style-name="Preformatted_20_Text">interface IntPredicate {</text:p>
      <text:p text:style-name="Preformatted_20_Text"><text:s text:c="4"/>boolean areEquals(int n, int m);</text:p>
      <text:p text:style-name="Preformatted_20_Text">}</text:p>
      <text:p text:style-name="Preformatted_20_Text"/>
      <text:p text:style-name="Preformatted_20_Text">public class Sample {</text:p>
      <text:p text:style-name="Preformatted_20_Text"><text:s text:c="4"/>// Método estático que recibe dos parámetros de tipo int y los compara entre sí</text:p>
      <text:p text:style-name="Preformatted_20_Text"><text:s text:c="4"/>static boolean compare(int a, int b) {</text:p>
      <text:p text:style-name="Preformatted_20_Text"><text:s text:c="8"/>return a == b;</text:p>
      <text:p text:style-name="Preformatted_20_Text"><text:s text:c="4"/>}</text:p>
      <text:p text:style-name="Preformatted_20_Text"/>
      <text:p text:style-name="Preformatted_20_Text"><text:soft-page-break/><text:s text:c="4"/>// Método miembro</text:p>
      <text:p text:style-name="Preformatted_20_Text"><text:s text:c="4"/>boolean compare2(int a, int b) {</text:p>
      <text:p text:style-name="Preformatted_20_Text"><text:s text:c="8"/>return a == b;</text:p>
      <text:p text:style-name="Preformatted_20_Text"><text:s text:c="4"/>}</text:p>
      <text:p text:style-name="Preformatted_20_Text"/>
      <text:p text:style-name="Preformatted_20_Text"><text:s text:c="4"/>// Este método tiene una interfaz funcional como tipo en su primer parámetro</text:p>
      <text:p text:style-name="Preformatted_20_Text"><text:s text:c="4"/>static boolean numTest(IntPredicate p, int a, int b) {</text:p>
      <text:p text:style-name="Preformatted_20_Text"><text:s text:c="8"/>return p.areEquals(a, b);</text:p>
      <text:p text:style-name="Preformatted_20_Text"><text:s text:c="4"/>}</text:p>
      <text:p text:style-name="Preformatted_20_Text"/>
      <text:p text:style-name="Preformatted_20_Text"><text:s text:c="4"/>public static void main(String...args) {</text:p>
      <text:p text:style-name="Preformatted_20_Text"><text:s text:c="8"/>// Pasamos a numTest() una referencia de método estático</text:p>
      <text:p text:style-name="Preformatted_20_Text"><text:s text:c="8"/>System.out.println(Sample.numTest(Sample::compare, 10, 10)); // =&gt; true</text:p>
      <text:p text:style-name="Preformatted_20_Text"/>
      <text:p text:style-name="Preformatted_20_Text"><text:s text:c="8"/>Sample sample = new Sample();</text:p>
      <text:p text:style-name="Preformatted_20_Text"/>
      <text:p text:style-name="Preformatted_20_Text"><text:s text:c="8"/>IntPredicate p = sample::compare2; // Se crea una referencia de método</text:p>
      <text:p text:style-name="Preformatted_20_Text"/>
      <text:p text:style-name="Preformatted_20_Text"><text:s text:c="8"/>System.out.println(Sample.numTest(p, 10, 15)); // =&gt; false</text:p>
      <text:p text:style-name="Preformatted_20_Text"><text:s text:c="8"/>System.out.println(Sample.numTest(sample::compare2, 15, 15)); // =&gt; true</text:p>
      <text:p text:style-name="Preformatted_20_Text"><text:s text:c="4"/>}</text:p>
      <text:p text:style-name="P1">}</text:p>
      <text:h text:style-name="Heading_20_3" text:outline-level="3"><text:bookmark text:name="user-content-referencias-de-constructor"/>Referencias de constructor</text:h>
      <text:p text:style-name="Text_20_body">Al igual que se crean referencias de método, se pueden crear referencias a constructores. La sintaxis es <text:span text:style-name="Source_20_Text">NombreClase::new</text:span>. Si es una clase con genéricos la sintaxis es <text:span text:style-name="Source_20_Text">NombreClase&lt;T&gt;::new</text:span>. En el caso de una matriz tiene la sintaxis <text:span text:style-name="Source_20_Text">tipo[]::new</text:span></text:p>
      <text:p text:style-name="Preformatted_20_Text">interface IntPredicate { <text:s/>// Interfaz funcional</text:p>
      <text:p text:style-name="Preformatted_20_Text"><text:s text:c="4"/>MyClass create(String n); // Método abstracto que recibe un 'String' como parámetro y retorna 'MyClass'</text:p>
      <text:p text:style-name="Preformatted_20_Text">}</text:p>
      <text:p text:style-name="Preformatted_20_Text"/>
      <text:p text:style-name="Preformatted_20_Text">class MyClass {</text:p>
      <text:p text:style-name="Preformatted_20_Text"><text:s text:c="4"/>String name;</text:p>
      <text:p text:style-name="Preformatted_20_Text"/>
      <text:p text:style-name="Preformatted_20_Text"><text:s text:c="4"/>MyClass(String n) {</text:p>
      <text:p text:style-name="Preformatted_20_Text"><text:s text:c="8"/>name = n;</text:p>
      <text:p text:style-name="Preformatted_20_Text"><text:s text:c="4"/>}</text:p>
      <text:p text:style-name="Preformatted_20_Text"/>
      <text:p text:style-name="Preformatted_20_Text"><text:s text:c="4"/>MyClass() {</text:p>
      <text:p text:style-name="Preformatted_20_Text"><text:s text:c="8"/>name = "";</text:p>
      <text:p text:style-name="Preformatted_20_Text"><text:s text:c="4"/>}</text:p>
      <text:p text:style-name="Preformatted_20_Text">}</text:p>
      <text:p text:style-name="Preformatted_20_Text"/>
      <text:p text:style-name="Preformatted_20_Text">public class Sample {</text:p>
      <text:p text:style-name="Preformatted_20_Text"><text:s text:c="4"/>public static void main(String...args) {</text:p>
      <text:p text:style-name="Preformatted_20_Text"><text:s text:c="8"/>IntPredicate p = MyClass::new; // Una referencia de constructor</text:p>
      <text:p text:style-name="Preformatted_20_Text"/>
      <text:p text:style-name="Preformatted_20_Text"><text:s text:c="8"/>MyClass c = p.create("MyClass");</text:p>
      <text:p text:style-name="Preformatted_20_Text"/>
      <text:p text:style-name="Preformatted_20_Text"><text:s text:c="8"/>System.out.println(c.name);</text:p>
      <text:p text:style-name="Preformatted_20_Text"><text:s text:c="4"/>}</text:p>
      <text:p text:style-name="P1">}</text:p>
      <text:h text:style-name="Heading_20_3" text:outline-level="3"><text:bookmark text:name="user-content-interfaces-funcionales-predefinidas"/>Interfaces funcionales predefinidas</text:h>
      <text:p text:style-name="Text_20_body">Java proporciona una serie de <text:span text:style-name="Strong_20_Emphasis">interfaces funcionales predefinidas</text:span> preparadas para utilizar:</text:p>
      <text:list xml:id="list987741074" text:style-name="L13">
        <text:list-item>
          <text:p text:style-name="P40"><text:soft-page-break/><text:span text:style-name="Source_20_Text">UnaryOperator&lt;T&gt;</text:span> -- Aplica una operación unaria a un objeto de tipo 'T' y devuelve el resultado, que también es de tipo 'T'. Su método es <text:span text:style-name="Source_20_Text">apply()</text:span>. </text:p>
        </text:list-item>
        <text:list-item>
          <text:p text:style-name="P40"><text:span text:style-name="Source_20_Text">BinaryOperator&lt;T&gt;</text:span> -- Aplica una operación a dos objetos de tipo 'T' y devuelve el resultado, que también es de tipo 'T'. su método es <text:span text:style-name="Source_20_Text">apply()</text:span>. </text:p>
        </text:list-item>
        <text:list-item>
          <text:p text:style-name="P40"><text:span text:style-name="Source_20_Text">Consumer&lt;T&gt;</text:span> -- Aplica una operación a un objeto de tipo 'T'. Su método es <text:span text:style-name="Source_20_Text">accept()</text:span>. </text:p>
        </text:list-item>
        <text:list-item>
          <text:p text:style-name="P40"><text:span text:style-name="Source_20_Text">Supplier&lt;T&gt;</text:span> -- Devuelve un objeto de tipo 'T'. Su método es <text:span text:style-name="Source_20_Text">get()</text:span>. </text:p>
        </text:list-item>
        <text:list-item>
          <text:p text:style-name="P40"><text:span text:style-name="Source_20_Text">Function&lt;T, V&gt;</text:span> -- Aplica una operación a un objeto de 'T' y devuelve el resultado como objeto de 'V'. Su método es <text:span text:style-name="Source_20_Text">apply()</text:span>. </text:p>
        </text:list-item>
        <text:list-item>
          <text:p text:style-name="P19"><text:span text:style-name="Source_20_Text">Predicate&lt;T&gt;</text:span> -- Determina si un objeto de tipo 'T' cumple una restricción. Devuelve un valor boolean que indica el resultado. Su método es <text:span text:style-name="Source_20_Text">test()</text:span>. </text:p>
        </text:list-item>
      </text:list>
      <text:p text:style-name="Preformatted_20_Text">import java.util.function.Predicate; // Importar la interfaz 'Predicate'</text:p>
      <text:p text:style-name="Preformatted_20_Text"/>
      <text:p text:style-name="Preformatted_20_Text">public class Sample {</text:p>
      <text:p text:style-name="Preformatted_20_Text"><text:s text:c="4"/>public static void main(String...args) {</text:p>
      <text:p text:style-name="Preformatted_20_Text"><text:s text:c="8"/>Predicate&lt;Integer&gt; isEven = n -&gt; (n % 2) == 0;</text:p>
      <text:p text:style-name="Preformatted_20_Text"/>
      <text:p text:style-name="Preformatted_20_Text"><text:s text:c="8"/>System.out.println("4 es par? " + isEven.test(4));</text:p>
      <text:p text:style-name="Preformatted_20_Text"><text:s text:c="4"/>}</text:p>
      <text:p text:style-name="P1">}</text:p>
      <text:h text:style-name="Heading_20_2" text:outline-level="2"><text:bookmark text:name="user-content-collections"/>Collections</text:h>
      <text:p text:style-name="Text_20_body">Una <text:span text:style-name="Strong_20_Emphasis">colección</text:span> -a veces llamada contenedor- es simplemente un objeto que agrupa múltiples elementos en una sola unidad. Las colecciones se utilizan para almacenar, recuperar, manipular y comunicar datos agregados.</text:p>
      <text:p text:style-name="Text_20_body">Un <text:a xlink:type="simple" xlink:href="https://docs.oracle.com/javase/tutorial/collections/intro/index.html" text:style-name="Internet_20_link" text:visited-style-name="Visited_20_Internet_20_Link">framework de colecciones</text:a> es una arquitectura unificada para representar y manipular colecciones. Todos los marcos de trabajo de colecciones contienen lo siguiente:</text:p>
      <text:list xml:id="list32084214" text:style-name="L14">
        <text:list-item>
          <text:p text:style-name="P41"><text:span text:style-name="Strong_20_Emphasis">Interfaces</text:span>: Estos son tipos de datos abstractos que representan colecciones. Las interfaces permiten manipular las colecciones independientemente de los detalles de su representación. En los lenguajes orientados a objetos, las interfases generalmente forman una jerarquía. </text:p>
        </text:list-item>
        <text:list-item>
          <text:p text:style-name="P41"><text:span text:style-name="Strong_20_Emphasis">Implementaciones</text:span>: Estas son las implementaciones concretas de las interfaces de colecciones. En esencia, son estructuras de datos reutilizables. </text:p>
        </text:list-item>
        <text:list-item>
          <text:p text:style-name="P20"><text:span text:style-name="Strong_20_Emphasis">Algoritmos</text:span>: Estos son los métodos que realizan cálculos útiles, como la búsqueda y clasificación, en objetos que implementan interfaces de colección. Se dice que los algoritmos son polimórficos: es decir, que se puede utilizar el mismo método en muchas implementaciones diferentes de la interfaz de colección apropiada. En esencia, los algoritmos son funciones reutilizables. </text:p>
        </text:list-item>
      </text:list>
      <text:h text:style-name="Heading_20_3" text:outline-level="3"><text:bookmark text:name="user-content-the-collection-interface"/>The 'Collection' Interface</text:h>
      <text:p text:style-name="Text_20_body">Una <text:a xlink:type="simple" xlink:href="https://docs.oracle.com/javase/8/docs/api/java/util/Collection.html" text:style-name="Internet_20_link" text:visited-style-name="Visited_20_Internet_20_Link">colección</text:a> representa un grupo de objetos conocidos como sus elementos. La interfaz <text:span text:style-name="Source_20_Text">Collection</text:span> se utiliza para transmitir colecciones de objetos en las que se desea la máxima generalidad.</text:p>
      <text:p text:style-name="Text_20_body">La interfaz <text:span text:style-name="Source_20_Text">Collection</text:span> contiene métodos que realizan operaciones básicas como <text:span text:style-name="Source_20_Text">int size()</text:span>, <text:span text:style-name="Source_20_Text">boolean isEmpty()</text:span>, <text:span text:style-name="Source_20_Text">boolean contains(Object element)</text:span>, <text:span text:style-name="Source_20_Text">boolean add(E element)</text:span>, <text:span text:style-name="Source_20_Text">boolean remove(Object element)</text:span>, y <text:span text:style-name="Source_20_Text">Iterator&lt;E&gt; iterator()</text:span>.</text:p>
      <text:p text:style-name="Text_20_body"><text:soft-page-break/>También contiene métodos que operan en colecciones enteras como <text:span text:style-name="Source_20_Text">boolean containsAll(Collection&lt;?&gt; c)</text:span>, <text:span text:style-name="Source_20_Text">boolean addAll(Collection&lt;? extends E&gt; c)</text:span>, <text:span text:style-name="Source_20_Text">boolean removeAll(Collection&lt;?&gt; c)</text:span>, <text:span text:style-name="Source_20_Text">boolean retainAll(Collection&lt;?&gt; c)</text:span>, y <text:span text:style-name="Source_20_Text">void clear()</text:span>.</text:p>
      <text:p text:style-name="Text_20_body">La interfaz <text:span text:style-name="Source_20_Text">Collection</text:span> hace lo que cabría esperar, dado que una colección representa un grupo de objetos. Tiene métodos que le dicen cuántos elementos hay en la colección ('size', 'isEmpty'), métodos que comprueban si un objeto dado está en la colección ('contains'), métodos que añaden y eliminan un elemento de la colección ('add', 'remove'), y métodos que proporcionan un iterador sobre la colección ('iterator').</text:p>
      <text:p text:style-name="Text_20_body">Los métodos <text:span text:style-name="Source_20_Text">toArray()</text:span> y <text:span text:style-name="Source_20_Text">toArray(T[] a)</text:span> se proporcionan como un puente entre colecciones y APIs antiguas que esperan matrices en la entrada. Las operaciones de array permiten traducir el contenido de una colección a un array. La forma sencilla sin argumentos crea una nueva matriz de <text:span text:style-name="Source_20_Text">Object</text:span>. La forma más compleja permite al invocador proporcionar un array o elegir el tipo del array de salida en tiempo de ejecución.</text:p>
      <text:p text:style-name="Preformatted_20_Text">Object[] a = c.toArray();</text:p>
      <text:p text:style-name="Preformatted_20_Text"/>
      <text:p text:style-name="P1">String[] a = c.toArray(new String[0]);</text:p>
      <text:p text:style-name="Text_20_body">Hay tres formas de recorrer las colecciones: utilizando operaciones agregadas, con la construcción <text:span text:style-name="Source_20_Text">for-each</text:span> y utilizando iteradores.</text:p>
      <text:p text:style-name="Text_20_body">En JDK 8 y versiones posteriores, el método preferido para iterar sobre una colección es obtener un flujo y realizar <text:a xlink:type="simple" xlink:href="https://docs.oracle.com/javase/tutorial/collections/streams/index.html" text:style-name="Internet_20_link" text:visited-style-name="Visited_20_Internet_20_Link">operaciones agregadas</text:a> en él. Las operaciones agregadas a menudo se usan junto con las expresiones lambda para hacer que la programación sea más expresiva, utilizando menos líneas de código.</text:p>
      <text:p text:style-name="Preformatted_20_Text">myShapesCollection.stream()</text:p>
      <text:p text:style-name="Preformatted_20_Text">.filter(e -&gt; e.getColor() == Color.RED)</text:p>
      <text:p text:style-name="Preformatted_20_Text">.forEach(e -&gt; System.out.println(e.getName()));</text:p>
      <text:p text:style-name="Preformatted_20_Text"/>
      <text:p text:style-name="Preformatted_20_Text">// parallel stream if the collection is large enough</text:p>
      <text:p text:style-name="Preformatted_20_Text">myShapesCollection.parallelStream()</text:p>
      <text:p text:style-name="Preformatted_20_Text">.filter(e -&gt; e.getColor() == Color.RED)</text:p>
      <text:p text:style-name="Preformatted_20_Text">.forEach(e -&gt; System.out.println(e.getName()));</text:p>
      <text:p text:style-name="Preformatted_20_Text"/>
      <text:p text:style-name="Preformatted_20_Text">String joined = elements.stream()</text:p>
      <text:p text:style-name="Preformatted_20_Text">.map(Object::toString)</text:p>
      <text:p text:style-name="P1">.collect(Collectors.joining(", "));</text:p>
      <text:p text:style-name="Text_20_body">La construcción <text:span text:style-name="Source_20_Text">for-each</text:span> permite recorrer de forma concisa, es decir, de uno en uno, una colección o array utilizando un bucle <text:span text:style-name="Source_20_Text">for</text:span>:</text:p>
      <text:p text:style-name="Preformatted_20_Text">for (Object o : collection)</text:p>
      <text:p text:style-name="P1"><text:s text:c="4"/>System.out.println(o);</text:p>
      <text:p text:style-name="Text_20_body">Un <text:span text:style-name="Source_20_Text">Iterator</text:span> es un objeto que permite recorrer una colección y eliminar elementos de la colección de forma selectiva, si se desea. Se obtiene un <text:span text:style-name="Source_20_Text">iterator</text:span> para una colección llamando a su método <text:span text:style-name="Source_20_Text">iterator()</text:span>.</text:p>
      <text:p text:style-name="Text_20_body">La interfaz <text:span text:style-name="Source_20_Text">Iterator</text:span> tiene esta forma:</text:p>
      <text:p text:style-name="Preformatted_20_Text"><text:soft-page-break/>public interface Iterator&lt;E&gt; {</text:p>
      <text:p text:style-name="Preformatted_20_Text"><text:s text:c="4"/>boolean hasNext();</text:p>
      <text:p text:style-name="Preformatted_20_Text"><text:s text:c="4"/>E next();</text:p>
      <text:p text:style-name="Preformatted_20_Text"><text:s text:c="4"/>void remove(); //optional</text:p>
      <text:p text:style-name="P1">}</text:p>
      <text:p text:style-name="Text_20_body">El método <text:span text:style-name="Source_20_Text">hasNext()</text:span> devuelve <text:span text:style-name="Source_20_Text">true</text:span> si hay más elementos y el método <text:span text:style-name="Source_20_Text">next()</text:span> devuelve el siguiente elemento. El método <text:span text:style-name="Source_20_Text">remove()</text:span> elimina el último elemento devuelto por el método <text:span text:style-name="Source_20_Text">next()</text:span>. Por tanto sólo puede ser invocado <text:span text:style-name="Strong_20_Emphasis">una vez</text:span> por cada llamada a <text:span text:style-name="Source_20_Text">next()</text:span>. Incumplir la regla lanza una excepción.</text:p>
      <text:p text:style-name="Text_20_body">Por tanto es recomendable usar iteradores en vez de una construcción <text:span text:style-name="Source_20_Text">for-each</text:span> cuando tengamos que eliminar el elemento actual.</text:p>
      <text:p text:style-name="Preformatted_20_Text">static void filter(Collection&lt;?&gt; c) {</text:p>
      <text:p text:style-name="Preformatted_20_Text"><text:s text:c="4"/>for (Iterator&lt;?&gt; it = c.iterator(); it.hasNext(); ) {</text:p>
      <text:p text:style-name="Preformatted_20_Text"><text:s text:c="8"/>if (!cond(it.next())) {</text:p>
      <text:p text:style-name="Preformatted_20_Text"><text:s text:c="12"/>it.remove();</text:p>
      <text:p text:style-name="Preformatted_20_Text"><text:s text:c="8"/>}</text:p>
      <text:p text:style-name="Preformatted_20_Text"><text:s text:c="4"/>}</text:p>
      <text:p text:style-name="P1">}</text:p>
      <text:h text:style-name="Heading_20_3" text:outline-level="3"><text:bookmark text:name="user-content-the-set-interface"/>The 'Set' Interface</text:h>
      <text:p text:style-name="Text_20_body">Un <text:a xlink:type="simple" xlink:href="https://docs.oracle.com/javase/8/docs/api/java/util/Set.html" text:style-name="Internet_20_link" text:visited-style-name="Visited_20_Internet_20_Link"><text:span text:style-name="Source_20_Text">Set</text:span></text:a> o conjunto es una colección que <text:span text:style-name="Strong_20_Emphasis">no puede contener elementos duplicados</text:span>. Modela la abstracción del conjunto matemático. La interfaz <text:span text:style-name="Source_20_Text">Set</text:span> sólo contiene métodos heredados de <text:span text:style-name="Source_20_Text">Collection</text:span> y añade la restricción de que los elementos duplicados están prohibidos.</text:p>
      <text:p text:style-name="Text_20_body">La interfaz <text:span text:style-name="Source_20_Text">Set</text:span> también añade un contrato más fuerte sobre el comportamiento de las operaciones <text:span text:style-name="Source_20_Text">equals</text:span> y <text:span text:style-name="Source_20_Text">hashCode</text:span>, permitiendo que las instancias de <text:span text:style-name="Source_20_Text">Set</text:span> sean comparadas de forma significativa incluso si sus tipos de implementación difieren. Dos instancias de <text:span text:style-name="Source_20_Text">Set</text:span> son iguales si contienen los mismos elementos.</text:p>
      <text:p text:style-name="Text_20_body">La plataforma Java contiene tres implementaciones de <text:span text:style-name="Source_20_Text">Set</text:span> de propósito general:</text:p>
      <text:list xml:id="list306980051" text:style-name="L15">
        <text:list-item>
          <text:p text:style-name="P42"><text:span text:style-name="Strong_20_Emphasis">HashSet</text:span> que almacena sus elementos en una tabla hash, es la mejor implementación; sin embargo, no ofrece garantías en cuanto al orden de iteración. </text:p>
        </text:list-item>
        <text:list-item>
          <text:p text:style-name="P42"><text:span text:style-name="Strong_20_Emphasis">TreeSet</text:span> que almacena sus elementos en un árbol <text:span text:style-name="Emphasis">'red-black'</text:span>, ordena sus elementos en función de sus valores; es sustancialmente más lento que <text:span text:style-name="Strong_20_Emphasis">HashSet</text:span>. </text:p>
        </text:list-item>
        <text:list-item>
          <text:p text:style-name="P21"><text:span text:style-name="Strong_20_Emphasis">LinkedHashSet</text:span>: que se implementa como una tabla hash con una lista enlazada que la recorre, ordena sus elementos según el orden en que se insertaron en el conjunto (orden de inserción). Tiene un coste algo más elevado que un <text:span text:style-name="Strong_20_Emphasis">HashSet</text:span> pero soluciona el problema del orden. </text:p>
        </text:list-item>
      </text:list>
      <text:p text:style-name="Text_20_body">La interfaz <text:span text:style-name="Source_20_Text">Set</text:span> tiene una subinterface <text:a xlink:type="simple" xlink:href="https://docs.oracle.com/javase/8/docs/api/java/util/SortedSet.html" text:style-name="Internet_20_link" text:visited-style-name="Visited_20_Internet_20_Link"><text:span text:style-name="Source_20_Text">SortedSet</text:span></text:a>, que es un <text:span text:style-name="Source_20_Text">Set</text:span> que mantiene sus elementos en orden ascendente, ordenados de acuerdo al orden natural de los elementos o de acuerdo a un <text:span text:style-name="Source_20_Text">Comparator</text:span> proporcionado a la hora de creación del <text:span text:style-name="Source_20_Text">SortedSet</text:span>.</text:p>
      <text:h text:style-name="Heading_20_3" text:outline-level="3"><text:bookmark text:name="user-content-the-list-interface"/><text:soft-page-break/>The 'List' Interface</text:h>
      <text:p text:style-name="Text_20_body">Una <text:a xlink:type="simple" xlink:href="https://docs.oracle.com/javase/8/docs/api/java/util/List.html" text:style-name="Internet_20_link" text:visited-style-name="Visited_20_Internet_20_Link"><text:span text:style-name="Source_20_Text">List</text:span></text:a> es una <text:span text:style-name="Strong_20_Emphasis">colección ordenada que pueden contener elementos duplicados</text:span> (a veces llamada secuencia). Además de las operaciones heredadas de <text:span text:style-name="Source_20_Text">Collection</text:span>, la interfaz <text:span text:style-name="Source_20_Text">List</text:span> incluye operaciones para lo siguiente:</text:p>
      <text:list xml:id="list564993099" text:style-name="L16">
        <text:list-item>
          <text:p text:style-name="P43"><text:span text:style-name="Strong_20_Emphasis">Acceso por posición</text:span> para manipular los elementos de la lista. Esto incluye métodos como <text:span text:style-name="Source_20_Text">get</text:span>, <text:span text:style-name="Source_20_Text">set</text:span>, <text:span text:style-name="Source_20_Text">add</text:span>, <text:span text:style-name="Source_20_Text">addAll</text:span> y <text:span text:style-name="Source_20_Text">remove</text:span>. </text:p>
        </text:list-item>
        <text:list-item>
          <text:p text:style-name="P43"><text:span text:style-name="Strong_20_Emphasis">Búsqueda</text:span> de elementos específicos dentro de la lista y la devolución de su posición numérica dentro de ella. Métodos como <text:span text:style-name="Source_20_Text">indexOf</text:span> y <text:span text:style-name="Source_20_Text">lastIndexOf</text:span>. </text:p>
        </text:list-item>
        <text:list-item>
          <text:p text:style-name="P43">Extensión de la <text:span text:style-name="Strong_20_Emphasis">iteración</text:span> para obtener ventaja de la naturaleza secuencial de las listas con <text:span text:style-name="Source_20_Text">listIterator</text:span>. </text:p>
        </text:list-item>
        <text:list-item>
          <text:p text:style-name="P22">Operaciones arbitrarias en secciones de la lista con el método <text:span text:style-name="Source_20_Text">subList</text:span>. </text:p>
        </text:list-item>
      </text:list>
      <text:p text:style-name="Text_20_body">La plataforma Java contiene dos implementaciones de <text:span text:style-name="Source_20_Text">List</text:span> de propósito general:</text:p>
      <text:list xml:id="list3158565545" text:style-name="L17">
        <text:list-item>
          <text:p text:style-name="P44"><text:span text:style-name="Strong_20_Emphasis">ArrayList</text:span>, que suele ser la implementación con mejor rendimiento. </text:p>
        </text:list-item>
        <text:list-item>
          <text:p text:style-name="P23"><text:span text:style-name="Strong_20_Emphasis">LinkedList</text:span>, que ofrece un mejor rendimiento en determinadas circunstancias. </text:p>
        </text:list-item>
      </text:list>
      <text:h text:style-name="Heading_20_3" text:outline-level="3"><text:bookmark text:name="user-content-the-queue-interface"/>The 'Queue' Interface</text:h>
      <text:p text:style-name="Text_20_body">Una <text:a xlink:type="simple" xlink:href="https://docs.oracle.com/javase/8/docs/api/java/util/Queue.html" text:style-name="Internet_20_link" text:visited-style-name="Visited_20_Internet_20_Link"><text:span text:style-name="Source_20_Text">Queue</text:span></text:a> o cola es una colección que contiene elementos antes de ser procesados. Además de las operaciones básicas de una <text:span text:style-name="Source_20_Text">Collection</text:span>, las colas proporcionan operaciones adicionales de inserción, extracción e inspección.</text:p>
      <text:p text:style-name="Text_20_body">Una <text:span text:style-name="Strong_20_Emphasis">LinkedList</text:span> implementa la interfaz <text:span text:style-name="Source_20_Text">Queue</text:span>. La clase <text:a xlink:type="simple" xlink:href="https://docs.oracle.com/javase/8/docs/api/java/util/PriorityQueue.html" text:style-name="Internet_20_link" text:visited-style-name="Visited_20_Internet_20_Link">'PriorityQueue'</text:a> es una cola de prioridad basada en la estructura de pila de datos. Esta cola ordena los elementos según el orden especificado en el momento de la construcción, que puede ser el orden natural de los elementos o el orden impuesto por un comparador explícito.</text:p>
      <text:p text:style-name="Preformatted_20_Text">public interface Queue&lt;E&gt; extends Collection&lt;E&gt; {</text:p>
      <text:p text:style-name="Preformatted_20_Text"><text:s text:c="4"/>E element();</text:p>
      <text:p text:style-name="Preformatted_20_Text"><text:s text:c="4"/>boolean offer(E e);</text:p>
      <text:p text:style-name="Preformatted_20_Text"><text:s text:c="4"/>E peek();</text:p>
      <text:p text:style-name="Preformatted_20_Text"><text:s text:c="4"/>E poll();</text:p>
      <text:p text:style-name="Preformatted_20_Text"><text:s text:c="4"/>E remove();</text:p>
      <text:p text:style-name="P1">}</text:p>
      <text:p text:style-name="Text_20_body">Cada método de <text:span text:style-name="Source_20_Text">Queue</text:span> existe en dos formas: una forma lanza una <text:span text:style-name="Strong_20_Emphasis">excepción</text:span> si la operación falla, y la otra forma devuelve un valor <text:span text:style-name="Strong_20_Emphasis">especial</text:span> si la operación falla (ya sea nulo o falso, dependiendo de la operación):</text:p>
      <table:table table:name="Tabla2" table:style-name="Tabla2">
        <table:table-column table:style-name="Tabla2.A"/>
        <table:table-column table:style-name="Tabla2.B"/>
        <table:table-column table:style-name="Tabla2.C"/>
        <table:table-header-rows>
          <table:table-row table:style-name="TableLine2182869066128">
            <table:table-cell table:style-name="Tabla2.A1" office:value-type="string">
              <text:p text:style-name="Table_20_Heading">Operación</text:p>
            </table:table-cell>
            <table:table-cell table:style-name="Tabla2.A1" office:value-type="string">
              <text:p text:style-name="P6">Lanza excepción</text:p>
            </table:table-cell>
            <table:table-cell table:style-name="Tabla2.A1" office:value-type="string">
              <text:p text:style-name="P6">Nulo o false</text:p>
            </table:table-cell>
          </table:table-row>
        </table:table-header-rows>
        <table:table-row table:style-name="TableLine2182869066128">
          <table:table-cell table:style-name="Tabla2.A1" office:value-type="string">
            <text:p text:style-name="Table_20_Contents">Insert</text:p>
          </table:table-cell>
          <table:table-cell table:style-name="Tabla2.A1" office:value-type="string">
            <text:p text:style-name="P4"><text:span text:style-name="Source_20_Text">add(e)</text:span></text:p>
          </table:table-cell>
          <table:table-cell table:style-name="Tabla2.A1" office:value-type="string">
            <text:p text:style-name="P4"><text:span text:style-name="Source_20_Text">offer(e)</text:span></text:p>
          </table:table-cell>
        </table:table-row>
        <table:table-row table:style-name="TableLine2182869066128">
          <table:table-cell table:style-name="Tabla2.A1" office:value-type="string">
            <text:p text:style-name="Table_20_Contents">Remove</text:p>
          </table:table-cell>
          <table:table-cell table:style-name="Tabla2.A1" office:value-type="string">
            <text:p text:style-name="P4"><text:span text:style-name="Source_20_Text">remove()</text:span></text:p>
          </table:table-cell>
          <table:table-cell table:style-name="Tabla2.A1" office:value-type="string">
            <text:p text:style-name="P4"><text:span text:style-name="Source_20_Text">poll()</text:span></text:p>
          </table:table-cell>
        </table:table-row>
        <table:table-row table:style-name="TableLine2182869066128">
          <table:table-cell table:style-name="Tabla2.A1" office:value-type="string">
            <text:p text:style-name="Table_20_Contents">Examine</text:p>
          </table:table-cell>
          <table:table-cell table:style-name="Tabla2.A1" office:value-type="string">
            <text:p text:style-name="P4"><text:span text:style-name="Source_20_Text">element()</text:span></text:p>
          </table:table-cell>
          <table:table-cell table:style-name="Tabla2.A1" office:value-type="string">
            <text:p text:style-name="P4"><text:span text:style-name="Source_20_Text">peek()</text:span></text:p>
          </table:table-cell>
        </table:table-row>
      </table:table>
      <text:p text:style-name="Text_20_body">Las colas ordenan típicamente, aunque no necesariamente, los elementos de una manera <text:span text:style-name="Strong_20_Emphasis">FIFO</text:span> (first-in-first-out). Entre las excepciones se encuentran las colas de prioridad, que ordenan los elementos según sus valores.</text:p>
      <text:p text:style-name="Text_20_body">Cualquiera que sea el orden que se utilice, la cabeza de la <text:span text:style-name="Source_20_Text">Queue</text:span> es el elemento que sería eliminado por una llamada a <text:span text:style-name="Source_20_Text">remove()</text:span> o <text:span text:style-name="Source_20_Text">poll()</text:span>. En una cola FIFO, todos los elementos nuevos <text:soft-page-break/>se insertan en la cola de la cola. Otros tipos de colas pueden utilizar reglas de colocación diferentes. Cada implementación de cola debe especificar sus propiedades de ordenación.</text:p>
      <text:p text:style-name="Text_20_body">Es posible que una implementación de <text:span text:style-name="Source_20_Text">Queue</text:span> restrinja el número de elementos que contiene; tales colas se conocen como <text:span text:style-name="Emphasis"><text:span text:style-name="Strong_20_Emphasis">bounded</text:span></text:span>.</text:p>
      <text:p text:style-name="Text_20_body">El método <text:span text:style-name="Source_20_Text">add()</text:span>, que <text:span text:style-name="Source_20_Text">Queue</text:span> hereda de <text:span text:style-name="Source_20_Text">Collection</text:span>, inserta un elemento a menos que viole las restricciones de capacidad de la cola, en cuyo caso lanza <text:span text:style-name="Source_20_Text">IllegalStateException</text:span>. El método <text:span text:style-name="Source_20_Text">offer()</text:span>, que se utiliza únicamente en colas limitadas (<text:span text:style-name="Emphasis">'bounded'</text:span>), difiere de <text:span text:style-name="Source_20_Text">add()</text:span> solo en que devuelve <text:span text:style-name="Source_20_Text">false</text:span> si no se inserta el elemento.</text:p>
      <text:p text:style-name="Text_20_body">Los métodos <text:span text:style-name="Source_20_Text">remove()</text:span> y <text:span text:style-name="Source_20_Text">poll()</text:span> eliminan y devuelven la cabecera o <text:span text:style-name="Emphasis">'head'</text:span> de la cola. Los métodos <text:span text:style-name="Source_20_Text">remove()</text:span> y <text:span text:style-name="Source_20_Text">poll()</text:span> difieren en su comportamiento sólo cuando la cola está vacía. En estas circunstancias, <text:span text:style-name="Source_20_Text">remove()</text:span> lanza <text:span text:style-name="Source_20_Text">NoSuchElementException</text:span>, mientras que <text:span text:style-name="Source_20_Text">poll()</text:span> devuelve nulo.</text:p>
      <text:p text:style-name="Text_20_body">Los métodos <text:span text:style-name="Source_20_Text">element()</text:span> y <text:span text:style-name="Source_20_Text">peek()</text:span> devuelven, pero no eliminan, la cabecera de la cola.</text:p>
      <text:h text:style-name="Heading_20_3" text:outline-level="3"><text:bookmark text:name="user-content-the-deque-interface"/>The 'Deque' Interface</text:h>
      <text:p text:style-name="Text_20_body">Una <text:a xlink:type="simple" xlink:href="https://docs.oracle.com/javase/8/docs/api/java/util/Deque.html" text:style-name="Internet_20_link" text:visited-style-name="Visited_20_Internet_20_Link"><text:span text:style-name="Source_20_Text">Deque</text:span></text:a> es una cola de dos extremos. Este tipo de cola es una colección lineal de elementos que soporta la inserción y extracción de elementos en <text:span text:style-name="Strong_20_Emphasis">ambos extremos</text:span>.</text:p>
      <text:p text:style-name="Text_20_body">La interfaz <text:span text:style-name="Source_20_Text">Deque</text:span> es un tipo de datos abstractos más rico que <text:span text:style-name="Source_20_Text">Stack</text:span> y <text:span text:style-name="Source_20_Text">Queue</text:span> porque implementa tanto stacks como colas al mismo tiempo. Clases predefinidas como <text:a xlink:type="simple" xlink:href="https://docs.oracle.com/javase/8/docs/api/java/util/ArrayDeque.html" text:style-name="Internet_20_link" text:visited-style-name="Visited_20_Internet_20_Link">'ArrayDeque'</text:a> y <text:a xlink:type="simple" xlink:href="https://docs.oracle.com/javase/8/docs/api/java/util/LinkedList.html" text:style-name="Internet_20_link" text:visited-style-name="Visited_20_Internet_20_Link">'LinkedList'</text:a> implementan la interfaz <text:span text:style-name="Source_20_Text">Deque</text:span>.</text:p>
      <text:p text:style-name="Text_20_body">La interfaz <text:span text:style-name="Source_20_Text">Deque</text:span> define métodos para acceder a los elementos en ambos extremos de la instancia. Se proporcionan métodos para insertar, quitar y examinar los elementos. Tendremos métodos que lancen una excepción o devuelvan el valor nulo.</text:p>
      <table:table table:name="Tabla3" table:style-name="Tabla3">
        <table:table-column table:style-name="Tabla3.A"/>
        <table:table-column table:style-name="Tabla3.B"/>
        <table:table-column table:style-name="Tabla3.C"/>
        <table:table-header-rows>
          <table:table-row table:style-name="TableLine2182869094416">
            <table:table-cell table:style-name="Tabla3.A1" office:value-type="string">
              <text:p text:style-name="Table_20_Heading">Operación</text:p>
            </table:table-cell>
            <table:table-cell table:style-name="Tabla3.A1" office:value-type="string">
              <text:p text:style-name="P6">First Element</text:p>
            </table:table-cell>
            <table:table-cell table:style-name="Tabla3.A1" office:value-type="string">
              <text:p text:style-name="P6">Last Element</text:p>
            </table:table-cell>
          </table:table-row>
        </table:table-header-rows>
        <table:table-row table:style-name="TableLine2182869094416">
          <table:table-cell table:style-name="Tabla3.A1" office:value-type="string">
            <text:p text:style-name="Table_20_Contents">Insert (Exception)</text:p>
          </table:table-cell>
          <table:table-cell table:style-name="Tabla3.A1" office:value-type="string">
            <text:p text:style-name="P4"><text:span text:style-name="Source_20_Text">addFirst(e)</text:span></text:p>
          </table:table-cell>
          <table:table-cell table:style-name="Tabla3.A1" office:value-type="string">
            <text:p text:style-name="P4"><text:span text:style-name="Source_20_Text">addLast(e)</text:span></text:p>
          </table:table-cell>
        </table:table-row>
        <table:table-row table:style-name="TableLine2182869094416">
          <table:table-cell table:style-name="Tabla3.A1" office:value-type="string">
            <text:p text:style-name="Table_20_Contents">Insert (boolean)</text:p>
          </table:table-cell>
          <table:table-cell table:style-name="Tabla3.A1" office:value-type="string">
            <text:p text:style-name="P4"><text:span text:style-name="Source_20_Text">offerFirst(e)</text:span></text:p>
          </table:table-cell>
          <table:table-cell table:style-name="Tabla3.A1" office:value-type="string">
            <text:p text:style-name="P4"><text:span text:style-name="Source_20_Text">offerLast(e)</text:span></text:p>
          </table:table-cell>
        </table:table-row>
        <table:table-row table:style-name="TableLine2182869094416">
          <table:table-cell table:style-name="Tabla3.A1" office:value-type="string">
            <text:p text:style-name="Table_20_Contents">Remove (Exception)</text:p>
          </table:table-cell>
          <table:table-cell table:style-name="Tabla3.A1" office:value-type="string">
            <text:p text:style-name="P4"><text:span text:style-name="Source_20_Text">removeFirst()</text:span></text:p>
          </table:table-cell>
          <table:table-cell table:style-name="Tabla3.A1" office:value-type="string">
            <text:p text:style-name="P4"><text:span text:style-name="Source_20_Text">removeLast()</text:span></text:p>
          </table:table-cell>
        </table:table-row>
        <table:table-row table:style-name="TableLine2182869094416">
          <table:table-cell table:style-name="Tabla3.A1" office:value-type="string">
            <text:p text:style-name="Table_20_Contents">Remove (null)</text:p>
          </table:table-cell>
          <table:table-cell table:style-name="Tabla3.A1" office:value-type="string">
            <text:p text:style-name="P4"><text:span text:style-name="Source_20_Text">pollFirst()</text:span></text:p>
          </table:table-cell>
          <table:table-cell table:style-name="Tabla3.A1" office:value-type="string">
            <text:p text:style-name="P4"><text:span text:style-name="Source_20_Text">pollLast()</text:span></text:p>
          </table:table-cell>
        </table:table-row>
        <table:table-row table:style-name="TableLine2182869094416">
          <table:table-cell table:style-name="Tabla3.A1" office:value-type="string">
            <text:p text:style-name="Table_20_Contents">Examine (Exception)</text:p>
          </table:table-cell>
          <table:table-cell table:style-name="Tabla3.A1" office:value-type="string">
            <text:p text:style-name="P4"><text:span text:style-name="Source_20_Text">getFirst()</text:span></text:p>
          </table:table-cell>
          <table:table-cell table:style-name="Tabla3.A1" office:value-type="string">
            <text:p text:style-name="P4"><text:span text:style-name="Source_20_Text">getLast()</text:span></text:p>
          </table:table-cell>
        </table:table-row>
        <table:table-row table:style-name="TableLine2182869094416">
          <table:table-cell table:style-name="Tabla3.A1" office:value-type="string">
            <text:p text:style-name="Table_20_Contents">Examine (null)</text:p>
          </table:table-cell>
          <table:table-cell table:style-name="Tabla3.A1" office:value-type="string">
            <text:p text:style-name="P4"><text:span text:style-name="Source_20_Text">peekFirst()</text:span></text:p>
          </table:table-cell>
          <table:table-cell table:style-name="Tabla3.A1" office:value-type="string">
            <text:p text:style-name="P4"><text:span text:style-name="Source_20_Text">peekLast()</text:span></text:p>
          </table:table-cell>
        </table:table-row>
      </table:table>
      <text:h text:style-name="Heading_20_3" text:outline-level="3"><text:bookmark text:name="user-content-the-map-interface"/>The 'Map' Interface</text:h>
      <text:p text:style-name="Text_20_body">Un <text:a xlink:type="simple" xlink:href="https://docs.oracle.com/javase/8/docs/api/java/util/Map.html" text:style-name="Internet_20_link" text:visited-style-name="Visited_20_Internet_20_Link"><text:span text:style-name="Source_20_Text">Map</text:span></text:a> es un objeto que asigna claves a valores. Un mapa <text:span text:style-name="Strong_20_Emphasis">no puede contener claves duplicadas</text:span>. Cada clave puede asignarse a un valor como máximo. Modela la abstracción de la función matemática.</text:p>
      <text:p text:style-name="Text_20_body">La plataforma Java contiene tres implementaciones de <text:span text:style-name="Source_20_Text">Map</text:span> de propósito general y cuyo comportamiento y rendimiento son análogos a las implementaciones de la interfaz <text:span text:style-name="Source_20_Text">Set</text:span> como son <text:span text:style-name="Strong_20_Emphasis">HashSet</text:span>, <text:span text:style-name="Strong_20_Emphasis">TreeSet</text:span> y <text:span text:style-name="Strong_20_Emphasis">LinkedHashSet</text:span>:</text:p>
      <text:list xml:id="list1735305817" text:style-name="L18">
        <text:list-item>
          <text:p text:style-name="P45"><text:span text:style-name="Strong_20_Emphasis">HashMap</text:span> que almacena sus elementos en una tabla <text:span text:style-name="Emphasis">hash</text:span>, es la mejor implementación; sin embargo, no ofrece garantías en cuanto al orden de iteración. </text:p>
        </text:list-item>
        <text:list-item>
          <text:p text:style-name="P45"><text:soft-page-break/><text:span text:style-name="Strong_20_Emphasis">TreeMap</text:span> que almacena sus elementos en un árbol <text:span text:style-name="Emphasis">'red-black'</text:span>, ordena sus elementos en función de sus valores; es sustancialmente más lento que <text:span text:style-name="Strong_20_Emphasis">HashMap</text:span>. </text:p>
        </text:list-item>
        <text:list-item>
          <text:p text:style-name="P24"><text:span text:style-name="Strong_20_Emphasis">LinkedHashMap</text:span>: que se implementa como una tabla <text:span text:style-name="Emphasis">hash</text:span> con una lista enlazada que la recorre, ordena sus elementos según el orden en que se insertaron en el mapa (orden de inserción). Tiene un coste algo más elevado que un <text:span text:style-name="Strong_20_Emphasis">HashMap</text:span> pero soluciona el problema del orden. </text:p>
        </text:list-item>
      </text:list>
      <text:p text:style-name="Text_20_body">La interfaz <text:span text:style-name="Source_20_Text">Map</text:span> tiene una subinterface <text:a xlink:type="simple" xlink:href="https://docs.oracle.com/javase/8/docs/api/java/util/SortedMap.html" text:style-name="Internet_20_link" text:visited-style-name="Visited_20_Internet_20_Link"><text:span text:style-name="Source_20_Text">SortedMap</text:span></text:a>, que es un <text:span text:style-name="Source_20_Text">Map</text:span> que mantiene sus elementos en orden ascendente, ordenados de acuerdo al orden natural de las claves o de acuerdo a un <text:span text:style-name="Source_20_Text">Comparator</text:span> proporcionado a la hora de creación del <text:span text:style-name="Source_20_Text">SortedMap</text:span>.</text:p>
      <text:h text:style-name="Heading_20_2" text:outline-level="2"><text:bookmark text:name="user-content-pruebas-unitarias-con-junit"/>Pruebas unitarias con JUnit</text:h>
      <text:p text:style-name="Text_20_body">Un sistema con test unitarios será más fácil modificarlo ya que tendremos la seguridad de que no vamos a romper nada. Nos permitirá refactorizar el código sin miedo ya que podremos detectar posibles errores y fallos de forma más rápida. El uso de test también nos permite detectar malas prácticas de diseño en fases tempranas del desarrollo, lo que permite su solución dando lugar a software de mejor calidad.</text:p>
      <text:h text:style-name="Heading_20_3" text:outline-level="3"><text:bookmark text:name="user-content-tipos-de-pruebas"/>Tipos de pruebas</text:h>
      <text:list xml:id="list56604104" text:style-name="L19">
        <text:list-item>
          <text:p text:style-name="P46"><text:span text:style-name="Strong_20_Emphasis">Test unitarios</text:span>: prueban una funcionalidad única y se basan en el principio de responsabilidad única (la S de los principios de diseño SOLID) </text:p>
        </text:list-item>
        <text:list-item>
          <text:p text:style-name="P46"><text:span text:style-name="Strong_20_Emphasis">Integración</text:span>: prueban la conexión entre componentes, sería el siguiente paso a los test unitarios. </text:p>
        </text:list-item>
        <text:list-item>
          <text:p text:style-name="P46"><text:span text:style-name="Strong_20_Emphasis">Funcionales (o Sistema)</text:span>: prueban la integración de todos los componentes que desarrollan una funcionalidad concreta (por ejemplo, la automatización de pruebas con Selenium serían test funcionales). </text:p>
        </text:list-item>
        <text:list-item>
          <text:p text:style-name="P46"><text:span text:style-name="Strong_20_Emphasis">Aceptación de Usuarios</text:span>: Pruebas definidas por el <text:span text:style-name="Emphasis">Product Owner</text:span> basadas en ejemplos (BDD con Cucumber). </text:p>
        </text:list-item>
        <text:list-item>
          <text:p text:style-name="P46"><text:span text:style-name="Strong_20_Emphasis">Regresión</text:span>: Prueban que los test unitarios y funcionales siguen funcionando a lo largo del tiempo (se pueden lanzar tanto de forma manual como en sistemas de Integración Continua). </text:p>
        </text:list-item>
        <text:list-item>
          <text:p text:style-name="P25"><text:span text:style-name="Strong_20_Emphasis">Carga</text:span>: Prueban la eficiencia del código. </text:p>
        </text:list-item>
      </text:list>
      <text:h text:style-name="Heading_20_3" text:outline-level="3"><text:bookmark text:name="user-content-características-de-los-tests-unitarios"/>Características de los tests unitarios</text:h>
      <text:p text:style-name="Text_20_body">Los tests unitarios deben cumplir los siguientes puntos denominados <text:span text:style-name="Strong_20_Emphasis">Principios FIRST</text:span>:</text:p>
      <text:list xml:id="list3831883978" text:style-name="L20">
        <text:list-item>
          <text:p text:style-name="P47"><text:span text:style-name="Strong_20_Emphasis">Fast</text:span>: Rápida ejecución. </text:p>
        </text:list-item>
        <text:list-item>
          <text:p text:style-name="P47"><text:span text:style-name="Strong_20_Emphasis">Isolated</text:span>: Independiente de otros test. </text:p>
        </text:list-item>
        <text:list-item>
          <text:p text:style-name="P47"><text:span text:style-name="Strong_20_Emphasis">Repeatable</text:span>: Se puede repetir en el tiempo. </text:p>
        </text:list-item>
        <text:list-item>
          <text:p text:style-name="P47"><text:span text:style-name="Strong_20_Emphasis">Self-Validating</text:span>: Cada test debe poder validar si es correcto o no a sí mismo. </text:p>
        </text:list-item>
        <text:list-item>
          <text:p text:style-name="P26"><text:span text:style-name="Strong_20_Emphasis">Timely</text:span>: ¿Cuándo se deben desarrollar los test? ¿Antes o después de que esté todo implementado? Sabemos que cuesta hacer primero los test y después la implementación (TDD: Test-driven development), pero es lo suyo para centrarnos en lo que realmente se desea implementar. </text:p>
        </text:list-item>
      </text:list>
      <text:p text:style-name="Text_20_body">Además podemos añadir estos dos puntos más:</text:p>
      <text:list xml:id="list3477649259" text:style-name="L21">
        <text:list-item>
          <text:p text:style-name="P48"><text:soft-page-break/>Sólo pruebas de los <text:span text:style-name="Strong_20_Emphasis">métodos públicos</text:span> de cada clase. </text:p>
        </text:list-item>
        <text:list-item>
          <text:p text:style-name="P48">No se debe hacer uso de las <text:span text:style-name="Strong_20_Emphasis">dependencias</text:span> de la clase a probar. Esto quizás es discutible porque en algunos casos donde la dependencias son clases de utilidades y se puede ser menos estricto. Se recomienda siempre aplicar el sentido común. </text:p>
        </text:list-item>
        <text:list-item>
          <text:p text:style-name="P27">Un test no debe implementar ninguna lógica de negocio (nada de if...else...for...etc) </text:p>
        </text:list-item>
      </text:list>
      <text:h text:style-name="Heading_20_3" text:outline-level="3"><text:bookmark text:name="user-content-framework-junit4--junit5"/>Framework JUnit4 / JUnit5</text:h>
      <text:p text:style-name="Text_20_body">JUnit es un framework Java para implementar test en Java. JUnit 5 requiere Java 8 (o superior). JUnit se basa en <text:a xlink:type="simple" xlink:href="https://junit.org/junit5/docs/current/user-guide/#writing-tests-annotations" text:style-name="Internet_20_link" text:visited-style-name="Visited_20_Internet_20_Link">anotaciones</text:a>:</text:p>
      <text:list xml:id="list4197212666" text:style-name="L22">
        <text:list-item>
          <text:p text:style-name="P49"><text:span text:style-name="Source_20_Text">@Test</text:span>: indica que el método que la contiene es un test: expected y timeout. </text:p>
        </text:list-item>
        <text:list-item>
          <text:p text:style-name="P49"><text:span text:style-name="Source_20_Text">@Before</text:span> (JUnit4) / <text:span text:style-name="Source_20_Text">@BeforeEach</text:span> (JUnit5): ejecuta el método que la contiene justo antes de cada test. </text:p>
        </text:list-item>
        <text:list-item>
          <text:p text:style-name="P49"><text:span text:style-name="Source_20_Text">@After</text:span> (JUnit4) / <text:span text:style-name="Source_20_Text">@AfterEach</text:span> (JUnit5): ejecuta el método que la contiene justo después de cada test. </text:p>
        </text:list-item>
        <text:list-item>
          <text:p text:style-name="P49"><text:span text:style-name="Source_20_Text">@BeforeClass</text:span> (JUnit4) / <text:span text:style-name="Source_20_Text">@BeforeAll</text:span> (JUnit5): ejecuta el método (estático) que la contiene justo antes del primer test. </text:p>
        </text:list-item>
        <text:list-item>
          <text:p text:style-name="P49"><text:span text:style-name="Source_20_Text">@AfterClass</text:span> (JUnit4) / <text:span text:style-name="Source_20_Text">@AfterAll</text:span> (JUnit5): ejecuta el método (estático) que la contiene justo después del último test. </text:p>
        </text:list-item>
        <text:list-item>
          <text:p text:style-name="P49"><text:span text:style-name="Source_20_Text">@Ignore</text:span> / <text:span text:style-name="Source_20_Text">@Disabled</text:span>: evita la ejecución del tests. No es muy recomendable su uso porque puede ocultar test fallidos. Si dudamos si el test debe estar o no, quizás borrarlo es la mejor de las decisiones. </text:p>
        </text:list-item>
        <text:list-item>
          <text:p text:style-name="P28"><text:span text:style-name="Source_20_Text">@DisplayName("cadena")</text:span> (JUnit5): Declara un nombre de visualización personalizado para la clase de prueba o el método de prueba. En lugar de usar esta anotación es recomendable utilizar nombres para los métodos lo suficientemente descriptivos como para que no sea necesario usar esta anotación. </text:p>
        </text:list-item>
      </text:list>
      <text:p text:style-name="Preformatted_20_Text">@DisplayName("Aserciones soportadas")</text:p>
      <text:p text:style-name="Preformatted_20_Text">class StandardTests {</text:p>
      <text:p text:style-name="Preformatted_20_Text"/>
      <text:p text:style-name="Preformatted_20_Text"><text:s text:c="4"/>@BeforeAll</text:p>
      <text:p text:style-name="Preformatted_20_Text"><text:s text:c="4"/>static void initAll() {</text:p>
      <text:p text:style-name="Preformatted_20_Text"><text:s text:c="4"/>}</text:p>
      <text:p text:style-name="Preformatted_20_Text"/>
      <text:p text:style-name="Preformatted_20_Text"><text:s text:c="4"/>@BeforeEach</text:p>
      <text:p text:style-name="Preformatted_20_Text"><text:s text:c="4"/>void init() {</text:p>
      <text:p text:style-name="Preformatted_20_Text"><text:s text:c="4"/>}</text:p>
      <text:p text:style-name="Preformatted_20_Text"/>
      <text:p text:style-name="Preformatted_20_Text"><text:s text:c="4"/>@Test</text:p>
      <text:p text:style-name="Preformatted_20_Text"><text:s text:c="4"/>void regular_testi_method() {</text:p>
      <text:p text:style-name="Preformatted_20_Text"><text:s text:c="8"/>// ...</text:p>
      <text:p text:style-name="Preformatted_20_Text"><text:s text:c="4"/>}</text:p>
      <text:p text:style-name="Preformatted_20_Text"/>
      <text:p text:style-name="Preformatted_20_Text"><text:s text:c="4"/>@Test</text:p>
      <text:p text:style-name="Preformatted_20_Text"><text:s text:c="4"/>@DisplayName("Verdadero o falso?")</text:p>
      <text:p text:style-name="Preformatted_20_Text"><text:s text:c="4"/>void regular_testi_method() {</text:p>
      <text:p text:style-name="Preformatted_20_Text"><text:s text:c="8"/>// ...</text:p>
      <text:p text:style-name="Preformatted_20_Text"><text:s text:c="4"/>}</text:p>
      <text:p text:style-name="Preformatted_20_Text"/>
      <text:p text:style-name="Preformatted_20_Text"><text:s text:c="4"/>@Test</text:p>
      <text:p text:style-name="Preformatted_20_Text"><text:s text:c="4"/>void failingTest() {</text:p>
      <text:p text:style-name="Preformatted_20_Text"><text:s text:c="8"/>fail("a failing test");</text:p>
      <text:p text:style-name="Preformatted_20_Text"><text:s text:c="4"/>}</text:p>
      <text:p text:style-name="Preformatted_20_Text"/>
      <text:p text:style-name="Preformatted_20_Text"><text:soft-page-break/><text:s text:c="4"/>@Test</text:p>
      <text:p text:style-name="Preformatted_20_Text"><text:s text:c="4"/>@Disabled("este tests no se ejecuta")</text:p>
      <text:p text:style-name="Preformatted_20_Text"><text:s text:c="4"/>void skippedTest() {</text:p>
      <text:p text:style-name="Preformatted_20_Text"><text:s text:c="8"/>// not executed</text:p>
      <text:p text:style-name="Preformatted_20_Text"><text:s text:c="4"/>}</text:p>
      <text:p text:style-name="Preformatted_20_Text"/>
      <text:p text:style-name="Preformatted_20_Text"><text:s text:c="4"/>@AfterEach</text:p>
      <text:p text:style-name="Preformatted_20_Text"><text:s text:c="4"/>void tearDown() {</text:p>
      <text:p text:style-name="Preformatted_20_Text"><text:s text:c="4"/>}</text:p>
      <text:p text:style-name="Preformatted_20_Text"/>
      <text:p text:style-name="Preformatted_20_Text"><text:s text:c="4"/>@AfterAll</text:p>
      <text:p text:style-name="Preformatted_20_Text"><text:s text:c="4"/>static void tearDownAll() {</text:p>
      <text:p text:style-name="Preformatted_20_Text"><text:s text:c="4"/>}</text:p>
      <text:p text:style-name="P1">}</text:p>
      <text:p text:style-name="Text_20_body">Las condiciones de aceptación del test se implementa con las <text:a xlink:type="simple" xlink:href="https://junit.org/junit5/docs/current/api/org/junit/jupiter/api/Assertions.html" text:style-name="Internet_20_link" text:visited-style-name="Visited_20_Internet_20_Link">aserciones</text:a>. Las más comunes son los siguientes:</text:p>
      <text:list xml:id="list3993300991" text:style-name="L23">
        <text:list-item>
          <text:p text:style-name="P50"><text:span text:style-name="Strong_20_Emphasis">assertTrue/assertFalse (condición a testear)</text:span>: Comprueba que la condición es cierta o falsa. </text:p>
        </text:list-item>
        <text:list-item>
          <text:p text:style-name="P50"><text:span text:style-name="Strong_20_Emphasis">assertEquals/assertNotEquals (valor esperado, valor obtenido)</text:span>: Es importante el orden de los valores esperado y obtenido. </text:p>
        </text:list-item>
        <text:list-item>
          <text:p text:style-name="P50"><text:span text:style-name="Strong_20_Emphasis">assertNull/assertNotNull (object)</text:span>: Comprueba que el objeto obtenido es nulo o no. </text:p>
        </text:list-item>
        <text:list-item>
          <text:p text:style-name="P50"><text:span text:style-name="Strong_20_Emphasis">assertSame/assertNotSame(object1, object2)</text:span>: Comprueba si dos objetos son iguales o no. </text:p>
        </text:list-item>
        <text:list-item>
          <text:p text:style-name="P29"><text:span text:style-name="Strong_20_Emphasis">fail()</text:span>: Fuerza que el test termine con fallo. Se puede indicar un mensaje. </text:p>
        </text:list-item>
      </text:list>
      <text:p text:style-name="Preformatted_20_Text">class AssertionsTest {</text:p>
      <text:p text:style-name="Preformatted_20_Text"/>
      <text:p text:style-name="Preformatted_20_Text"><text:s text:c="4"/>@Test</text:p>
      <text:p text:style-name="Preformatted_20_Text"><text:s text:c="4"/>void standardAssertions() {</text:p>
      <text:p text:style-name="Preformatted_20_Text"><text:s text:c="8"/>assertEquals(2, 2);</text:p>
      <text:p text:style-name="Preformatted_20_Text"><text:s text:c="8"/>assertEquals(4, 4, "Ahora el mensaje opcional de la aserción es el último parámetro.");</text:p>
      <text:p text:style-name="Preformatted_20_Text"><text:s text:c="8"/>assertTrue(2 == 2, () -&gt; "Al usar una lambda para indicar el mensaje, "</text:p>
      <text:p text:style-name="Preformatted_20_Text"><text:s text:c="16"/>+ "esta se evalúa cuando se va a mostrar (no cuando se ejecuta el assert), "</text:p>
      <text:p text:style-name="Preformatted_20_Text"><text:s text:c="16"/>+ "de esta manera se evita el tiempo de construir mensajes complejos innecesariamente.");</text:p>
      <text:p text:style-name="Preformatted_20_Text"><text:s text:c="4"/>}</text:p>
      <text:p text:style-name="Preformatted_20_Text"/>
      <text:p text:style-name="Preformatted_20_Text"><text:s text:c="4"/>@Test</text:p>
      <text:p text:style-name="Preformatted_20_Text"><text:s text:c="4"/>void groupedAssertions() {</text:p>
      <text:p text:style-name="Preformatted_20_Text"><text:s text:c="8"/>// En un grupo de aserciones se ejecutan todas ellas</text:p>
      <text:p text:style-name="Preformatted_20_Text"><text:s text:c="8"/>// y ser reportan todas los fallos juntos</text:p>
      <text:p text:style-name="Preformatted_20_Text"><text:s text:c="8"/>assertAll("user",</text:p>
      <text:p text:style-name="Preformatted_20_Text"><text:s text:c="12"/>() -&gt; assertEquals("Francisco", user.getFirstName()),</text:p>
      <text:p text:style-name="Preformatted_20_Text"><text:s text:c="12"/>() -&gt; assertEquals("Pérez", user.getLastName())</text:p>
      <text:p text:style-name="Preformatted_20_Text"><text:s text:c="8"/>);</text:p>
      <text:p text:style-name="Preformatted_20_Text"><text:s text:c="4"/>}</text:p>
      <text:p text:style-name="Preformatted_20_Text"/>
      <text:p text:style-name="Preformatted_20_Text"><text:s text:c="4"/>@Test</text:p>
      <text:p text:style-name="Preformatted_20_Text"><text:s text:c="4"/>void exceptionTesting() {</text:p>
      <text:p text:style-name="Preformatted_20_Text"><text:s text:c="8"/>Throwable exception = expectThrows(IllegalArgumentException.class, () -&gt; {</text:p>
      <text:p text:style-name="Preformatted_20_Text"><text:s text:c="12"/>throw new IllegalArgumentException("a message");</text:p>
      <text:p text:style-name="Preformatted_20_Text"><text:s text:c="8"/>});</text:p>
      <text:p text:style-name="Preformatted_20_Text"><text:s text:c="8"/>assertEquals("a message", exception.getMessage());</text:p>
      <text:p text:style-name="Preformatted_20_Text"><text:s text:c="4"/>}</text:p>
      <text:p text:style-name="P1">}</text:p>
      <text:h text:style-name="Heading_20_2" text:outline-level="2"><text:bookmark text:name="user-content-módulos"/><text:soft-page-break/>Módulos</text:h>
      <text:p text:style-name="Text_20_body">Con la aparición de JDK 9 se incorporó a Java la característica de los <text:span text:style-name="Strong_20_Emphasis">módulos</text:span>. Un módulo es una agrupación de paquetes y recursos a los que se puede hacer referencia conjuntamente a través del nombre del módulo.</text:p>
      <text:p text:style-name="Text_20_body">La declaración de un módulo son instrucciones en un archivo fuente de Java llamado <text:span text:style-name="Emphasis">'module-info.java'</text:span>. Luego <text:span text:style-name="Source_20_Text">javac</text:span> compila ese archivo en un archivo de clase que se conoce como <text:span text:style-name="Strong_20_Emphasis">descriptor de módulo</text:span>. Un descriptor de módulo empieza por la palabra clave <text:span text:style-name="Source_20_Text">module</text:span> y tiene la sintaxis:</text:p>
      <text:p text:style-name="Preformatted_20_Text">module nombreMódulo {</text:p>
      <text:p text:style-name="Preformatted_20_Text"><text:s text:c="4"/>// definición de módulo</text:p>
      <text:p text:style-name="P1">}</text:p>
      <text:p text:style-name="Text_20_body">Para especificar la dependencia de un módulo se utiliza la sintaxis <text:span text:style-name="Source_20_Text">requires NombreMódulo</text:span>.</text:p>
      <text:p text:style-name="Text_20_body">Para exportar un módulo y permitir su uso en otros módulos se utiliza la sintaxis <text:span text:style-name="Source_20_Text">exports NombrePaquete</text:span>. Cuando un módulo exporta un paquete, hace que todos los tipos públicos y protegidos del paquete sean accesibles para otros módulos. Además, los miembros <text:span text:style-name="Source_20_Text">public</text:span> y <text:span text:style-name="Source_20_Text">protected</text:span> de esos tipos también son accesibles. Cualquier paquete no exportado es sólo para uso interno de su módulo. Por tanto, la visibilidad <text:span text:style-name="Source_20_Text">public</text:span> que es la menos restrictiva es únicamente visible dentro de su propio módulo hasta que no se <text:span text:style-name="Emphasis">'exporte'</text:span>, lo que hace que sea visible para otros módulos.</text:p>
      <text:p text:style-name="Text_20_body">Tanto <text:span text:style-name="Source_20_Text">requires</text:span> como <text:span text:style-name="Source_20_Text">exports</text:span> deben estar solo dentro de una declaración de módulo.</text:p>
      <text:h text:style-name="Heading_20_3" text:outline-level="3"><text:bookmark text:name="user-content-módulos-de-la-plataforma"/>Módulos de la plataforma</text:h>
      <text:p text:style-name="Text_20_body">A partir de JDK 9 los paquetes de la API de Java se han incorporado a módulos, permitiendo implementar aplicaciones con únicamente los paquetes necesarios de la JRE, reduciendo considerablemente el tamaño de las aplicaciones.</text:p>
      <text:p text:style-name="Text_20_body">De los módulos de la plataforma, el más importante es <text:span text:style-name="Source_20_Text">java.base</text:span>. Este módulo incluye y exporta paquetes esenciales de Java como <text:span text:style-name="Source_20_Text">java.lang</text:span>, <text:span text:style-name="Source_20_Text">java.io</text:span> o <text:span text:style-name="Source_20_Text">java.util</text:span> entre otros. Dada su importancia está disponible automáticamente para todos los progamas sin necesidad de usar la instrucción <text:span text:style-name="Source_20_Text">import</text:span> y todos los módulos lo requieren automáticamente y por tanto tampoco es necesario usar la instrucción <text:span text:style-name="Source_20_Text">requires</text:span>.</text:p>
      <text:h text:style-name="Heading_20_3" text:outline-level="3"><text:bookmark text:name="user-content-módulos-y-código-legado"/>Módulos y código legado</text:h>
      <text:p text:style-name="Text_20_body">Para permitir la compatibilidad con código anterior a JDK 9, Java introduce dos características para permitir dicha compatibilidad.</text:p>
      <text:p text:style-name="Text_20_body">Cuando se usa código legado que no forma parte de un módulo nombrado, pasa automáticamente a formar parte del <text:span text:style-name="Strong_20_Emphasis">"módulo sin nombre"</text:span>. Este módulo tiene dos atributos importantes. En primer lugar, todos los paquetes que contiene se exportan de forma automática. En segundo lugar, este módulo puede acceder a todos los demás. Por tanto, cuando un programa no usa módulos, todos los módulos de la API de la plataforma Java se vuelven accesibles automáticamente a través del <text:span text:style-name="Strong_20_Emphasis">"módulo sin nombre"</text:span>.</text:p>
      <text:p text:style-name="Text_20_body"><text:soft-page-break/>Otra característica que permite la compatibilidad con código legado es el uso automático de la ruta de clase en vez de la ruta de módulo.</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9T11:27:24.330000000</meta:creation-date>
    <dc:date>2022-08-29T12:35:06.965000000</dc:date>
    <meta:editing-duration>PT3M10S</meta:editing-duration>
    <meta:editing-cycles>2</meta:editing-cycles>
    <meta:generator>LibreOffice/7.1.8.1$Windows_X86_64 LibreOffice_project/e1f30c802c3269a1d052614453f260e49458c82c</meta:generator>
    <meta:document-statistic meta:table-count="3" meta:image-count="0" meta:object-count="0" meta:page-count="48" meta:paragraph-count="1564" meta:word-count="15206" meta:character-count="97529" meta:non-whitespace-character-count="79646"/>
  </office:meta>
</office:document-meta>
</file>